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7.37cm"/>
    </style:style>
    <style:style style:name="co6" style:family="table-column">
      <style:table-column-properties fo:break-before="auto" style:column-width="1.102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kill1</text:p>
          </table:table-cell>
          <table:table-cell office:value-type="string" calcext:value-type="string">
            <text:p>skill2</text:p>
          </table:table-cell>
          <table:table-cell office:value-type="string" calcext:value-type="string">
            <text:p>skill3</text:p>
          </table:table-cell>
          <table:table-cell office:value-type="string" calcext:value-type="string">
            <text:p>skill4</text:p>
          </table:table-cell>
          <table:table-cell office:value-type="string" calcext:value-type="string">
            <text:p>skill5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Random c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arcu@outlook.or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/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ely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urna.suscipit@google.edu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amet.nulla@protonmail.org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pretium.neque@hotmail.couk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amet.ante.vivamus@aol.net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enim.condimentum@yahoo.net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magna.a@outlook.net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ail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nulla.facilisis.suspendisse@google.org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quisque.tincidunt@outlook.ca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lric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non.sollicitudin@yahoo.ca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urna.suscipit.nonummy@outlook.org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ornare.facilisis@outlook.net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nunc@icloud.com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aliquam.iaculis@protonmail.edu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Dodson</text:p>
          </table:table-cell>
          <table:table-cell office:value-type="string" calcext:value-type="string">
            <text:p>lacus.quisque.imperdiet@hotmail.com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quam@protonmail.couk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magna.suspendisse.tristique@outlook.edu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dy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lacus.pede.sagittis@hotmail.com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lorem.lorem@outlook.edu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medios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enim@protonmail.ne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montes.nascetur@icloud.ca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elit.sed@yahoo.couk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eget.ipsum@aol.edu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Farley</text:p>
          </table:table-cell>
          <table:table-cell office:value-type="string" calcext:value-type="string">
            <text:p>nunc.risus@icloud.org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t@yahoo.com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ui.fusce.diam@hotmail.couk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enim.nisl.elementum@yahoo.edu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est.vitae@yahoo.edu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it.amet@yahoo.ca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sed.leo.cras@aol.com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Clemons</text:p>
          </table:table-cell>
          <table:table-cell office:value-type="string" calcext:value-type="string">
            <text:p>odio@protonmail.edu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Maynard</text:p>
          </table:table-cell>
          <table:table-cell office:value-type="string" calcext:value-type="string">
            <text:p>vitae.aliquet.nec@protonmail.com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luctus@aol.com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ultrices@hotmail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ede.praesent.eu@icloud.com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dipiscing.non.luctus@yahoo.edu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vel@icloud.edu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yla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duis.a.mi@yahoo.net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idiculus.mus@protonmail.couk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erat.vitae@outlook.ca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l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blandit.at.nisi@outlook.net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leo.in@hotmail.org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dignissim.maecenas@yahoo.ca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quelyn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et.ultrices@icloud.com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laoreet.lectus@outlook.couk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rutrum@aol.org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elie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vel.vulputate@protonmail.couk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dolor.egestas@icloud.edu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incidunt.neque@outlook.net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sollicitudin.adipiscing.ligula@protonmail.com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bibendum@outlook.org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sit@outlook.net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unc.est.mollis@yahoo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dkins</text:p>
          </table:table-cell>
          <table:table-cell office:value-type="string" calcext:value-type="string">
            <text:p>purus@yahoo.couk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Rodriquez</text:p>
          </table:table-cell>
          <table:table-cell office:value-type="string" calcext:value-type="string">
            <text:p>auctor@aol.couk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congue.in@icloud.net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risus.morbi@icloud.com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congue.in@yahoo.net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lectus.convallis@aol.edu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adipiscing.elit@icloud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mi.fringilla.mi@google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placerat.eget@yahoo.org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massa.lobortis.ultrices@aol.couk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nim.condimentum@google.org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pede@outlook.ca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in.hendrerit@outlook.org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nascetur.ridiculus@yahoo.ca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non.lorem@icloud.com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gravida.non@aol.net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lacus@hotmail.org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rhoncus.donec@yahoo.org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vulputate.nisi@icloud.edu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at@icloud.net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ut@yahoo.org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t.sagittis@outlook.net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vel@outlook.edu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semper@aol.edu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agna.nam@outlook.com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maecenas.libero@google.com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cey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curabitur@hotmail.couk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la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eu.nibh@hotmail.net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ultrices.posuere.cubilia@icloud.com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vye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consectetuer@protonmail.couk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penatibus@outlook.com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eu.placerat@outlook.ca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penatibus.et@protonmail.couk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sed.congue@hotmail.net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tristique.pellentesque.tellus@hotmail.net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malesuada.malesuada@yahoo.org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ynter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id.sapien.cras@outlook.couk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amet.orci@outlook.com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lectus.convallis.est@yahoo.ca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libero@aol.ca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rcu@google.org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tempus@hotmail.ca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t@outlook.ca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ipsum@icloud.couk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eu@yahoo.ca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aecenas.iaculis@google.edu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sodales.mauris@hotmail.couk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eter</text:p>
          </table:table-cell>
          <table:table-cell office:value-type="string" calcext:value-type="string">
            <text:p>Trevino</text:p>
          </table:table-cell>
          <table:table-cell office:value-type="string" calcext:value-type="string">
            <text:p>eu@outlook.com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ultrices.a.auctor@outlook.ca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sed.pharetra@yahoo.edu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Byrd</text:p>
          </table:table-cell>
          <table:table-cell office:value-type="string" calcext:value-type="string">
            <text:p>bibendum@google.ca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Pickett</text:p>
          </table:table-cell>
          <table:table-cell office:value-type="string" calcext:value-type="string">
            <text:p>mauris@aol.org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est.mauris.eu@outlook.com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i.pede.nonummy@icloud.couk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augue.eu@protonmail.org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sagittis.augue@hotmail.couk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Greer</text:p>
          </table:table-cell>
          <table:table-cell office:value-type="string" calcext:value-type="string">
            <text:p>ullamcorper.eu@google.org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dictum@icloud.ca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arcu.vestibulum@icloud.org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adipiscing.lacus@google.couk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sagittis.placerat@hotmail.edu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eu@hotmail.com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vitae.posuere@icloud.ca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ipsum.dolor@icloud.net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faucibus.orci@aol.net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quisque@hotmail.couk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odio.aliquam@yahoo.ca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lacinia@icloud.net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hendrerit.id.ante@aol.edu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donec.feugiat@protonmail.edu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cras.eu.tellus@yahoo.net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istai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eget@icloud.com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duis.elementum@protonmail.edu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uctus.felis@icloud.org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quisque.ac@protonmail.edu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tellus.lorem@yahoo.ca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facilisis@outlook.ca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uspendisse@icloud.net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ut.sagittis@aol.org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ursus.luctus.ipsum@google.com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convallis.convallis.dolor@icloud.ca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sagittis.nullam.vitae@yahoo.edu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enim.etiam@hotmail.org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libero.nec.ligula@icloud.com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nunc.sollicitudin@protonmail.net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hendrerit@hotmail.net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shad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velit@outlook.net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nostra.per.inceptos@icloud.couk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Byers</text:p>
          </table:table-cell>
          <table:table-cell office:value-type="string" calcext:value-type="string">
            <text:p>lacinia.at@outlook.couk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tae.sodales@hotmail.org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eson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lectus.cum.sociis@protonmail.couk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sit.amet@google.com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sagittis.placerat@aol.ca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Kaufman</text:p>
          </table:table-cell>
          <table:table-cell office:value-type="string" calcext:value-type="string">
            <text:p>cursus.vestibulum@outlook.net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varius@aol.com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phasellus.vitae.mauris@aol.couk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non.cursus.non@google.couk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donec.nibh@icloud.ca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tempus.mauris@google.org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lana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eu.enim@icloud.org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in.tempus@aol.couk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ctus@hotmail.ca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nec@outlook.org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vestibulum.nec.euismod@outlook.com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quam.pellentesque@protonmail.org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joli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iam@yahoo.couk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a.nunc@icloud.couk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iam@hotmail.ca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sagittis.augue.eu@aol.edu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ut.nisi@hotmail.couk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gnaci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ipsum.dolor.sit@yahoo.com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non.enim.commodo@outlook.couk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vitae.risus@google.ca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ligula.nullam.feugiat@icloud.ca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massa.rutrum@icloud.net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fringilla.ornare.placerat@outlook.couk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litora.torquent@aol.ca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lacinia.at.iaculis@google.com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dui@yahoo.org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eros.nam.consequat@protonmail.org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rleigh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cras.convallis@google.net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rutrum.urna@aol.couk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ary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vulputate@protonmail.edu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ece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enim.condimentum@icloud.com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estibulum.nec@aol.org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mauris.sagittis.placerat@icloud.org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quisque.ac@hotmail.net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ut.molestie@icloud.ca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Spears</text:p>
          </table:table-cell>
          <table:table-cell office:value-type="string" calcext:value-type="string">
            <text:p>arcu.aliquam@aol.ca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ut.ipsum@aol.couk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rci.in.consequat@icloud.com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lric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nec.luctus.felis@icloud.ca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laoreet.ipsum.curabitur@protonmail.org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natoque.penatibus.et@aol.ca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amet@outlook.net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amet.ultricies@hotmail.couk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rsus.a@aol.ca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pede.ac@hotmail.net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jolie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integer.id@google.edu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proin@aol.edu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vinia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lobortis.augue@google.org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nisha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porta.elit@icloud.couk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pharetra@aol.org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mattis.cras.eget@protonmail.net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arleigh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tincidunt.congue@yahoo.org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luctus.curabitur@hotmail.edu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vitae.diam@icloud.com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nec.euismod@protonmail.couk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ann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aesent.eu.nulla@hotmail.org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aliquam.rutrum@protonmail.edu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Jacobson</text:p>
          </table:table-cell>
          <table:table-cell office:value-type="string" calcext:value-type="string">
            <text:p>elementum.lorem@yahoo.ca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ning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ornare.lectus.ante@protonmail.com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dis@hotmail.ca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magna.nam@icloud.com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ynne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magnis.dis.parturient@protonmail.net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urna.convallis.erat@hotmail.couk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duis.a@outlook.com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sem.vitae@protonmail.couk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rde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arcu@hotmail.couk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.purus@yahoo.com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i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ornare.in@protonmail.net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orci.quis@aol.ca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u.morbi@yahoo.org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acus.vestibulum@outlook.org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pede.cras.vulputate@hotmail.net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mi.lacinia@outlook.org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id.risus@aol.ca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Dyer</text:p>
          </table:table-cell>
          <table:table-cell office:value-type="string" calcext:value-type="string">
            <text:p>non.quam.pellentesque@hotmail.ca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aenean@icloud.edu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suspendisse@yahoo.net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vel.vulputate@google.couk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litora.torquent@outlook.edu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sed.dolor.fusce@google.couk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nunc.risus@outlook.edu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ya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feugiat.tellus.lorem@google.net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iscoll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congue.a@outlook.edu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aliquet.phasellus@yahoo.edu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est.congue.a@google.com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a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velit.sed@google.couk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iana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pharetra.sed.hendrerit@hotmail.net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mpor.diam@google.com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faucibus@yahoo.edu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erat.sed@yahoo.com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lectus.ante.dictum@protonmail.couk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gestas.aliquam.fringilla@hotmail.ca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dolor@aol.net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aliquam.adipiscing@icloud.com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empor@yahoo.couk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Hardin</text:p>
          </table:table-cell>
          <table:table-cell office:value-type="string" calcext:value-type="string">
            <text:p>justo.praesent.luctus@icloud.net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rhoncus@google.com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ultrices@outlook.ca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malesuada.fames.ac@yahoo.edu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ynn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fames.ac.turpis@aol.couk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urabitur.consequat@google.org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irae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urna.justo@google.ca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lit.pede@aol.ca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lene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ultricies.dignissim@aol.org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lla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nunc.quis@google.ca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on@protonmail.edu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dis.parturient@yahoo.ca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bibendum.sed@yahoo.couk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dictum@protonmail.couk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suspendisse.eleifend@hotmail.org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consectetuer.adipiscing@hotmail.couk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a.nunc.in@yahoo.com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a.aliquet@protonmail.couk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dolor@protonmail.com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vestibulum.accumsan@outlook.ca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phr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libero.morbi@hotmail.ca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sed@aol.net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mi.ac@google.couk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vitae.dolor@google.edu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blandit.congue.in@icloud.net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iaculis.odio@aol.org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pede.cum@protonmail.couk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dui.cras@yahoo.edu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egestas.ligula@yahoo.org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vel@yahoo.com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Sweeney</text:p>
          </table:table-cell>
          <table:table-cell office:value-type="string" calcext:value-type="string">
            <text:p>nec.tellus.nunc@outlook.net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libero.at.auctor@hotmail.couk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Chapman</text:p>
          </table:table-cell>
          <table:table-cell office:value-type="string" calcext:value-type="string">
            <text:p>ultrices.mauris@aol.net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et.magnis@aol.ca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suspendisse.aliquet.sem@google.ca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vel@google.net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ut@protonmail.ca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dapibus.quam@yahoo.edu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ara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enim.non@hotmail.net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curabitur.sed.tortor@icloud.couk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nulla.facilisi@google.org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elit.elit@protonmail.edu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quis.arcu.vel@google.com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non.sapien@outlook.com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nix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condimentum@yahoo.com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eu.lacus@icloud.net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ante@google.net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mus.donec@yahoo.org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mauris.integer.sem@hotmail.edu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hely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risus@outlook.org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dui.lectus@icloud.edu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class@google.edu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dictum@protonmail.net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at.velit@icloud.org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rnare.sagittis@google.ca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lesuada.malesuada.integer@protonmail.couk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cKensie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quam.pellentesque@icloud.couk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Glover</text:p>
          </table:table-cell>
          <table:table-cell office:value-type="string" calcext:value-type="string">
            <text:p>nulla.interdum.curabitur@icloud.net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Harrell</text:p>
          </table:table-cell>
          <table:table-cell office:value-type="string" calcext:value-type="string">
            <text:p>donec.nibh@hotmail.couk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gna.sed.dui@icloud.com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dictum.sapien@google.edu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in.hendrerit@outlook.edu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adipiscing.enim@yahoo.org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tempus.non.lacinia@aol.couk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aliquam.erat@outlook.com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sed.dictum@hotmail.edu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to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consectetuer.mauris@google.edu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libero.morbi@protonmail.ca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sed.orci@yahoo.ca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faucibus.lectus@google.couk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est@hotmail.edu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sed@outlook.org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ridiculus.mus@yahoo.couk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gravida.nunc@outlook.ca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non.dapibus@yahoo.com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dis@aol.edu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anna</text:p>
          </table:table-cell>
          <table:table-cell office:value-type="string" calcext:value-type="string">
            <text:p>Puckett</text:p>
          </table:table-cell>
          <table:table-cell office:value-type="string" calcext:value-type="string">
            <text:p>dis.parturient@icloud.net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sodales@hotmail.org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met@google.edu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ma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ante.iaculis@hotmail.com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ut.tincidunt.orci@google.ca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psum.porta@hotmail.net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enim@aol.couk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lobortis.quam@aol.couk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hasellus@outlook.couk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aenean.euismod@protonmail.com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mauris.sapien@yahoo.net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curabitur.massa@protonmail.net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met.ornare@icloud.net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ed.malesuada@hotmail.edu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curae.phasellus@protonmail.ca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vien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pharetra.ut@protonmail.org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phasellus.dapibus.quam@aol.net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landit.congue@protonmail.com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lani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sit.amet@google.ca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enim.mi@hotmail.net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Dominguez</text:p>
          </table:table-cell>
          <table:table-cell office:value-type="string" calcext:value-type="string">
            <text:p>non.sapien@outlook.ca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posuere@aol.edu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semper@outlook.net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velit.cras.lorem@aol.couk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quis.diam@aol.couk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auctor@protonmail.net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cras.dictum.ultricies@yahoo.com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morbi.neque.tellus@yahoo.ca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luctus@protonmail.net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et.magnis@aol.couk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semper.auctor.mauris@outlook.org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pellentesque.tellus@aol.com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tempus.lorem.fringilla@yahoo.ca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nisi@yahoo.ca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volutpat@yahoo.com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eget.metus.in@hotmail.couk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ria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aliquet.magna@icloud.org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enim@protonmail.org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et.commodo.at@aol.couk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yss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ut@yahoo.net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agnis.dis@outlook.net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quis@yahoo.ca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pellentesque@icloud.org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proin.dolor@outlook.org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cot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a.sollicitudin@hotmail.ca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nullam.lobortis.quam@google.couk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g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i@yahoo.couk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in.molestie@hotmail.com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orci.luctus@protonmail.ca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feugiat.sed@outlook.edu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sollicitudin.adipiscing@yahoo.net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tortor.nunc@yahoo.ca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nunc.nulla@icloud.edu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dui.fusce@protonmail.org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vestibulum.ante@yahoo.com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mauris.sapien.cursus@google.edu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t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molestie@google.org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sem.semper@aol.edu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ut@aol.ca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ut.semper@google.couk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mi.tempor@icloud.com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sem.magna.nec@hotmail.org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nunc@google.edu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maecenas@hotmail.net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ibendum@icloud.org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mus.aenean@yahoo.ca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cum@outlook.couk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Goff</text:p>
          </table:table-cell>
          <table:table-cell office:value-type="string" calcext:value-type="string">
            <text:p>ut.mi.duis@google.ca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ut@icloud.couk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molestie.tortor@google.org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ed.diam.lorem@hotmail.ca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nec@protonmail.ca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egan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a.purus@protonmail.net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massa.vestibulum@aol.org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reina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augue.id@aol.com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non.arcu.vivamus@protonmail.com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nibh.sit@protonmail.couk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nunc.mauris.morbi@aol.org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amet.risus.donec@aol.ca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varius@hotmail.org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fringilla.purus.mauris@outlook.com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vestibulum.lorem@google.org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vel.vulputate@google.net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lorem.eu.metus@icloud.edu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aliquet.molestie@outlook.net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.scelerisque.sed@icloud.couk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ltrices.iaculis.odio@outlook.net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it.amet@hotmail.com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iss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vitae.aliquam.eros@google.edu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ultrices.a.auctor@hotmail.edu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integer.vulputate@aol.net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ote</text:p>
          </table:table-cell>
          <table:table-cell office:value-type="string" calcext:value-type="string">
            <text:p>urna.justo@protonmail.ca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ornare.lectus@outlook.net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aliquet.phasellus@protonmail.com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amet.massa@icloud.couk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ncellor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per.inceptos.hymenaeos@aol.edu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igula.tortor@yahoo.couk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ut.molestie.in@google.com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Kinney</text:p>
          </table:table-cell>
          <table:table-cell office:value-type="string" calcext:value-type="string">
            <text:p>libero.nec.ligula@aol.edu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dma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eque.nullam@outlook.org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erat.volutpat@aol.net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lorem.tristique.aliquet@google.couk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lorem.auctor.quis@yahoo.ca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sodales.at@google.ca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yda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convallis@hotmail.com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cey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aliquam.vulputate@hotmail.couk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dignissim.lacus.aliquam@protonmail.com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dman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pellentesque@yahoo.net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ui.augue@outlook.net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eros.non@aol.net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i.ac@outlook.org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adipiscing.elit@google.ca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apien@outlook.ca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nulla.aliquet.proin@hotmail.edu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norato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aliquam.nisl.nulla@google.edu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et.tristique.pellentesque@hotmail.net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ut@icloud.com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iaculis@aol.ca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mauris.nulla@outlook.com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consequat@hotmail.com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dyard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agnis@hotmail.edu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id.sapien@google.org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yn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sapien.nunc@google.net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faucibus.orci@yahoo.couk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assa.lobortis@yahoo.com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dui.cum@outlook.net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ligula@yahoo.ca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etiam.laoreet.libero@yahoo.net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donec.consectetuer.mauris@aol.net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etiam@google.couk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freda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adipiscing.elit.etiam@icloud.org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addox</text:p>
          </table:table-cell>
          <table:table-cell office:value-type="string" calcext:value-type="string">
            <text:p>maecenas.ornare@google.org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ut.semper@protonmail.org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dictum.augue@google.org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vel.arcu@google.couk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met@protonmail.net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semper.rutrum@protonmail.ca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lectus.rutrum@yahoo.ca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ac@yahoo.com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Holcomb</text:p>
          </table:table-cell>
          <table:table-cell office:value-type="string" calcext:value-type="string">
            <text:p>pellentesque@hotmail.org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integer.id.magna@aol.com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ejia</text:p>
          </table:table-cell>
          <table:table-cell office:value-type="string" calcext:value-type="string">
            <text:p>eu.augue.porttitor@icloud.edu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vitae.semper@outlook.org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aliquam.eros@hotmail.couk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ed@icloud.edu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Potts</text:p>
          </table:table-cell>
          <table:table-cell office:value-type="string" calcext:value-type="string">
            <text:p>donec.feugiat@google.com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urae.donec@protonmail.com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ymenaeos.mauris@google.couk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phasellus.ornare.fusce@aol.net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mauris.magna@icloud.net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Mcgowan</text:p>
          </table:table-cell>
          <table:table-cell office:value-type="string" calcext:value-type="string">
            <text:p>malesuada.vel@icloud.com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ymenaeos@icloud.couk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dipiscing.non@yahoo.couk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avier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c.mattis.velit@hotmail.net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blandit.congue@outlook.net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scipit@outlook.org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pede.cum@yahoo.couk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in.consequat@aol.edu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dara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pharetra.nam.ac@aol.ca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O'brien</text:p>
          </table:table-cell>
          <table:table-cell office:value-type="string" calcext:value-type="string">
            <text:p>nam.ac@google.edu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dui.lectus@icloud.org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sid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ultricies.ornare@outlook.ca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curabitur.massa@google.edu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non.dapibus.rutrum@aol.com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Massey</text:p>
          </table:table-cell>
          <table:table-cell office:value-type="string" calcext:value-type="string">
            <text:p>mauris.nulla@hotmail.net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enatibus@protonmail.com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odales.purus.in@aol.org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roko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atoque.penatibus.et@google.com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Mcclain</text:p>
          </table:table-cell>
          <table:table-cell office:value-type="string" calcext:value-type="string">
            <text:p>massa.mauris@icloud.edu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in.dolor@yahoo.ca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eran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ecenas@protonmail.com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nulla@aol.net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ssim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mauris.eu@icloud.edu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at.velit@yahoo.ca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nunc.in@yahoo.org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integer.sem@protonmail.net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ara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elit.pretium@aol.edu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Velasquez</text:p>
          </table:table-cell>
          <table:table-cell office:value-type="string" calcext:value-type="string">
            <text:p>vitae.sodales.at@hotmail.edu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eros.nec@yahoo.org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quis.pede@icloud.net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blandit.enim.consequat@hotmail.org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it.amet.massa@icloud.net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im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mauris.blandit@hotmail.couk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nec@icloud.org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vulputate@icloud.org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a.dui.cras@icloud.ca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lectus@outlook.org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ythe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a.arcu@protonmail.ca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et.malesuada@outlook.edu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est@yahoo.ca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euismod.in@aol.com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interdum.nunc@aol.ca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kyler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sed.leo@aol.org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est.ac@hotmail.org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amet.massa.quisque@icloud.org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euismod.urna@protonmail.net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deline</text:p>
          </table:table-cell>
          <table:table-cell office:value-type="string" calcext:value-type="string">
            <text:p>Gentry</text:p>
          </table:table-cell>
          <table:table-cell office:value-type="string" calcext:value-type="string">
            <text:p>ut@hotmail.couk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mpor.diam@aol.edu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arcu.vestibulum@google.edu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lacruz</text:p>
          </table:table-cell>
          <table:table-cell office:value-type="string" calcext:value-type="string">
            <text:p>sed.est@outlook.net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ridiculus@hotmail.org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ynne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ostra.per.inceptos@protonmail.edu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ona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velit.pellentesque@google.net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arcu@protonmail.ca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fringilla@protonmail.edu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libero.proin@icloud.couk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enean.eget.magna@hotmail.net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nullam.velit@protonmail.com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orci.quis.lectus@icloud.org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eu@yahoo.edu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dignissim.lacus@yahoo.couk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acus.mauris.non@outlook.org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ipsum.suspendisse@hotmail.org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lacus.etiam.bibendum@protonmail.ca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egestas@yahoo.com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eu.dui@aol.ca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gestas.lacinia@google.com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yar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dolor.dapibus@protonmail.ca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c.turpis@protonmail.org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vulputate.posuere.vulputate@google.edu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mus.proin@aol.net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duis.mi.enim@hotmail.couk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auctor.nunc@yahoo.edu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a.scelerisque.sed@icloud.org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ida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fringilla.ornare@google.couk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donec.elementum@protonmail.ca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elle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amet.dapibus@aol.ca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ictum.ultricies.ligula@outlook.edu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adipiscing.lacus.ut@icloud.ca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aenean.eget.magna@outlook.net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sodales.at@google.couk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ter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neque@protonmail.com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eleifend.nec.malesuada@icloud.ca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ggy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volutpat.nunc@outlook.net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accumsan.convallis.ante@outlook.com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Mcmahon</text:p>
          </table:table-cell>
          <table:table-cell office:value-type="string" calcext:value-type="string">
            <text:p>quisque.tincidunt@google.com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caulay</text:p>
          </table:table-cell>
          <table:table-cell office:value-type="string" calcext:value-type="string">
            <text:p>Witt</text:p>
          </table:table-cell>
          <table:table-cell office:value-type="string" calcext:value-type="string">
            <text:p>rhoncus.proin@protonmail.edu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adipiscing.lacus@outlook.edu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unc.mauris@hotmail.com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magna.nec@aol.com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ut.erat@protonmail.couk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urna.nec@outlook.com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eget@google.couk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dignissim.magna@hotmail.net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sit.amet@protonmail.net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ligula.aenean.euismod@protonmail.net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ltrices.posuere.cubilia@yahoo.org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donec.tempus@hotmail.edu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ynn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ulla.magna@google.edu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u.nulla@protonmail.com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eque.non@protonmail.com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mper.cursus.integer@yahoo.org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id.sapien.cras@icloud.ca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duis.at@icloud.edu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egan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eu@google.com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pellentesque.ut@aol.ca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augue.ac@protonmail.ca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elit.fermentum@hotmail.org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faucibus@aol.couk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eo.vivamus@yahoo.com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oko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vulputate.risus@outlook.com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luctus.vulputate@protonmail.couk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pede.ac.urna@aol.org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nn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ascetur.ridiculus.mus@google.edu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integer.vitae.nibh@icloud.couk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Pittman</text:p>
          </table:table-cell>
          <table:table-cell office:value-type="string" calcext:value-type="string">
            <text:p>a.dui@google.ca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on.justo.proin@google.ca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sie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mauris@icloud.net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rutrum.fusce@aol.org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non.enim@hotmail.net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uli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mauris.erat@aol.edu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elit@aol.edu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velit.eu@outlook.couk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en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sem.eget@protonmail.edu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aliquam.fringilla.cursus@icloud.ca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nam@outlook.com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ornare.in.faucibus@aol.couk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empor.lorem@icloud.com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oodard</text:p>
          </table:table-cell>
          <table:table-cell office:value-type="string" calcext:value-type="string">
            <text:p>dictum.eu.placerat@icloud.ca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na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faucibus.orci@aol.ca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ontes.nascetur@outlook.couk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in.consectetuer.ipsum@outlook.ca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rutrum.magna@icloud.edu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vulputate.posuere@outlook.or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molestie@google.net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quit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que.non@icloud.edu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lectus.cum@aol.edu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tellus.lorem@google.couk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tanney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nec@yahoo.net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egestas.duis@icloud.ca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et.lacinia.vitae@google.edu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phasellus.at.augue@yahoo.net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sir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facilisis.magna.tellus@protonmail.couk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nec.mauris.blandit@aol.net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intessa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lacus.pede@google.edu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Blackburn</text:p>
          </table:table-cell>
          <table:table-cell office:value-type="string" calcext:value-type="string">
            <text:p>nunc.id@hotmail.couk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duis.cursus@aol.couk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hrodite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orci.donec@aol.couk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eu.augue@outlook.edu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lee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nunc.sed.libero@aol.ca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cursus.vestibulum@protonmail.ca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Swanson</text:p>
          </table:table-cell>
          <table:table-cell office:value-type="string" calcext:value-type="string">
            <text:p>maecenas.libero@outlook.ca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hrodi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quam.elementum@protonmail.org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deson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convallis.convallis@aol.org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Watkins</text:p>
          </table:table-cell>
          <table:table-cell office:value-type="string" calcext:value-type="string">
            <text:p>arcu.ac.orci@hotmail.couk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purus@outlook.org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cursus@protonmail.net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mekah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mollis.vitae@hotmail.org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velit.aliquam.nisl@yahoo.com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Holman</text:p>
          </table:table-cell>
          <table:table-cell office:value-type="string" calcext:value-type="string">
            <text:p>nulla.vulputate@aol.edu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duis.mi@hotmail.org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suspendisse.non@yahoo.net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yssa</text:p>
          </table:table-cell>
          <table:table-cell office:value-type="string" calcext:value-type="string">
            <text:p>Gaines</text:p>
          </table:table-cell>
          <table:table-cell office:value-type="string" calcext:value-type="string">
            <text:p>laoreet.lectus.quis@google.couk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eu.metus.in@yahoo.net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felis.adipiscing.fringilla@icloud.org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mi@icloud.edu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nibh@google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met.consectetuer@icloud.com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donec.felis@protonmail.edu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dolor@hotmail.ca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sollicitudin.a.malesuada@outlook.ca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Blankenship</text:p>
          </table:table-cell>
          <table:table-cell office:value-type="string" calcext:value-type="string">
            <text:p>etiam.gravida.molestie@yahoo.couk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t.ipsum.ac@aol.org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llamcorper@protonmail.ca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dolor.nulla@outlook.edu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non.quam@hotmail.org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a.ultricies@protonmail.com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nisl@icloud.ca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semper.erat.in@aol.edu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enean.gravida@google.couk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mi@hotmail.couk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eque.nullam@yahoo.org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tristique.neque.venenatis@hotmail.com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ipsum.non@yahoo.com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mauris.blandit.mattis@aol.edu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etiam.imperdiet.dictum@google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pharetra.sed@google.com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ligula.nullam@yahoo.org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ullamcorper.nisl.arcu@protonmail.c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liquet@aol.org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ac.libero@aol.org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ullamcorper.viverra@protonmail.com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hepard</text:p>
          </table:table-cell>
          <table:table-cell office:value-type="string" calcext:value-type="string">
            <text:p>ultricies.adipiscing@protonmail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nam@icloud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ulputate.eu.odio@hotmail.edu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t.netus@outlook.edu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odio@protonmail.net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pede.suspendisse.dui@outlook.org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on@protonmail.net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sit.amet.ante@google.ca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kayl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elit.pellentesque@google.ca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it.amet@protonmail.couk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vel.lectus@google.edu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auris.a.nunc@google.edu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duis@yahoo.net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euismod@aol.edu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velit.aliquam@icloud.edu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nibh.dolor@protonmail.edu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enim.sit@google.net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aliquam.erat.volutpat@protonmail.net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listair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leo.elementum@icloud.ca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Skinner</text:p>
          </table:table-cell>
          <table:table-cell office:value-type="string" calcext:value-type="string">
            <text:p>arcu.imperdiet.ullamcorper@outlook.net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onsequat.purus.maecenas@google.org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t@protonmail.couk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ia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consectetuer@icloud.ca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ursus.luctus@icloud.org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etiam@yahoo.ca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urpis@protonmail.com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viverra.maecenas@protonmail.org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massa.non@aol.org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ut@aol.net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bill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aliquam.vulputate@hotmail.com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mauris@aol.ca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tincidunt@aol.net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volutpat.ornare@protonmail.org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ac.mattis@protonmail.com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lorem@yahoo.net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inla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onec@protonmail.edu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amet.risus.donec@aol.com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laoreet.ipsum.curabitur@google.couk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nunc@icloud.edu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sed@icloud.couk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de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ut.pharetra.sed@hotmail.couk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attis.integer.eu@google.org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nonummy.fusce@icloud.org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donec.est@icloud.com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egestas.ligula.nullam@aol.ca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nec@aol.org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velit.dui@icloud.org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odio.auctor.vitae@yahoo.com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rcu.vivamus@protonmail.com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sit.amet@aol.net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ra</text:p>
          </table:table-cell>
          <table:table-cell office:value-type="string" calcext:value-type="string">
            <text:p>Stevenson</text:p>
          </table:table-cell>
          <table:table-cell office:value-type="string" calcext:value-type="string">
            <text:p>vivamus.non.lorem@google.ca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luctus@icloud.ca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nec@yahoo.couk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curabitur.dictum.phasellus@protonmail.ca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sagittis.semper.nam@outlook.edu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eque.non@hotmail.com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sle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ante.ipsum@yahoo.couk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nulla@protonmail.org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morbi.metus@icloud.edu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adipiscing@outlook.org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luctus.lobortis@outlook.couk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Whitehead</text:p>
          </table:table-cell>
          <table:table-cell office:value-type="string" calcext:value-type="string">
            <text:p>purus.duis@icloud.edu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parturient.montes@google.net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phasellus.elit@protonmail.org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est.mauris@outlook.org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gravida.sagittis@protonmail.ca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aenean.egestas.hendrerit@protonmail.net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d@icloud.couk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phasellus.nulla@protonmail.org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amet.ante.vivamus@aol.org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pretium.neque@outlook.com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elit.dictum@icloud.org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mauris.nulla@icloud.net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tempus.lorem@yahoo.org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lobortis@google.net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sed.molestie.sed@protonmail.org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ut.lacus.nulla@yahoo.edu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vivamus.rhoncus.donec@google.edu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ultricies.ornare.elit@yahoo.couk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ac.mattis@google.edu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a@yahoo.edu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sagittis.placerat@google.com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ullamcorper.viverra@icloud.edu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dolor.sit.amet@yahoo.edu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arcu.curabitur@hotmail.edu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ipsum.porta@yahoo.com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ommodo.ipsum@yahoo.edu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quam@google.edu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elani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celerisque.lorem.ipsum@hotmail.net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ridiculus.mus@icloud.couk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dui.lectus@aol.net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meld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dipiscing.lobortis@aol.com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est.mauris@outlook.net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a.purus.duis@outlook.org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nisi@protonmail.org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Roach</text:p>
          </table:table-cell>
          <table:table-cell office:value-type="string" calcext:value-type="string">
            <text:p>mollis@google.net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i.ac@google.ca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dictum.sapien@aol.net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nullam.lobortis@yahoo.com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euismod@icloud.edu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Pennington</text:p>
          </table:table-cell>
          <table:table-cell office:value-type="string" calcext:value-type="string">
            <text:p>euismod.in@protonmail.edu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der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mauris.suspendisse@yahoo.org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sapien.cursus@hotmail.edu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nibh@yahoo.couk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suspendisse.commodo@protonmail.couk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turpis.aliquam.adipiscing@aol.org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Kidd</text:p>
          </table:table-cell>
          <table:table-cell office:value-type="string" calcext:value-type="string">
            <text:p>donec@icloud.ca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ut@aol.com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urus.nullam.scelerisque@outlook.net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magnis.dis.parturient@icloud.edu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nyon</text:p>
          </table:table-cell>
          <table:table-cell office:value-type="string" calcext:value-type="string">
            <text:p>Burnett</text:p>
          </table:table-cell>
          <table:table-cell office:value-type="string" calcext:value-type="string">
            <text:p>facilisis@aol.net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tempus.scelerisque.lorem@protonmail.ca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vestibulum.accumsan@icloud.com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tincidunt.neque@yahoo.com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tincidunt@icloud.org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l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ec.euismod@icloud.edu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ulla.facilisis@icloud.org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nisl@yahoo.com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nullam@google.edu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aine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et@icloud.edu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tincidunt.aliquam.arcu@outlook.couk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quam.a.felis@protonmail.com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duis.at@icloud.net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vivamus.nisi@hotmail.org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lectus.pede.ultrices@google.couk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eget.massa.suspendisse@aol.com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urna.nec@icloud.edu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ccumsan.convallis@yahoo.net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egestas.rhoncus@google.ca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quis.accumsan.convallis@hotmail.com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est@yahoo.couk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ursus.nunc.mauris@google.net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nunc.ut@icloud.com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facilisis.suspendisse.commodo@yahoo.edu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in.mi.pede@yahoo.edu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agnis.dis@aol.edu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c@protonmail.edu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ornare.placerat@hotmail.couk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ate</text:p>
          </table:table-cell>
          <table:table-cell office:value-type="string" calcext:value-type="string">
            <text:p>lobortis.ultrices.vivamus@yahoo.com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neque@icloud.edu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nec.tempus.scelerisque@icloud.org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lah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ligula.donec.luctus@google.net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quisque.purus.sapien@icloud.ca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vehicula.risus.nulla@yahoo.com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integer.in@protonmail.org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pretium@aol.net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dis.parturient.montes@hotmail.net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orci.phasellus@google.net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egestas.a@hotmail.ca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augue.eu@icloud.couk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tellus.sem.mollis@google.ca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magna@protonmail.ca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senio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magna.nam@outlook.org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bibendum.donec@protonmail.edu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in.condimentum@protonmail.com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dictum@protonmail.org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ontes.nascetur.ridiculus@protonmail.couk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diam@outlook.org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nsectetuer@hotmail.com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hilemina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mauris.ut@aol.ca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uckner</text:p>
          </table:table-cell>
          <table:table-cell office:value-type="string" calcext:value-type="string">
            <text:p>et.nunc@google.com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Rowland</text:p>
          </table:table-cell>
          <table:table-cell office:value-type="string" calcext:value-type="string">
            <text:p>libero.integer@outlook.net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ipsum.porta@hotmail.edu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ultricies.dignissim@hotmail.edu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uctor.quis@hotmail.ca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diam.eu@icloud.net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consectetuer.mauris@google.couk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malesuada@google.net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tt</text:p>
          </table:table-cell>
          <table:table-cell office:value-type="string" calcext:value-type="string">
            <text:p>in.mi.pede@yahoo.net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dictum.cursus@google.net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ervantes</text:p>
          </table:table-cell>
          <table:table-cell office:value-type="string" calcext:value-type="string">
            <text:p>primis@aol.net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Conway</text:p>
          </table:table-cell>
          <table:table-cell office:value-type="string" calcext:value-type="string">
            <text:p>quis.urna@protonmail.com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tincidunt.orci@outlook.ca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d.risus@aol.net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vor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cum.sociis@protonmail.org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phasellus@aol.edu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nec.metus@icloud.edu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Dudley</text:p>
          </table:table-cell>
          <table:table-cell office:value-type="string" calcext:value-type="string">
            <text:p>euismod@hotmail.com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resti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vitae.erat.vivamus@icloud.org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rielle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mauris@outlook.ca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aliquam.enim@outlook.edu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tortor.at.risus@hotmail.couk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interdum.curabitur@icloud.com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fames.ac@google.com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nec.imperdiet@outlook.com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ac.metus.vitae@yahoo.org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Hubbard</text:p>
          </table:table-cell>
          <table:table-cell office:value-type="string" calcext:value-type="string">
            <text:p>quam.dignissim@yahoo.org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vinia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ec.urna@google.com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Winters</text:p>
          </table:table-cell>
          <table:table-cell office:value-type="string" calcext:value-type="string">
            <text:p>consequat.dolor@outlook.edu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@outlook.com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non.quam@icloud.net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on@aol.org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a.purus@aol.edu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lan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sed.facilisis.vitae@icloud.ca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in.faucibus.morbi@hotmail.net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ociis.natoque@hotmail.org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ary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penatibus.et.magnis@icloud.com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rod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tincidunt@icloud.org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shim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pretium.et@aol.org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ena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malesuada@protonmail.com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gan</text:p>
          </table:table-cell>
          <table:table-cell office:value-type="string" calcext:value-type="string">
            <text:p>Jacobson</text:p>
          </table:table-cell>
          <table:table-cell office:value-type="string" calcext:value-type="string">
            <text:p>nulla@outlook.edu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donec@google.net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lorem.fringilla@yahoo.com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imperdiet.ullamcorper@google.org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Koch</text:p>
          </table:table-cell>
          <table:table-cell office:value-type="string" calcext:value-type="string">
            <text:p>luctus@google.org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velit.pellentesque@outlook.org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elementum.purus.accumsan@icloud.ca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malesuada.ut@protonmail.com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rutrum.magna.cras@outlook.edu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u.nulla@aol.com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cursus@hotmail.couk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sodales.mauris@protonmail.couk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arcu.iaculis@icloud.com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emby</text:p>
          </table:table-cell>
          <table:table-cell office:value-type="string" calcext:value-type="string">
            <text:p>Cantu</text:p>
          </table:table-cell>
          <table:table-cell office:value-type="string" calcext:value-type="string">
            <text:p>torquent.per.conubia@google.com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ielle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elementum.dui.quis@yahoo.com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ut@aol.couk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adipiscing@aol.ca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ringilla@google.ca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et@outlook.net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on@aol.com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egestas.urna@yahoo.net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proin.non.massa@yahoo.net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it.amet@outlook.edu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eo@google.couk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tristique@yahoo.org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nisi@aol.net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lacus@google.com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posuere.vulputate.lacus@protonmail.net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hendrerit@yahoo.edu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sborn</text:p>
          </table:table-cell>
          <table:table-cell office:value-type="string" calcext:value-type="string">
            <text:p>et.ultrices@hotmail.edu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ea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auctor@google.com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Gilliam</text:p>
          </table:table-cell>
          <table:table-cell office:value-type="string" calcext:value-type="string">
            <text:p>non.sapien.molestie@icloud.org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yla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elit.sed@yahoo.com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vel@protonmail.ca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onvallis.ligula@yahoo.edu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et.ultrices.posuere@aol.couk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eros.proin@protonmail.couk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rritt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at.arcu.vestibulum@icloud.edu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curabitur.vel.lectus@yahoo.edu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ollins</text:p>
          </table:table-cell>
          <table:table-cell office:value-type="string" calcext:value-type="string">
            <text:p>leo.cras.vehicula@hotmail.edu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consectetuer.cursus@google.org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Velez</text:p>
          </table:table-cell>
          <table:table-cell office:value-type="string" calcext:value-type="string">
            <text:p>non.ante.bibendum@yahoo.com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dd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ictum.mi.ac@protonmail.ca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urna.ut@google.net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neque.in@outlook.ca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ssi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ursus@outlook.couk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Parrish</text:p>
          </table:table-cell>
          <table:table-cell office:value-type="string" calcext:value-type="string">
            <text:p>magna.cras@aol.ca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tincidunt@protonmail.org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velit@aol.couk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massa.quisque@hotmail.net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libero@icloud.com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aenean.massa.integer@icloud.com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dis.parturient@hotmail.net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meko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ornare.egestas@yahoo.net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ornare.elit@hotmail.com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mauris.suspendisse.aliquet@google.org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fringilla@yahoo.ca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massa.quisque@yahoo.edu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nunc.ac.mattis@outlook.couk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fusce.diam@outlook.edu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in.nec@aol.com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enia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dui.semper@outlook.net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lacus.mauris.non@outlook.net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ridiculus.mus@hotmail.com</text:p>
          </table:table-cell>
          <table:table-cell office:value-type="float" office:value="323" calcext:value-type="float">
            <text:p>323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lka</text:p>
          </table:table-cell>
          <table:table-cell office:value-type="string" calcext:value-type="string">
            <text:p>Odom</text:p>
          </table:table-cell>
          <table:table-cell office:value-type="string" calcext:value-type="string">
            <text:p>quis.tristique.ac@aol.ca</text:p>
          </table:table-cell>
          <table:table-cell office:value-type="float" office:value="324" calcext:value-type="float">
            <text:p>324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ante.dictum.mi@aol.com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yrone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nulla.tempor@outlook.ca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ac.libero.nec@protonmail.org</text:p>
          </table:table-cell>
          <table:table-cell office:value-type="float" office:value="327" calcext:value-type="float">
            <text:p>327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m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it@google.couk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sociis.natoque.penatibus@icloud.net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nulla.integer@hotmail.com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ela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nec.mollis@google.net</text:p>
          </table:table-cell>
          <table:table-cell office:value-type="float" office:value="331" calcext:value-type="float">
            <text:p>331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velit.quisque@aol.couk</text:p>
          </table:table-cell>
          <table:table-cell office:value-type="float" office:value="332" calcext:value-type="float">
            <text:p>332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aenean.gravida@hotmail.org</text:p>
          </table:table-cell>
          <table:table-cell office:value-type="float" office:value="333" calcext:value-type="float">
            <text:p>333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dy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aliquet.phasellus@icloud.edu</text:p>
          </table:table-cell>
          <table:table-cell office:value-type="float" office:value="334" calcext:value-type="float">
            <text:p>334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eleifend.cras.sed@aol.com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sagittis@yahoo.com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sed.auctor@icloud.ca</text:p>
          </table:table-cell>
          <table:table-cell office:value-type="float" office:value="337" calcext:value-type="float">
            <text:p>337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cursus.et.magna@hotmail.edu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Blevins</text:p>
          </table:table-cell>
          <table:table-cell office:value-type="string" calcext:value-type="string">
            <text:p>eros.turpis.non@icloud.com</text:p>
          </table:table-cell>
          <table:table-cell office:value-type="float" office:value="339" calcext:value-type="float">
            <text:p>339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dignissim@aol.couk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freda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sociis@protonmail.com</text:p>
          </table:table-cell>
          <table:table-cell office:value-type="float" office:value="341" calcext:value-type="float">
            <text:p>34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neque@aol.com</text:p>
          </table:table-cell>
          <table:table-cell office:value-type="float" office:value="342" calcext:value-type="float">
            <text:p>342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vitae.odio.sagittis@aol.net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zalia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nec@outlook.org</text:p>
          </table:table-cell>
          <table:table-cell office:value-type="float" office:value="344" calcext:value-type="float">
            <text:p>344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ya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velit.pellentesque@protonmail.edu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nullam.vitae@hotmail.ca</text:p>
          </table:table-cell>
          <table:table-cell office:value-type="float" office:value="346" calcext:value-type="float">
            <text:p>346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fames.ac@google.org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praesent.luctus.curabitur@yahoo.ca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fusce.aliquam.enim@protonmail.com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dui.suspendisse@aol.com</text:p>
          </table:table-cell>
          <table:table-cell office:value-type="float" office:value="350" calcext:value-type="float">
            <text:p>350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Sykes</text:p>
          </table:table-cell>
          <table:table-cell office:value-type="string" calcext:value-type="string">
            <text:p>purus.maecenas.libero@icloud.edu</text:p>
          </table:table-cell>
          <table:table-cell office:value-type="float" office:value="351" calcext:value-type="float">
            <text:p>351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morbi@outlook.couk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rhoncus.donec@protonmail.couk</text:p>
          </table:table-cell>
          <table:table-cell office:value-type="float" office:value="353" calcext:value-type="float">
            <text:p>353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proin.mi.aliquam@hotmail.net</text:p>
          </table:table-cell>
          <table:table-cell office:value-type="float" office:value="354" calcext:value-type="float">
            <text:p>354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lla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non.nisi@aol.ca</text:p>
          </table:table-cell>
          <table:table-cell office:value-type="float" office:value="355" calcext:value-type="float">
            <text:p>355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ultrices.posuere.cubilia@google.com</text:p>
          </table:table-cell>
          <table:table-cell office:value-type="float" office:value="356" calcext:value-type="float">
            <text:p>356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augue@yahoo.couk</text:p>
          </table:table-cell>
          <table:table-cell office:value-type="float" office:value="357" calcext:value-type="float">
            <text:p>357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dictum.mi@hotmail.net</text:p>
          </table:table-cell>
          <table:table-cell office:value-type="float" office:value="358" calcext:value-type="float">
            <text:p>358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vivamus.non@protonmail.org</text:p>
          </table:table-cell>
          <table:table-cell office:value-type="float" office:value="359" calcext:value-type="float">
            <text:p>359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etha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nec.tempus@protonmail.net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Franks</text:p>
          </table:table-cell>
          <table:table-cell office:value-type="string" calcext:value-type="string">
            <text:p>risus@outlook.org</text:p>
          </table:table-cell>
          <table:table-cell office:value-type="float" office:value="361" calcext:value-type="float">
            <text:p>361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quisque.varius.nam@yahoo.com</text:p>
          </table:table-cell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facilisis@google.org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diam.at.pretium@hotmail.ca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va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nare@outlook.couk</text:p>
          </table:table-cell>
          <table:table-cell office:value-type="float" office:value="365" calcext:value-type="float">
            <text:p>365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sit.amet@protonmail.com</text:p>
          </table:table-cell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velit.eget@protonmail.com</text:p>
          </table:table-cell>
          <table:table-cell office:value-type="float" office:value="367" calcext:value-type="float">
            <text:p>367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aliquet.diam@google.couk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Barrera</text:p>
          </table:table-cell>
          <table:table-cell office:value-type="string" calcext:value-type="string">
            <text:p>lorem@google.com</text:p>
          </table:table-cell>
          <table:table-cell office:value-type="float" office:value="369" calcext:value-type="float">
            <text:p>369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massa.vestibulum@outlook.net</text:p>
          </table:table-cell>
          <table:table-cell office:value-type="float" office:value="370" calcext:value-type="float">
            <text:p>370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Gillespie</text:p>
          </table:table-cell>
          <table:table-cell office:value-type="string" calcext:value-type="string">
            <text:p>orci.ut.sagittis@google.net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faucibus.lectus@aol.org</text:p>
          </table:table-cell>
          <table:table-cell office:value-type="float" office:value="372" calcext:value-type="float">
            <text:p>372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parturient.montes.nascetur@outlook.org</text:p>
          </table:table-cell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proin.ultrices@protonmail.net</text:p>
          </table:table-cell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fermentum@protonmail.org</text:p>
          </table:table-cell>
          <table:table-cell office:value-type="float" office:value="375" calcext:value-type="float">
            <text:p>375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urna@google.org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ligula.donec.luctus@outlook.couk</text:p>
          </table:table-cell>
          <table:table-cell office:value-type="float" office:value="377" calcext:value-type="float">
            <text:p>377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Hester</text:p>
          </table:table-cell>
          <table:table-cell office:value-type="string" calcext:value-type="string">
            <text:p>purus.in@outlook.com</text:p>
          </table:table-cell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luctus.et@google.com</text:p>
          </table:table-cell>
          <table:table-cell office:value-type="float" office:value="379" calcext:value-type="float">
            <text:p>379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Mcdaniel</text:p>
          </table:table-cell>
          <table:table-cell office:value-type="string" calcext:value-type="string">
            <text:p>aliquam.nisl.nulla@google.org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yl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enim.etiam@google.com</text:p>
          </table:table-cell>
          <table:table-cell office:value-type="float" office:value="381" calcext:value-type="float">
            <text:p>381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meso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ac.turpis@protonmail.com</text:p>
          </table:table-cell>
          <table:table-cell office:value-type="float" office:value="382" calcext:value-type="float">
            <text:p>382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shto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dapibus@google.ca</text:p>
          </table:table-cell>
          <table:table-cell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semper@icloud.net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tellus.non.magna@protonmail.net</text:p>
          </table:table-cell>
          <table:table-cell office:value-type="float" office:value="385" calcext:value-type="float">
            <text:p>385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llee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rhoncus@outlook.org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la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a@outlook.net</text:p>
          </table:table-cell>
          <table:table-cell office:value-type="float" office:value="387" calcext:value-type="float">
            <text:p>387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pellentesque.ut.ipsum@icloud.couk</text:p>
          </table:table-cell>
          <table:table-cell office:value-type="float" office:value="388" calcext:value-type="float">
            <text:p>38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proin.velit.sed@aol.edu</text:p>
          </table:table-cell>
          <table:table-cell office:value-type="float" office:value="389" calcext:value-type="float">
            <text:p>389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incidunt.congue@google.org</text:p>
          </table:table-cell>
          <table:table-cell office:value-type="float" office:value="390" calcext:value-type="float">
            <text:p>390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adipiscing.mauris.molestie@google.net</text:p>
          </table:table-cell>
          <table:table-cell office:value-type="float" office:value="391" calcext:value-type="float">
            <text:p>391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ascetur.ridiculus.mus@outlook.ca</text:p>
          </table:table-cell>
          <table:table-cell office:value-type="float" office:value="392" calcext:value-type="float">
            <text:p>392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porttitor.scelerisque@aol.org</text:p>
          </table:table-cell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diam.nunc@hotmail.couk</text:p>
          </table:table-cell>
          <table:table-cell office:value-type="float" office:value="394" calcext:value-type="float">
            <text:p>394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nulla.eu@aol.ca</text:p>
          </table:table-cell>
          <table:table-cell office:value-type="float" office:value="395" calcext:value-type="float">
            <text:p>395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dis@google.net</text:p>
          </table:table-cell>
          <table:table-cell office:value-type="float" office:value="396" calcext:value-type="float">
            <text:p>396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ru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et.pede@icloud.net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aliquet.libero@aol.org</text:p>
          </table:table-cell>
          <table:table-cell office:value-type="float" office:value="398" calcext:value-type="float">
            <text:p>398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ut.ipsum@yahoo.edu</text:p>
          </table:table-cell>
          <table:table-cell office:value-type="float" office:value="399" calcext:value-type="float">
            <text:p>399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sela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condimentum.eget@outlook.net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in.at.pede@icloud.couk</text:p>
          </table:table-cell>
          <table:table-cell office:value-type="float" office:value="401" calcext:value-type="float">
            <text:p>401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sir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donec.egestas@google.ca</text:p>
          </table:table-cell>
          <table:table-cell office:value-type="float" office:value="402" calcext:value-type="float">
            <text:p>402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d.eu@icloud.edu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gra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enim@protonmail.com</text:p>
          </table:table-cell>
          <table:table-cell office:value-type="float" office:value="404" calcext:value-type="float">
            <text:p>404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purus.gravida.sagittis@protonmail.couk</text:p>
          </table:table-cell>
          <table:table-cell office:value-type="float" office:value="405" calcext:value-type="float">
            <text:p>405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cras.interdum.nunc@protonmail.org</text:p>
          </table:table-cell>
          <table:table-cell office:value-type="float" office:value="406" calcext:value-type="float">
            <text:p>406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>at.augue@google.com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honcus.nullam.velit@aol.couk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aviu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eu@outlook.net</text:p>
          </table:table-cell>
          <table:table-cell office:value-type="float" office:value="409" calcext:value-type="float">
            <text:p>409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liquet.odio@protonmail.com</text:p>
          </table:table-cell>
          <table:table-cell office:value-type="float" office:value="410" calcext:value-type="float">
            <text:p>410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Oneal</text:p>
          </table:table-cell>
          <table:table-cell office:value-type="string" calcext:value-type="string">
            <text:p>ante.ipsum@icloud.com</text:p>
          </table:table-cell>
          <table:table-cell office:value-type="float" office:value="411" calcext:value-type="float">
            <text:p>411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laoreet.posuere@yahoo.edu</text:p>
          </table:table-cell>
          <table:table-cell office:value-type="float" office:value="412" calcext:value-type="float">
            <text:p>4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pellentesque.sed@aol.couk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nulla@hotmail.org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lle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agna@google.ca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otson</text:p>
          </table:table-cell>
          <table:table-cell office:value-type="string" calcext:value-type="string">
            <text:p>tincidunt.nibh@protonmail.net</text:p>
          </table:table-cell>
          <table:table-cell office:value-type="float" office:value="416" calcext:value-type="float">
            <text:p>416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Oneal</text:p>
          </table:table-cell>
          <table:table-cell office:value-type="string" calcext:value-type="string">
            <text:p>ligula.tortor.dictum@outlook.ca</text:p>
          </table:table-cell>
          <table:table-cell office:value-type="float" office:value="417" calcext:value-type="float">
            <text:p>417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Melton</text:p>
          </table:table-cell>
          <table:table-cell office:value-type="string" calcext:value-type="string">
            <text:p>lorem.eu@icloud.com</text:p>
          </table:table-cell>
          <table:table-cell office:value-type="float" office:value="418" calcext:value-type="float">
            <text:p>418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nulla.eu@icloud.ca</text:p>
          </table:table-cell>
          <table:table-cell office:value-type="float" office:value="419" calcext:value-type="float">
            <text:p>419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caulay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tempor.diam.dictum@protonmail.edu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purus.sapien@hotmail.edu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relia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euismod.enim@protonmail.com</text:p>
          </table:table-cell>
          <table:table-cell office:value-type="float" office:value="422" calcext:value-type="float">
            <text:p>422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urabitur.ut@outlook.net</text:p>
          </table:table-cell>
          <table:table-cell office:value-type="float" office:value="423" calcext:value-type="float">
            <text:p>42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gy</text:p>
          </table:table-cell>
          <table:table-cell office:value-type="string" calcext:value-type="string">
            <text:p>Tillman</text:p>
          </table:table-cell>
          <table:table-cell office:value-type="string" calcext:value-type="string">
            <text:p>maecenas.iaculis@aol.ca</text:p>
          </table:table-cell>
          <table:table-cell office:value-type="float" office:value="424" calcext:value-type="float">
            <text:p>424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ultrices.posuere@yahoo.ca</text:p>
          </table:table-cell>
          <table:table-cell office:value-type="float" office:value="425" calcext:value-type="float">
            <text:p>425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at@icloud.ca</text:p>
          </table:table-cell>
          <table:table-cell office:value-type="float" office:value="426" calcext:value-type="float">
            <text:p>426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ese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nunc@outlook.ca</text:p>
          </table:table-cell>
          <table:table-cell office:value-type="float" office:value="427" calcext:value-type="float">
            <text:p>427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aenean.eget@aol.net</text:p>
          </table:table-cell>
          <table:table-cell office:value-type="float" office:value="428" calcext:value-type="float">
            <text:p>42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penatibus.et@icloud.edu</text:p>
          </table:table-cell>
          <table:table-cell office:value-type="float" office:value="429" calcext:value-type="float">
            <text:p>429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Conley</text:p>
          </table:table-cell>
          <table:table-cell office:value-type="string" calcext:value-type="string">
            <text:p>risus.a.ultricies@hotmail.net</text:p>
          </table:table-cell>
          <table:table-cell office:value-type="float" office:value="430" calcext:value-type="float">
            <text:p>430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ato</text:p>
          </table:table-cell>
          <table:table-cell office:value-type="string" calcext:value-type="string">
            <text:p>Patton</text:p>
          </table:table-cell>
          <table:table-cell office:value-type="string" calcext:value-type="string">
            <text:p>ut.nulla@outlook.net</text:p>
          </table:table-cell>
          <table:table-cell office:value-type="float" office:value="431" calcext:value-type="float">
            <text:p>431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Blevins</text:p>
          </table:table-cell>
          <table:table-cell office:value-type="string" calcext:value-type="string">
            <text:p>duis.dignissim.tempor@yahoo.couk</text:p>
          </table:table-cell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ysandra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velit.eget@aol.ca</text:p>
          </table:table-cell>
          <table:table-cell office:value-type="float" office:value="433" calcext:value-type="float">
            <text:p>433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blandit.mattis@yahoo.ca</text:p>
          </table:table-cell>
          <table:table-cell office:value-type="float" office:value="434" calcext:value-type="float">
            <text:p>434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nec.enim@outlook.edu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dictum.placerat.augue@hotmail.couk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magna.suspendisse.tristique@icloud.edu</text:p>
          </table:table-cell>
          <table:table-cell office:value-type="float" office:value="437" calcext:value-type="float">
            <text:p>437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mi.ac.mattis@protonmail.com</text:p>
          </table:table-cell>
          <table:table-cell office:value-type="float" office:value="438" calcext:value-type="float">
            <text:p>438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odio.nam.interdum@protonmail.com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elka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on@aol.com</text:p>
          </table:table-cell>
          <table:table-cell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y</text:p>
          </table:table-cell>
          <table:table-cell office:value-type="string" calcext:value-type="string">
            <text:p>Combs</text:p>
          </table:table-cell>
          <table:table-cell office:value-type="string" calcext:value-type="string">
            <text:p>felis.donec@outlook.org</text:p>
          </table:table-cell>
          <table:table-cell office:value-type="float" office:value="441" calcext:value-type="float">
            <text:p>441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ena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rutrum.lorem@google.edu</text:p>
          </table:table-cell>
          <table:table-cell office:value-type="float" office:value="442" calcext:value-type="float">
            <text:p>442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nec.tempus@aol.ca</text:p>
          </table:table-cell>
          <table:table-cell office:value-type="float" office:value="443" calcext:value-type="float">
            <text:p>443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osuere@google.edu</text:p>
          </table:table-cell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Hodges</text:p>
          </table:table-cell>
          <table:table-cell office:value-type="string" calcext:value-type="string">
            <text:p>curabitur@hotmail.com</text:p>
          </table:table-cell>
          <table:table-cell office:value-type="float" office:value="445" calcext:value-type="float">
            <text:p>44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natoque.penatibus.et@hotmail.org</text:p>
          </table:table-cell>
          <table:table-cell office:value-type="float" office:value="446" calcext:value-type="float">
            <text:p>446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justo.praesent@yahoo.net</text:p>
          </table:table-cell>
          <table:table-cell office:value-type="float" office:value="447" calcext:value-type="float">
            <text:p>447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phasellus.fermentum.convallis@yahoo.ca</text:p>
          </table:table-cell>
          <table:table-cell office:value-type="float" office:value="448" calcext:value-type="float">
            <text:p>448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aliquam.gravida@google.net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vyn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sed.dictum@protonmail.ca</text:p>
          </table:table-cell>
          <table:table-cell office:value-type="float" office:value="450" calcext:value-type="float">
            <text:p>45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quisque.libero@hotmail.net</text:p>
          </table:table-cell>
          <table:table-cell office:value-type="float" office:value="451" calcext:value-type="float">
            <text:p>451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aliquam@hotmail.edu</text:p>
          </table:table-cell>
          <table:table-cell office:value-type="float" office:value="452" calcext:value-type="float">
            <text:p>452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tincidunt@hotmail.org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nibh.quisque@google.edu</text:p>
          </table:table-cell>
          <table:table-cell office:value-type="float" office:value="454" calcext:value-type="float">
            <text:p>454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turpis.egestas.fusce@protonmail.org</text:p>
          </table:table-cell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lorem.luctus.ut@icloud.couk</text:p>
          </table:table-cell>
          <table:table-cell office:value-type="float" office:value="456" calcext:value-type="float">
            <text:p>456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per.inceptos@outlook.edu</text:p>
          </table:table-cell>
          <table:table-cell office:value-type="float" office:value="457" calcext:value-type="float">
            <text:p>457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kayl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dolor.egestas.rhoncus@yahoo.couk</text:p>
          </table:table-cell>
          <table:table-cell office:value-type="float" office:value="458" calcext:value-type="float">
            <text:p>458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est.ac@hotmail.ca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duis.cursus@hotmail.net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ornare.tortor.at@google.net</text:p>
          </table:table-cell>
          <table:table-cell office:value-type="float" office:value="461" calcext:value-type="float">
            <text:p>461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sem@hotmail.net</text:p>
          </table:table-cell>
          <table:table-cell office:value-type="float" office:value="462" calcext:value-type="float">
            <text:p>462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ncidunt.nibh@yahoo.edu</text:p>
          </table:table-cell>
          <table:table-cell office:value-type="float" office:value="463" calcext:value-type="float">
            <text:p>463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lorem.ipsum@hotmail.edu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andra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lobortis.tellus@yahoo.net</text:p>
          </table:table-cell>
          <table:table-cell office:value-type="float" office:value="465" calcext:value-type="float">
            <text:p>46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sapien.molestie@outlook.couk</text:p>
          </table:table-cell>
          <table:table-cell office:value-type="float" office:value="466" calcext:value-type="float">
            <text:p>466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mauris.integer@outlook.org</text:p>
          </table:table-cell>
          <table:table-cell office:value-type="float" office:value="467" calcext:value-type="float">
            <text:p>467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vel@hotmail.net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quis@yahoo.couk</text:p>
          </table:table-cell>
          <table:table-cell office:value-type="float" office:value="469" calcext:value-type="float">
            <text:p>469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parturient.montes@protonmail.com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duis.elementum.dui@aol.couk</text:p>
          </table:table-cell>
          <table:table-cell office:value-type="float" office:value="471" calcext:value-type="float">
            <text:p>471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illi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alesuada.ut.sem@yahoo.ca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aliquet.phasellus@outlook.org</text:p>
          </table:table-cell>
          <table:table-cell office:value-type="float" office:value="473" calcext:value-type="float">
            <text:p>47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rsa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leo.in@aol.couk</text:p>
          </table:table-cell>
          <table:table-cell office:value-type="float" office:value="474" calcext:value-type="float">
            <text:p>474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aliquet.proin@yahoo.ca</text:p>
          </table:table-cell>
          <table:table-cell office:value-type="float" office:value="475" calcext:value-type="float">
            <text:p>475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rynn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auctor@hotmail.edu</text:p>
          </table:table-cell>
          <table:table-cell office:value-type="float" office:value="476" calcext:value-type="float">
            <text:p>476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proin.mi@icloud.org</text:p>
          </table:table-cell>
          <table:table-cell office:value-type="float" office:value="477" calcext:value-type="float">
            <text:p>477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ut.aliquam.iaculis@icloud.ca</text:p>
          </table:table-cell>
          <table:table-cell office:value-type="float" office:value="478" calcext:value-type="float">
            <text:p>478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ipsum.ac.mi@aol.couk</text:p>
          </table:table-cell>
          <table:table-cell office:value-type="float" office:value="479" calcext:value-type="float">
            <text:p>479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lectus.justo.eu@yahoo.org</text:p>
          </table:table-cell>
          <table:table-cell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vis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ipsum.non@hotmail.org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Stokes</text:p>
          </table:table-cell>
          <table:table-cell office:value-type="string" calcext:value-type="string">
            <text:p>in.tincidunt@outlook.com</text:p>
          </table:table-cell>
          <table:table-cell office:value-type="float" office:value="482" calcext:value-type="float">
            <text:p>482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mauris.nulla@aol.edu</text:p>
          </table:table-cell>
          <table:table-cell office:value-type="float" office:value="483" calcext:value-type="float">
            <text:p>483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clay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nibh.dolor@outlook.net</text:p>
          </table:table-cell>
          <table:table-cell office:value-type="float" office:value="484" calcext:value-type="float">
            <text:p>484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nunc.laoreet@icloud.com</text:p>
          </table:table-cell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gna.tellus.faucibus@outlook.org</text:p>
          </table:table-cell>
          <table:table-cell office:value-type="float" office:value="486" calcext:value-type="float">
            <text:p>486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magna.tellus.faucibus@yahoo.ca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ickett</text:p>
          </table:table-cell>
          <table:table-cell office:value-type="string" calcext:value-type="string">
            <text:p>metus@protonmail.net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hir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egestas.sed@aol.com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ylee</text:p>
          </table:table-cell>
          <table:table-cell office:value-type="string" calcext:value-type="string">
            <text:p>Mccray</text:p>
          </table:table-cell>
          <table:table-cell office:value-type="string" calcext:value-type="string">
            <text:p>aliquet.magna.a@outlook.ca</text:p>
          </table:table-cell>
          <table:table-cell office:value-type="float" office:value="490" calcext:value-type="float">
            <text:p>490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ut.aliquam@yahoo.couk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euismod.mauris.eu@yahoo.couk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shim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dolor.dolor@aol.net</text:p>
          </table:table-cell>
          <table:table-cell office:value-type="float" office:value="493" calcext:value-type="float">
            <text:p>493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ascetur.ridiculus@hotmail.com</text:p>
          </table:table-cell>
          <table:table-cell office:value-type="float" office:value="494" calcext:value-type="float">
            <text:p>494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orci.sem@google.ca</text:p>
          </table:table-cell>
          <table:table-cell office:value-type="float" office:value="495" calcext:value-type="float">
            <text:p>495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rcu.sed@icloud.couk</text:p>
          </table:table-cell>
          <table:table-cell office:value-type="float" office:value="496" calcext:value-type="float">
            <text:p>496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a.facilisis.non@hotmail.net</text:p>
          </table:table-cell>
          <table:table-cell office:value-type="float" office:value="497" calcext:value-type="float">
            <text:p>497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mollis@yahoo.couk</text:p>
          </table:table-cell>
          <table:table-cell office:value-type="float" office:value="498" calcext:value-type="float">
            <text:p>498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parturient.montes@google.net</text:p>
          </table:table-cell>
          <table:table-cell office:value-type="float" office:value="499" calcext:value-type="float">
            <text:p>499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Rodriquez</text:p>
          </table:table-cell>
          <table:table-cell office:value-type="string" calcext:value-type="string">
            <text:p>mattis.ornare.lectus@aol.org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nam.consequat.dolor@protonmail.net</text:p>
          </table:table-cell>
          <table:table-cell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et.eros@google.couk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curabitur@yahoo.ca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and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quis.turpis.vitae@yahoo.edu</text:p>
          </table:table-cell>
          <table:table-cell office:value-type="float" office:value="504" calcext:value-type="float">
            <text:p>504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cras@protonmail.edu</text:p>
          </table:table-cell>
          <table:table-cell office:value-type="float" office:value="505" calcext:value-type="float">
            <text:p>505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lista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aliquet.vel.vulputate@yahoo.org</text:p>
          </table:table-cell>
          <table:table-cell office:value-type="float" office:value="506" calcext:value-type="float">
            <text:p>506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yn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sed.sapien@google.net</text:p>
          </table:table-cell>
          <table:table-cell office:value-type="float" office:value="507" calcext:value-type="float">
            <text:p>507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malesuada.fames@google.couk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rcu@aol.couk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euismod.est.arcu@protonmail.com</text:p>
          </table:table-cell>
          <table:table-cell office:value-type="float" office:value="510" calcext:value-type="float">
            <text:p>51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cubilia.curae@outlook.net</text:p>
          </table:table-cell>
          <table:table-cell office:value-type="float" office:value="511" calcext:value-type="float">
            <text:p>511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enim.nunc.ut@yahoo.couk</text:p>
          </table:table-cell>
          <table:table-cell office:value-type="float" office:value="512" calcext:value-type="float">
            <text:p>512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onec.est.mauris@yahoo.edu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duis.a.mi@hotmail.com</text:p>
          </table:table-cell>
          <table:table-cell office:value-type="float" office:value="514" calcext:value-type="float">
            <text:p>514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quis.arcu@outlook.couk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Sheppard</text:p>
          </table:table-cell>
          <table:table-cell office:value-type="string" calcext:value-type="string">
            <text:p>metus.aenean@google.net</text:p>
          </table:table-cell>
          <table:table-cell office:value-type="float" office:value="516" calcext:value-type="float">
            <text:p>516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luctus@outlook.org</text:p>
          </table:table-cell>
          <table:table-cell office:value-type="float" office:value="517" calcext:value-type="float">
            <text:p>517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llulah</text:p>
          </table:table-cell>
          <table:table-cell office:value-type="string" calcext:value-type="string">
            <text:p>Pacheco</text:p>
          </table:table-cell>
          <table:table-cell office:value-type="string" calcext:value-type="string">
            <text:p>adipiscing.non@protonmail.com</text:p>
          </table:table-cell>
          <table:table-cell office:value-type="float" office:value="518" calcext:value-type="float">
            <text:p>518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maecenas.mi@icloud.com</text:p>
          </table:table-cell>
          <table:table-cell office:value-type="float" office:value="519" calcext:value-type="float">
            <text:p>519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nec.imperdiet@google.org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orci.lacus.vestibulum@protonmail.couk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pellentesque@outlook.couk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ac.mattis@outlook.com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pellentesque@outlook.ca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turpis@outlook.com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cursus.in.hendrerit@google.net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mollis.phasellus@google.ca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iaculis.nec.eleifend@protonmail.net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libero@protonmail.org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donec.est.mauris@protonmail.ca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urna.et@google.ca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purus.mauris@hotmail.couk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sden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esuada.id@google.edu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proin@yahoo.org</text:p>
          </table:table-cell>
          <table:table-cell office:value-type="float" office:value="534" calcext:value-type="float">
            <text:p>53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donec.nibh.enim@outlook.couk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elit@aol.com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non.feugiat@hotmail.org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chell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ac.fermentum.vel@outlook.org</text:p>
          </table:table-cell>
          <table:table-cell office:value-type="float" office:value="538" calcext:value-type="float">
            <text:p>53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hya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tincidunt.orci.quis@google.edu</text:p>
          </table:table-cell>
          <table:table-cell office:value-type="float" office:value="539" calcext:value-type="float">
            <text:p>53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libero.at@icloud.couk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vulputate.mauris@hotmail.org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sapien.gravida.non@yahoo.org</text:p>
          </table:table-cell>
          <table:table-cell office:value-type="float" office:value="542" calcext:value-type="float">
            <text:p>542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vestibulum.mauris.magna@google.couk</text:p>
          </table:table-cell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Burch</text:p>
          </table:table-cell>
          <table:table-cell office:value-type="string" calcext:value-type="string">
            <text:p>scelerisque.lorem@aol.com</text:p>
          </table:table-cell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convallis.est@aol.edu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velit.quisque@aol.edu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ilel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libero@outlook.org</text:p>
          </table:table-cell>
          <table:table-cell office:value-type="float" office:value="547" calcext:value-type="float">
            <text:p>547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yle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cras@protonmail.net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donec.est@google.net</text:p>
          </table:table-cell>
          <table:table-cell office:value-type="float" office:value="549" calcext:value-type="float">
            <text:p>549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malesuada.malesuada.integer@google.edu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dolor@aol.ca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aliquam.auctor.velit@hotmail.org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nulla.donec@icloud.ca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Nichols</text:p>
          </table:table-cell>
          <table:table-cell office:value-type="string" calcext:value-type="string">
            <text:p>cras.lorem@icloud.edu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hru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sem.consequat@protonmail.ca</text:p>
          </table:table-cell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turpis.nulla.aliquet@google.org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scelerisque.neque.sed@icloud.org</text:p>
          </table:table-cell>
          <table:table-cell office:value-type="float" office:value="557" calcext:value-type="float">
            <text:p>557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errod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enim.nec@protonmail.org</text:p>
          </table:table-cell>
          <table:table-cell office:value-type="float" office:value="558" calcext:value-type="float">
            <text:p>558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varius.et.euismod@yahoo.net</text:p>
          </table:table-cell>
          <table:table-cell office:value-type="float" office:value="559" calcext:value-type="float">
            <text:p>559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et@hotmail.org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Madden</text:p>
          </table:table-cell>
          <table:table-cell office:value-type="string" calcext:value-type="string">
            <text:p>justo.proin@aol.ca</text:p>
          </table:table-cell>
          <table:table-cell office:value-type="float" office:value="561" calcext:value-type="float">
            <text:p>561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mi.lacinia.mattis@icloud.org</text:p>
          </table:table-cell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urabitur.consequat.lectus@icloud.couk</text:p>
          </table:table-cell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porttitor.tellus@hotmail.net</text:p>
          </table:table-cell>
          <table:table-cell office:value-type="float" office:value="564" calcext:value-type="float">
            <text:p>564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molestie@protonmail.ca</text:p>
          </table:table-cell>
          <table:table-cell office:value-type="float" office:value="565" calcext:value-type="float">
            <text:p>56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Mosley</text:p>
          </table:table-cell>
          <table:table-cell office:value-type="string" calcext:value-type="string">
            <text:p>iaculis@aol.net</text:p>
          </table:table-cell>
          <table:table-cell office:value-type="float" office:value="566" calcext:value-type="float">
            <text:p>566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bibendum.fermentum.metus@yahoo.com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at@outlook.net</text:p>
          </table:table-cell>
          <table:table-cell office:value-type="float" office:value="568" calcext:value-type="float">
            <text:p>56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imperdiet@aol.edu</text:p>
          </table:table-cell>
          <table:table-cell office:value-type="float" office:value="569" calcext:value-type="float">
            <text:p>569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semper.nam@icloud.couk</text:p>
          </table:table-cell>
          <table:table-cell office:value-type="float" office:value="570" calcext:value-type="float">
            <text:p>57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bibendum@icloud.net</text:p>
          </table:table-cell>
          <table:table-cell office:value-type="float" office:value="571" calcext:value-type="float">
            <text:p>571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elit.aliquam@icloud.edu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nden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vel.est.tempor@google.ca</text:p>
          </table:table-cell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nix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ictum.proin.eget@protonmail.net</text:p>
          </table:table-cell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blandit.nam@aol.couk</text:p>
          </table:table-cell>
          <table:table-cell office:value-type="float" office:value="575" calcext:value-type="float">
            <text:p>575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ith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ultricies.adipiscing@hotmail.org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bibendum.ullamcorper@google.com</text:p>
          </table:table-cell>
          <table:table-cell office:value-type="float" office:value="577" calcext:value-type="float">
            <text:p>577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aliquam.tincidunt@aol.net</text:p>
          </table:table-cell>
          <table:table-cell office:value-type="float" office:value="578" calcext:value-type="float">
            <text:p>57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liquam.iaculis@hotmail.org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justo.nec@hotmail.couk</text:p>
          </table:table-cell>
          <table:table-cell office:value-type="float" office:value="580" calcext:value-type="float">
            <text:p>58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euismod.mauris.eu@aol.edu</text:p>
          </table:table-cell>
          <table:table-cell office:value-type="float" office:value="581" calcext:value-type="float">
            <text:p>581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dette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porttitor.eros.nec@aol.ca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olutpat.nulla.dignissim@outlook.couk</text:p>
          </table:table-cell>
          <table:table-cell office:value-type="float" office:value="583" calcext:value-type="float">
            <text:p>583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ante.dictum@protonmail.org</text:p>
          </table:table-cell>
          <table:table-cell office:value-type="float" office:value="584" calcext:value-type="float">
            <text:p>584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sem@protonmail.com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erat@aol.couk</text:p>
          </table:table-cell>
          <table:table-cell office:value-type="float" office:value="586" calcext:value-type="float">
            <text:p>586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tortor.integer@yahoo.edu</text:p>
          </table:table-cell>
          <table:table-cell office:value-type="float" office:value="587" calcext:value-type="float">
            <text:p>587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ler</text:p>
          </table:table-cell>
          <table:table-cell office:value-type="string" calcext:value-type="string">
            <text:p>elit.nulla.facilisi@aol.edu</text:p>
          </table:table-cell>
          <table:table-cell office:value-type="float" office:value="588" calcext:value-type="float">
            <text:p>588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ph</text:p>
          </table:table-cell>
          <table:table-cell office:value-type="string" calcext:value-type="string">
            <text:p>Osborn</text:p>
          </table:table-cell>
          <table:table-cell office:value-type="string" calcext:value-type="string">
            <text:p>fusce.feugiat.lorem@yahoo.net</text:p>
          </table:table-cell>
          <table:table-cell office:value-type="float" office:value="589" calcext:value-type="float">
            <text:p>589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nulla@yahoo.com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ny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mollis.lectus.pede@hotmail.net</text:p>
          </table:table-cell>
          <table:table-cell office:value-type="float" office:value="591" calcext:value-type="float">
            <text:p>591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neque.nullam@icloud.couk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polin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tempus.lorem.fringilla@yahoo.ca</text:p>
          </table:table-cell>
          <table:table-cell office:value-type="float" office:value="593" calcext:value-type="float">
            <text:p>59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ena</text:p>
          </table:table-cell>
          <table:table-cell office:value-type="string" calcext:value-type="string">
            <text:p>Dunn</text:p>
          </table:table-cell>
          <table:table-cell office:value-type="string" calcext:value-type="string">
            <text:p>molestie.sodales.mauris@aol.net</text:p>
          </table:table-cell>
          <table:table-cell office:value-type="float" office:value="594" calcext:value-type="float">
            <text:p>594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dolor.vitae@yahoo.org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dapibus.id.blandit@protonmail.ca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elit@yahoo.com</text:p>
          </table:table-cell>
          <table:table-cell office:value-type="float" office:value="597" calcext:value-type="float">
            <text:p>59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ligula@yahoo.couk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sim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purus.sapien@protonmail.net</text:p>
          </table:table-cell>
          <table:table-cell office:value-type="float" office:value="599" calcext:value-type="float">
            <text:p>599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elit.pharetra@google.org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pede.ultrices@aol.couk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facilisi.sed@google.com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ut.eros@google.net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323" calcext:value-type="float">
            <text:p>32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enim.sed.nulla@aol.net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mollis.vitae@outlook.net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25" calcext:value-type="float">
            <text:p>32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ttis.integer.eu@icloud.ca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326" calcext:value-type="float">
            <text:p>32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sim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rcu.imperdiet.ullamcorper@aol.couk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327" calcext:value-type="float">
            <text:p>32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in.ornare@yahoo.co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quis.massa.mauris@outlook.couk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329" calcext:value-type="float">
            <text:p>32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duis.volutpat.nunc@protonmail.ca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330" calcext:value-type="float">
            <text:p>33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nulla.facilisi@hotmail.couk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331" calcext:value-type="float">
            <text:p>33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nisl.nulla@aol.ca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feugiat.placerat.velit@hotmail.org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53" calcext:value-type="float">
            <text:p>253</text:p>
          </table:table-cell>
          <table:table-cell office:value-type="float" office:value="333" calcext:value-type="float">
            <text:p>33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ya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ac.arcu@hotmail.ca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ysandra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eget.tincidunt.dui@protonmail.org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enim.sed@protonmail.org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interdum.sed@hotmail.com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257" calcext:value-type="float">
            <text:p>257</text:p>
          </table:table-cell>
          <table:table-cell office:value-type="float" office:value="337" calcext:value-type="float">
            <text:p>33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magna.lorem@protonmail.org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nunc@outlook.net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non.arcu@yahoo.com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vitae.risus@aol.org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phr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purus@protonmail.ca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spendisse.sagittis.nullam@google.net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343" calcext:value-type="float">
            <text:p>34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Holloway</text:p>
          </table:table-cell>
          <table:table-cell office:value-type="string" calcext:value-type="string">
            <text:p>elementum@aol.com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344" calcext:value-type="float">
            <text:p>34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volutpat@icloud.com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345" calcext:value-type="float">
            <text:p>34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olor.dapibus.gravida@icloud.couk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46" calcext:value-type="float">
            <text:p>34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urna.nullam@outlook.org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347" calcext:value-type="float">
            <text:p>34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att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scelerisque.mollis@yahoo.com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diam@protonmail.com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269" calcext:value-type="float">
            <text:p>269</text:p>
          </table:table-cell>
          <table:table-cell office:value-type="float" office:value="349" calcext:value-type="float">
            <text:p>34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dolor.sit@protonmail.net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aliquet.sem@yahoo.ca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51" calcext:value-type="float">
            <text:p>35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pharetra.sed@aol.org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mattis.semper@aol.couk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353" calcext:value-type="float">
            <text:p>35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dysseus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ipsum.donec@icloud.couk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354" calcext:value-type="float">
            <text:p>35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eget.venenatis@icloud.net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355" calcext:value-type="float">
            <text:p>35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em.ut@yahoo.ca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356" calcext:value-type="float">
            <text:p>35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non@outlook.ca</text:p>
          </table:table-cell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office:value-type="float" office:value="357" calcext:value-type="float">
            <text:p>35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cey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in.condimentum.donec@aol.com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358" calcext:value-type="float">
            <text:p>35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on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ornare.lectus.justo@aol.ca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79" calcext:value-type="float">
            <text:p>279</text:p>
          </table:table-cell>
          <table:table-cell office:value-type="float" office:value="359" calcext:value-type="float">
            <text:p>35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in@yahoo.net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suspendisse.non@protonmail.org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361" calcext:value-type="float">
            <text:p>36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olestie@protonmail.net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  <table:table-cell office:value-type="float" office:value="282" calcext:value-type="float">
            <text:p>282</text:p>
          </table:table-cell>
          <table:table-cell office:value-type="float" office:value="362" calcext:value-type="float">
            <text:p>36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vulputate.ullamcorper@aol.net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363" calcext:value-type="float">
            <text:p>36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yda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orbi.accumsan.laoreet@protonmail.net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284" calcext:value-type="float">
            <text:p>284</text:p>
          </table:table-cell>
          <table:table-cell office:value-type="float" office:value="364" calcext:value-type="float">
            <text:p>36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eget.tincidunt@aol.edu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205" calcext:value-type="float">
            <text:p>20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nisl.elementum@outlook.net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286" calcext:value-type="float">
            <text:p>286</text:p>
          </table:table-cell>
          <table:table-cell office:value-type="float" office:value="366" calcext:value-type="float">
            <text:p>36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lectus.a@yahoo.net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aliquet@protonmail.org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368" calcext:value-type="float">
            <text:p>36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placerat.augue@google.org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289" calcext:value-type="float">
            <text:p>289</text:p>
          </table:table-cell>
          <table:table-cell office:value-type="float" office:value="369" calcext:value-type="float">
            <text:p>36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cras@protonmail.ca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risus.at.fringilla@protonmail.couk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facilisis.facilisis.magna@icloud.ca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212" calcext:value-type="float">
            <text:p>212</text:p>
          </table:table-cell>
          <table:table-cell office:value-type="float" office:value="292" calcext:value-type="float">
            <text:p>292</text:p>
          </table:table-cell>
          <table:table-cell office:value-type="float" office:value="372" calcext:value-type="float">
            <text:p>37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nascetur@aol.edu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293" calcext:value-type="float">
            <text:p>293</text:p>
          </table:table-cell>
          <table:table-cell office:value-type="float" office:value="373" calcext:value-type="float">
            <text:p>37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libero@aol.edu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14" calcext:value-type="float">
            <text:p>214</text:p>
          </table:table-cell>
          <table:table-cell office:value-type="float" office:value="294" calcext:value-type="float">
            <text:p>294</text:p>
          </table:table-cell>
          <table:table-cell office:value-type="float" office:value="374" calcext:value-type="float">
            <text:p>37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sem.ut.cursus@yahoo.couk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office:value-type="float" office:value="375" calcext:value-type="float">
            <text:p>37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Mcknight</text:p>
          </table:table-cell>
          <table:table-cell office:value-type="string" calcext:value-type="string">
            <text:p>interdum.curabitur.dictum@google.edu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office:value-type="float" office:value="376" calcext:value-type="float">
            <text:p>37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egestas@google.edu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377" calcext:value-type="float">
            <text:p>37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libero.morbi.accumsan@hotmail.com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arseille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cursus.non@protonmail.com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379" calcext:value-type="float">
            <text:p>37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et.ultrices@google.edu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orbi@outlook.edu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381" calcext:value-type="float">
            <text:p>38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futau</text:p>
          </table:table-cell>
          <table:table-cell office:value-type="string" calcext:value-type="string">
            <text:p>Wilkerson</text:p>
          </table:table-cell>
          <table:table-cell office:value-type="string" calcext:value-type="string">
            <text:p>dolor.sit@icloud.com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302" calcext:value-type="float">
            <text:p>302</text:p>
          </table:table-cell>
          <table:table-cell office:value-type="float" office:value="382" calcext:value-type="float">
            <text:p>38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Hensley</text:p>
          </table:table-cell>
          <table:table-cell office:value-type="string" calcext:value-type="string">
            <text:p>litora.torquent@icloud.com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303" calcext:value-type="float">
            <text:p>303</text:p>
          </table:table-cell>
          <table:table-cell office:value-type="float" office:value="383" calcext:value-type="float">
            <text:p>38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natoque.penatibus@google.couk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04" calcext:value-type="float">
            <text:p>304</text:p>
          </table:table-cell>
          <table:table-cell office:value-type="float" office:value="384" calcext:value-type="float">
            <text:p>38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orrow</text:p>
          </table:table-cell>
          <table:table-cell office:value-type="string" calcext:value-type="string">
            <text:p>pellentesque.eget@aol.com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305" calcext:value-type="float">
            <text:p>305</text:p>
          </table:table-cell>
          <table:table-cell office:value-type="float" office:value="385" calcext:value-type="float">
            <text:p>38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leon</text:p>
          </table:table-cell>
          <table:table-cell office:value-type="string" calcext:value-type="string">
            <text:p>sem.elit.pharetra@yahoo.ca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226" calcext:value-type="float">
            <text:p>226</text:p>
          </table:table-cell>
          <table:table-cell office:value-type="float" office:value="306" calcext:value-type="float">
            <text:p>306</text:p>
          </table:table-cell>
          <table:table-cell office:value-type="float" office:value="386" calcext:value-type="float">
            <text:p>38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trice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integer.mollis@icloud.org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387" calcext:value-type="float">
            <text:p>38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montpellier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eno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natoque@outlook.couk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strasbour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ylee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in.aliquet@yahoo.ca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Farley</text:p>
          </table:table-cell>
          <table:table-cell office:value-type="string" calcext:value-type="string">
            <text:p>cras.lorem.lorem@google.net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eiko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ursus.et.eros@hotmail.com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ice" calcext:value-type="string">
            <text:p>ni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et@yahoo.net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12" calcext:value-type="float">
            <text:p>312</text:p>
          </table:table-cell>
          <table:table-cell office:value-type="float" office:value="392" calcext:value-type="float">
            <text:p>392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itanney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lectus@aol.edu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vitae.sodales@hotmail.edu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nantes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Clements</text:p>
          </table:table-cell>
          <table:table-cell office:value-type="string" calcext:value-type="string">
            <text:p>turpis.non@outlook.org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15" calcext:value-type="float">
            <text:p>315</text:p>
          </table:table-cell>
          <table:table-cell office:value-type="float" office:value="395" calcext:value-type="float">
            <text:p>395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ille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ko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aliquam.ultrices.iaculis@protonmail.couk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396" calcext:value-type="float">
            <text:p>396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Mcfarland</text:p>
          </table:table-cell>
          <table:table-cell office:value-type="string" calcext:value-type="string">
            <text:p>ac@icloud.edu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office:value-type="float" office:value="397" calcext:value-type="float">
            <text:p>397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lyon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ilin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integer.urna.vivamus@icloud.org</text:p>
          </table:table-cell>
          <table:table-cell office:value-type="float" office:value="78" calcext:value-type="float">
            <text:p>78</text:p>
          </table:table-cell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398" calcext:value-type="float">
            <text:p>398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toulouse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mekah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leo.in@google.edu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paris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integer.aliquam@icloud.couk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table:formula="of:=CHOOSE(RANDBETWEEN(1;10);&quot;paris&quot;;&quot;marseille&quot;;&quot;lyon&quot;;&quot;toulouse&quot;;&quot;nice&quot;;&quot;nantes&quot;;&quot;montpellier&quot;;&quot;strasbourg&quot;;&quot;bordeaux&quot;;&quot;lille&quot;)" office:value-type="string" office:string-value="bordeaux" calcext:value-type="string">
            <text:p>bordeaux</text:p>
          </table:table-cell>
          <table:table-cell table:number-columns-repeated="2"/>
        </table:table-row>
        <table:table-row table:style-name="ro1" table:number-rows-repeated="10472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ities stats" table:style-name="ta1">
        <table:shapes>
          <draw:frame draw:z-index="0" draw:style-name="gr1" draw:text-style-name="P1" svg:width="16.012cm" svg:height="9.009cm" svg:x="26.102cm" svg:y="1.987cm">
            <draw:object draw:notify-on-update-of-ranges="'cities stats'.A1:'cities stats'.J1 'cities stats'.A2:'cities stats'.J2 'cities stats'.A3:'cities stats'.J3 'cities stats'.A4:'cities stats'.J4 'cities stats'.A5:'cities stats'.J5 'cities stats'.A6:'cities stats'.J6 'cities stats'.A7:'cities stats'.J7 'cities stats'.A8:'cities stats'.J8 'cities stats'.A9:'cities stats'.J9 'cities stats'.A10:'cities stats'.J10 'cities stats'.A11:'cities stats'.J11 'cities stats'.A12:'cities stats'.J12 'cities stats'.A13:'cities stats'.J13 'cities stats'.A14:'cities stats'.J14 'cities stats'.A15:'cities stats'.J15 'cities stats'.A16:'cities stats'.J16 'cities stats'.A17:'cities stats'.J17 'cities stats'.A18:'cities stats'.J18 'cities stats'.A19:'cities stats'.J19 'cities stats'.A20:'cities stats'.J20 'cities stats'.A21:'cities stats'.J21 'cities stats'.A22:'cities stats'.J22 'cities stats'.A23:'cities stats'.J23 'cities stats'.A24:'cities stats'.J24 'cities stats'.A25:'cities stats'.J25 'cities stats'.A26:'cities stats'.J26 'cities stats'.A27:'cities stats'.J27 'cities stats'.A28:'cities stats'.J28 'cities stats'.A29:'cities stats'.J29 'cities stats'.A30:'cities stats'.J30 'cities stats'.A31:'cities stats'.J31 'cities stats'.A32:'cities stats'.J32 'cities stats'.A33:'cities stats'.J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Instance</text:p>
          </table:table-cell>
        </table:table-row>
        <table:table-row table:style-name="ro1">
          <table:table-cell table:formula="of:=COUNTIFS([$users.$A$2:.$A$1281];[.K2];[$users.$K$2:.$K$1281];&quot;bordeaux&quot;)" office:value-type="float" office:value="4" calcext:value-type="float">
            <text:p>4</text:p>
          </table:table-cell>
          <table:table-cell table:formula="of:=COUNTIFS([$users.$A$2:.$A$1281];[.K2];[$users.$K$2:.$K$1281];&quot;lille&quot;)" office:value-type="float" office:value="3" calcext:value-type="float">
            <text:p>3</text:p>
          </table:table-cell>
          <table:table-cell table:formula="of:=COUNTIFS([$users.$A$2:.$A$1281];[.K2];[$users.$K$2:.$K$1281];&quot;lyon&quot;)" office:value-type="float" office:value="4" calcext:value-type="float">
            <text:p>4</text:p>
          </table:table-cell>
          <table:table-cell table:formula="of:=COUNTIFS([$users.$A$2:.$A$1281];[.K2];[$users.$K$2:.$K$1281];&quot;marseille&quot;)" office:value-type="float" office:value="6" calcext:value-type="float">
            <text:p>6</text:p>
          </table:table-cell>
          <table:table-cell table:formula="of:=COUNTIFS([$users.$A$2:.$A$1281];[.K2];[$users.$K$2:.$K$1281];&quot;montpellier&quot;)" office:value-type="float" office:value="2" calcext:value-type="float">
            <text:p>2</text:p>
          </table:table-cell>
          <table:table-cell table:formula="of:=COUNTIFS([$users.$A$2:.$A$1281];[.K2];[$users.$K$2:.$K$1281];&quot;nantes&quot;)" office:value-type="float" office:value="3" calcext:value-type="float">
            <text:p>3</text:p>
          </table:table-cell>
          <table:table-cell table:formula="of:=COUNTIFS([$users.$A$2:.$A$1281];[.K2];[$users.$K$2:.$K$1281];&quot;nice&quot;)" office:value-type="float" office:value="5" calcext:value-type="float">
            <text:p>5</text:p>
          </table:table-cell>
          <table:table-cell table:formula="of:=COUNTIFS([$users.$A$2:.$A$1281];[.K2];[$users.$K$2:.$K$1281];&quot;paris&quot;)" office:value-type="float" office:value="1" calcext:value-type="float">
            <text:p>1</text:p>
          </table:table-cell>
          <table:table-cell table:formula="of:=COUNTIFS([$users.$A$2:.$A$1281];[.K2];[$users.$K$2:.$K$1281];&quot;strasbourg&quot;)" office:value-type="float" office:value="4" calcext:value-type="float">
            <text:p>4</text:p>
          </table:table-cell>
          <table:table-cell table:formula="of:=COUNTIFS([$users.$A$2:.$A$1281];[.K2];[$users.$K$2:.$K$1281];&quot;toulouse&quot;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COUNTIFS([$users.$A$2:.$A$1281];[.K3];[$users.$K$2:.$K$1281];&quot;bordeaux&quot;)" office:value-type="float" office:value="8" calcext:value-type="float">
            <text:p>8</text:p>
          </table:table-cell>
          <table:table-cell table:formula="of:=COUNTIFS([$users.$A$2:.$A$1281];[.K3];[$users.$K$2:.$K$1281];&quot;lille&quot;)" office:value-type="float" office:value="5" calcext:value-type="float">
            <text:p>5</text:p>
          </table:table-cell>
          <table:table-cell table:formula="of:=COUNTIFS([$users.$A$2:.$A$1281];[.K3];[$users.$K$2:.$K$1281];&quot;lyon&quot;)" office:value-type="float" office:value="4" calcext:value-type="float">
            <text:p>4</text:p>
          </table:table-cell>
          <table:table-cell table:formula="of:=COUNTIFS([$users.$A$2:.$A$1281];[.K3];[$users.$K$2:.$K$1281];&quot;marseille&quot;)" office:value-type="float" office:value="3" calcext:value-type="float">
            <text:p>3</text:p>
          </table:table-cell>
          <table:table-cell table:formula="of:=COUNTIFS([$users.$A$2:.$A$1281];[.K3];[$users.$K$2:.$K$1281];&quot;montpellier&quot;)" office:value-type="float" office:value="5" calcext:value-type="float">
            <text:p>5</text:p>
          </table:table-cell>
          <table:table-cell table:formula="of:=COUNTIFS([$users.$A$2:.$A$1281];[.K3];[$users.$K$2:.$K$1281];&quot;nantes&quot;)" office:value-type="float" office:value="3" calcext:value-type="float">
            <text:p>3</text:p>
          </table:table-cell>
          <table:table-cell table:formula="of:=COUNTIFS([$users.$A$2:.$A$1281];[.K3];[$users.$K$2:.$K$1281];&quot;nice&quot;)" office:value-type="float" office:value="3" calcext:value-type="float">
            <text:p>3</text:p>
          </table:table-cell>
          <table:table-cell table:formula="of:=COUNTIFS([$users.$A$2:.$A$1281];[.K3];[$users.$K$2:.$K$1281];&quot;paris&quot;)" office:value-type="float" office:value="5" calcext:value-type="float">
            <text:p>5</text:p>
          </table:table-cell>
          <table:table-cell table:formula="of:=COUNTIFS([$users.$A$2:.$A$1281];[.K3];[$users.$K$2:.$K$1281];&quot;strasbourg&quot;)" office:value-type="float" office:value="2" calcext:value-type="float">
            <text:p>2</text:p>
          </table:table-cell>
          <table:table-cell table:formula="of:=COUNTIFS([$users.$A$2:.$A$1281];[.K3];[$users.$K$2:.$K$1281];&quot;toulouse&quot;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COUNTIFS([$users.$A$2:.$A$1281];[.K4];[$users.$K$2:.$K$1281];&quot;bordeaux&quot;)" office:value-type="float" office:value="3" calcext:value-type="float">
            <text:p>3</text:p>
          </table:table-cell>
          <table:table-cell table:formula="of:=COUNTIFS([$users.$A$2:.$A$1281];[.K4];[$users.$K$2:.$K$1281];&quot;lille&quot;)" office:value-type="float" office:value="4" calcext:value-type="float">
            <text:p>4</text:p>
          </table:table-cell>
          <table:table-cell table:formula="of:=COUNTIFS([$users.$A$2:.$A$1281];[.K4];[$users.$K$2:.$K$1281];&quot;lyon&quot;)" office:value-type="float" office:value="4" calcext:value-type="float">
            <text:p>4</text:p>
          </table:table-cell>
          <table:table-cell table:formula="of:=COUNTIFS([$users.$A$2:.$A$1281];[.K4];[$users.$K$2:.$K$1281];&quot;marseille&quot;)" office:value-type="float" office:value="7" calcext:value-type="float">
            <text:p>7</text:p>
          </table:table-cell>
          <table:table-cell table:formula="of:=COUNTIFS([$users.$A$2:.$A$1281];[.K4];[$users.$K$2:.$K$1281];&quot;montpellier&quot;)" office:value-type="float" office:value="4" calcext:value-type="float">
            <text:p>4</text:p>
          </table:table-cell>
          <table:table-cell table:formula="of:=COUNTIFS([$users.$A$2:.$A$1281];[.K4];[$users.$K$2:.$K$1281];&quot;nantes&quot;)" office:value-type="float" office:value="2" calcext:value-type="float">
            <text:p>2</text:p>
          </table:table-cell>
          <table:table-cell table:formula="of:=COUNTIFS([$users.$A$2:.$A$1281];[.K4];[$users.$K$2:.$K$1281];&quot;nice&quot;)" office:value-type="float" office:value="5" calcext:value-type="float">
            <text:p>5</text:p>
          </table:table-cell>
          <table:table-cell table:formula="of:=COUNTIFS([$users.$A$2:.$A$1281];[.K4];[$users.$K$2:.$K$1281];&quot;paris&quot;)" office:value-type="float" office:value="5" calcext:value-type="float">
            <text:p>5</text:p>
          </table:table-cell>
          <table:table-cell table:formula="of:=COUNTIFS([$users.$A$2:.$A$1281];[.K4];[$users.$K$2:.$K$1281];&quot;strasbourg&quot;)" office:value-type="float" office:value="3" calcext:value-type="float">
            <text:p>3</text:p>
          </table:table-cell>
          <table:table-cell table:formula="of:=COUNTIFS([$users.$A$2:.$A$1281];[.K4];[$users.$K$2:.$K$1281];&quot;toulouse&quot;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COUNTIFS([$users.$A$2:.$A$1281];[.K5];[$users.$K$2:.$K$1281];&quot;bordeaux&quot;)" office:value-type="float" office:value="1" calcext:value-type="float">
            <text:p>1</text:p>
          </table:table-cell>
          <table:table-cell table:formula="of:=COUNTIFS([$users.$A$2:.$A$1281];[.K5];[$users.$K$2:.$K$1281];&quot;lille&quot;)" office:value-type="float" office:value="6" calcext:value-type="float">
            <text:p>6</text:p>
          </table:table-cell>
          <table:table-cell table:formula="of:=COUNTIFS([$users.$A$2:.$A$1281];[.K5];[$users.$K$2:.$K$1281];&quot;lyon&quot;)" office:value-type="float" office:value="3" calcext:value-type="float">
            <text:p>3</text:p>
          </table:table-cell>
          <table:table-cell table:formula="of:=COUNTIFS([$users.$A$2:.$A$1281];[.K5];[$users.$K$2:.$K$1281];&quot;marseille&quot;)" office:value-type="float" office:value="4" calcext:value-type="float">
            <text:p>4</text:p>
          </table:table-cell>
          <table:table-cell table:formula="of:=COUNTIFS([$users.$A$2:.$A$1281];[.K5];[$users.$K$2:.$K$1281];&quot;montpellier&quot;)" office:value-type="float" office:value="3" calcext:value-type="float">
            <text:p>3</text:p>
          </table:table-cell>
          <table:table-cell table:formula="of:=COUNTIFS([$users.$A$2:.$A$1281];[.K5];[$users.$K$2:.$K$1281];&quot;nantes&quot;)" office:value-type="float" office:value="7" calcext:value-type="float">
            <text:p>7</text:p>
          </table:table-cell>
          <table:table-cell table:formula="of:=COUNTIFS([$users.$A$2:.$A$1281];[.K5];[$users.$K$2:.$K$1281];&quot;nice&quot;)" office:value-type="float" office:value="2" calcext:value-type="float">
            <text:p>2</text:p>
          </table:table-cell>
          <table:table-cell table:formula="of:=COUNTIFS([$users.$A$2:.$A$1281];[.K5];[$users.$K$2:.$K$1281];&quot;paris&quot;)" office:value-type="float" office:value="7" calcext:value-type="float">
            <text:p>7</text:p>
          </table:table-cell>
          <table:table-cell table:formula="of:=COUNTIFS([$users.$A$2:.$A$1281];[.K5];[$users.$K$2:.$K$1281];&quot;strasbourg&quot;)" office:value-type="float" office:value="1" calcext:value-type="float">
            <text:p>1</text:p>
          </table:table-cell>
          <table:table-cell table:formula="of:=COUNTIFS([$users.$A$2:.$A$1281];[.K5];[$users.$K$2:.$K$1281];&quot;toulouse&quot;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COUNTIFS([$users.$A$2:.$A$1281];[.K6];[$users.$K$2:.$K$1281];&quot;bordeaux&quot;)" office:value-type="float" office:value="3" calcext:value-type="float">
            <text:p>3</text:p>
          </table:table-cell>
          <table:table-cell table:formula="of:=COUNTIFS([$users.$A$2:.$A$1281];[.K6];[$users.$K$2:.$K$1281];&quot;lille&quot;)" office:value-type="float" office:value="3" calcext:value-type="float">
            <text:p>3</text:p>
          </table:table-cell>
          <table:table-cell table:formula="of:=COUNTIFS([$users.$A$2:.$A$1281];[.K6];[$users.$K$2:.$K$1281];&quot;lyon&quot;)" office:value-type="float" office:value="5" calcext:value-type="float">
            <text:p>5</text:p>
          </table:table-cell>
          <table:table-cell table:formula="of:=COUNTIFS([$users.$A$2:.$A$1281];[.K6];[$users.$K$2:.$K$1281];&quot;marseille&quot;)" office:value-type="float" office:value="4" calcext:value-type="float">
            <text:p>4</text:p>
          </table:table-cell>
          <table:table-cell table:formula="of:=COUNTIFS([$users.$A$2:.$A$1281];[.K6];[$users.$K$2:.$K$1281];&quot;montpellier&quot;)" office:value-type="float" office:value="6" calcext:value-type="float">
            <text:p>6</text:p>
          </table:table-cell>
          <table:table-cell table:formula="of:=COUNTIFS([$users.$A$2:.$A$1281];[.K6];[$users.$K$2:.$K$1281];&quot;nantes&quot;)" office:value-type="float" office:value="3" calcext:value-type="float">
            <text:p>3</text:p>
          </table:table-cell>
          <table:table-cell table:formula="of:=COUNTIFS([$users.$A$2:.$A$1281];[.K6];[$users.$K$2:.$K$1281];&quot;nice&quot;)" office:value-type="float" office:value="6" calcext:value-type="float">
            <text:p>6</text:p>
          </table:table-cell>
          <table:table-cell table:formula="of:=COUNTIFS([$users.$A$2:.$A$1281];[.K6];[$users.$K$2:.$K$1281];&quot;paris&quot;)" office:value-type="float" office:value="4" calcext:value-type="float">
            <text:p>4</text:p>
          </table:table-cell>
          <table:table-cell table:formula="of:=COUNTIFS([$users.$A$2:.$A$1281];[.K6];[$users.$K$2:.$K$1281];&quot;strasbourg&quot;)" office:value-type="float" office:value="4" calcext:value-type="float">
            <text:p>4</text:p>
          </table:table-cell>
          <table:table-cell table:formula="of:=COUNTIFS([$users.$A$2:.$A$1281];[.K6];[$users.$K$2:.$K$1281];&quot;toulouse&quot;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COUNTIFS([$users.$A$2:.$A$1281];[.K7];[$users.$K$2:.$K$1281];&quot;bordeaux&quot;)" office:value-type="float" office:value="4" calcext:value-type="float">
            <text:p>4</text:p>
          </table:table-cell>
          <table:table-cell table:formula="of:=COUNTIFS([$users.$A$2:.$A$1281];[.K7];[$users.$K$2:.$K$1281];&quot;lille&quot;)" office:value-type="float" office:value="11" calcext:value-type="float">
            <text:p>11</text:p>
          </table:table-cell>
          <table:table-cell table:formula="of:=COUNTIFS([$users.$A$2:.$A$1281];[.K7];[$users.$K$2:.$K$1281];&quot;lyon&quot;)" office:value-type="float" office:value="2" calcext:value-type="float">
            <text:p>2</text:p>
          </table:table-cell>
          <table:table-cell table:formula="of:=COUNTIFS([$users.$A$2:.$A$1281];[.K7];[$users.$K$2:.$K$1281];&quot;marseille&quot;)" office:value-type="float" office:value="3" calcext:value-type="float">
            <text:p>3</text:p>
          </table:table-cell>
          <table:table-cell table:formula="of:=COUNTIFS([$users.$A$2:.$A$1281];[.K7];[$users.$K$2:.$K$1281];&quot;montpellier&quot;)" office:value-type="float" office:value="1" calcext:value-type="float">
            <text:p>1</text:p>
          </table:table-cell>
          <table:table-cell table:formula="of:=COUNTIFS([$users.$A$2:.$A$1281];[.K7];[$users.$K$2:.$K$1281];&quot;nantes&quot;)" office:value-type="float" office:value="3" calcext:value-type="float">
            <text:p>3</text:p>
          </table:table-cell>
          <table:table-cell table:formula="of:=COUNTIFS([$users.$A$2:.$A$1281];[.K7];[$users.$K$2:.$K$1281];&quot;nice&quot;)" office:value-type="float" office:value="4" calcext:value-type="float">
            <text:p>4</text:p>
          </table:table-cell>
          <table:table-cell table:formula="of:=COUNTIFS([$users.$A$2:.$A$1281];[.K7];[$users.$K$2:.$K$1281];&quot;paris&quot;)" office:value-type="float" office:value="3" calcext:value-type="float">
            <text:p>3</text:p>
          </table:table-cell>
          <table:table-cell table:formula="of:=COUNTIFS([$users.$A$2:.$A$1281];[.K7];[$users.$K$2:.$K$1281];&quot;strasbourg&quot;)" office:value-type="float" office:value="6" calcext:value-type="float">
            <text:p>6</text:p>
          </table:table-cell>
          <table:table-cell table:formula="of:=COUNTIFS([$users.$A$2:.$A$1281];[.K7];[$users.$K$2:.$K$1281];&quot;toulouse&quot;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COUNTIFS([$users.$A$2:.$A$1281];[.K8];[$users.$K$2:.$K$1281];&quot;bordeaux&quot;)" office:value-type="float" office:value="3" calcext:value-type="float">
            <text:p>3</text:p>
          </table:table-cell>
          <table:table-cell table:formula="of:=COUNTIFS([$users.$A$2:.$A$1281];[.K8];[$users.$K$2:.$K$1281];&quot;lille&quot;)" office:value-type="float" office:value="2" calcext:value-type="float">
            <text:p>2</text:p>
          </table:table-cell>
          <table:table-cell table:formula="of:=COUNTIFS([$users.$A$2:.$A$1281];[.K8];[$users.$K$2:.$K$1281];&quot;lyon&quot;)" office:value-type="float" office:value="8" calcext:value-type="float">
            <text:p>8</text:p>
          </table:table-cell>
          <table:table-cell table:formula="of:=COUNTIFS([$users.$A$2:.$A$1281];[.K8];[$users.$K$2:.$K$1281];&quot;marseille&quot;)" office:value-type="float" office:value="3" calcext:value-type="float">
            <text:p>3</text:p>
          </table:table-cell>
          <table:table-cell table:formula="of:=COUNTIFS([$users.$A$2:.$A$1281];[.K8];[$users.$K$2:.$K$1281];&quot;montpellier&quot;)" office:value-type="float" office:value="4" calcext:value-type="float">
            <text:p>4</text:p>
          </table:table-cell>
          <table:table-cell table:formula="of:=COUNTIFS([$users.$A$2:.$A$1281];[.K8];[$users.$K$2:.$K$1281];&quot;nantes&quot;)" office:value-type="float" office:value="3" calcext:value-type="float">
            <text:p>3</text:p>
          </table:table-cell>
          <table:table-cell table:formula="of:=COUNTIFS([$users.$A$2:.$A$1281];[.K8];[$users.$K$2:.$K$1281];&quot;nice&quot;)" office:value-type="float" office:value="4" calcext:value-type="float">
            <text:p>4</text:p>
          </table:table-cell>
          <table:table-cell table:formula="of:=COUNTIFS([$users.$A$2:.$A$1281];[.K8];[$users.$K$2:.$K$1281];&quot;paris&quot;)" office:value-type="float" office:value="5" calcext:value-type="float">
            <text:p>5</text:p>
          </table:table-cell>
          <table:table-cell table:formula="of:=COUNTIFS([$users.$A$2:.$A$1281];[.K8];[$users.$K$2:.$K$1281];&quot;strasbourg&quot;)" office:value-type="float" office:value="5" calcext:value-type="float">
            <text:p>5</text:p>
          </table:table-cell>
          <table:table-cell table:formula="of:=COUNTIFS([$users.$A$2:.$A$1281];[.K8];[$users.$K$2:.$K$1281];&quot;toulouse&quot;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COUNTIFS([$users.$A$2:.$A$1281];[.K9];[$users.$K$2:.$K$1281];&quot;bordeaux&quot;)" office:value-type="float" office:value="1" calcext:value-type="float">
            <text:p>1</text:p>
          </table:table-cell>
          <table:table-cell table:formula="of:=COUNTIFS([$users.$A$2:.$A$1281];[.K9];[$users.$K$2:.$K$1281];&quot;lille&quot;)" office:value-type="float" office:value="3" calcext:value-type="float">
            <text:p>3</text:p>
          </table:table-cell>
          <table:table-cell table:formula="of:=COUNTIFS([$users.$A$2:.$A$1281];[.K9];[$users.$K$2:.$K$1281];&quot;lyon&quot;)" office:value-type="float" office:value="4" calcext:value-type="float">
            <text:p>4</text:p>
          </table:table-cell>
          <table:table-cell table:formula="of:=COUNTIFS([$users.$A$2:.$A$1281];[.K9];[$users.$K$2:.$K$1281];&quot;marseille&quot;)" office:value-type="float" office:value="2" calcext:value-type="float">
            <text:p>2</text:p>
          </table:table-cell>
          <table:table-cell table:formula="of:=COUNTIFS([$users.$A$2:.$A$1281];[.K9];[$users.$K$2:.$K$1281];&quot;montpellier&quot;)" office:value-type="float" office:value="2" calcext:value-type="float">
            <text:p>2</text:p>
          </table:table-cell>
          <table:table-cell table:formula="of:=COUNTIFS([$users.$A$2:.$A$1281];[.K9];[$users.$K$2:.$K$1281];&quot;nantes&quot;)" office:value-type="float" office:value="8" calcext:value-type="float">
            <text:p>8</text:p>
          </table:table-cell>
          <table:table-cell table:formula="of:=COUNTIFS([$users.$A$2:.$A$1281];[.K9];[$users.$K$2:.$K$1281];&quot;nice&quot;)" office:value-type="float" office:value="6" calcext:value-type="float">
            <text:p>6</text:p>
          </table:table-cell>
          <table:table-cell table:formula="of:=COUNTIFS([$users.$A$2:.$A$1281];[.K9];[$users.$K$2:.$K$1281];&quot;paris&quot;)" office:value-type="float" office:value="1" calcext:value-type="float">
            <text:p>1</text:p>
          </table:table-cell>
          <table:table-cell table:formula="of:=COUNTIFS([$users.$A$2:.$A$1281];[.K9];[$users.$K$2:.$K$1281];&quot;strasbourg&quot;)" office:value-type="float" office:value="6" calcext:value-type="float">
            <text:p>6</text:p>
          </table:table-cell>
          <table:table-cell table:formula="of:=COUNTIFS([$users.$A$2:.$A$1281];[.K9];[$users.$K$2:.$K$1281];&quot;toulouse&quot;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UNTIFS([$users.$A$2:.$A$1281];[.K10];[$users.$K$2:.$K$1281];&quot;bordeaux&quot;)" office:value-type="float" office:value="3" calcext:value-type="float">
            <text:p>3</text:p>
          </table:table-cell>
          <table:table-cell table:formula="of:=COUNTIFS([$users.$A$2:.$A$1281];[.K10];[$users.$K$2:.$K$1281];&quot;lille&quot;)" office:value-type="float" office:value="4" calcext:value-type="float">
            <text:p>4</text:p>
          </table:table-cell>
          <table:table-cell table:formula="of:=COUNTIFS([$users.$A$2:.$A$1281];[.K10];[$users.$K$2:.$K$1281];&quot;lyon&quot;)" office:value-type="float" office:value="3" calcext:value-type="float">
            <text:p>3</text:p>
          </table:table-cell>
          <table:table-cell table:formula="of:=COUNTIFS([$users.$A$2:.$A$1281];[.K10];[$users.$K$2:.$K$1281];&quot;marseille&quot;)" office:value-type="float" office:value="2" calcext:value-type="float">
            <text:p>2</text:p>
          </table:table-cell>
          <table:table-cell table:formula="of:=COUNTIFS([$users.$A$2:.$A$1281];[.K10];[$users.$K$2:.$K$1281];&quot;montpellier&quot;)" office:value-type="float" office:value="4" calcext:value-type="float">
            <text:p>4</text:p>
          </table:table-cell>
          <table:table-cell table:formula="of:=COUNTIFS([$users.$A$2:.$A$1281];[.K10];[$users.$K$2:.$K$1281];&quot;nantes&quot;)" office:value-type="float" office:value="4" calcext:value-type="float">
            <text:p>4</text:p>
          </table:table-cell>
          <table:table-cell table:formula="of:=COUNTIFS([$users.$A$2:.$A$1281];[.K10];[$users.$K$2:.$K$1281];&quot;nice&quot;)" office:value-type="float" office:value="3" calcext:value-type="float">
            <text:p>3</text:p>
          </table:table-cell>
          <table:table-cell table:formula="of:=COUNTIFS([$users.$A$2:.$A$1281];[.K10];[$users.$K$2:.$K$1281];&quot;paris&quot;)" office:value-type="float" office:value="5" calcext:value-type="float">
            <text:p>5</text:p>
          </table:table-cell>
          <table:table-cell table:formula="of:=COUNTIFS([$users.$A$2:.$A$1281];[.K10];[$users.$K$2:.$K$1281];&quot;strasbourg&quot;)" office:value-type="float" office:value="5" calcext:value-type="float">
            <text:p>5</text:p>
          </table:table-cell>
          <table:table-cell table:formula="of:=COUNTIFS([$users.$A$2:.$A$1281];[.K10];[$users.$K$2:.$K$1281];&quot;toulouse&quot;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COUNTIFS([$users.$A$2:.$A$1281];[.K11];[$users.$K$2:.$K$1281];&quot;bordeaux&quot;)" office:value-type="float" office:value="3" calcext:value-type="float">
            <text:p>3</text:p>
          </table:table-cell>
          <table:table-cell table:formula="of:=COUNTIFS([$users.$A$2:.$A$1281];[.K11];[$users.$K$2:.$K$1281];&quot;lille&quot;)" office:value-type="float" office:value="3" calcext:value-type="float">
            <text:p>3</text:p>
          </table:table-cell>
          <table:table-cell table:formula="of:=COUNTIFS([$users.$A$2:.$A$1281];[.K11];[$users.$K$2:.$K$1281];&quot;lyon&quot;)" office:value-type="float" office:value="5" calcext:value-type="float">
            <text:p>5</text:p>
          </table:table-cell>
          <table:table-cell table:formula="of:=COUNTIFS([$users.$A$2:.$A$1281];[.K11];[$users.$K$2:.$K$1281];&quot;marseille&quot;)" office:value-type="float" office:value="3" calcext:value-type="float">
            <text:p>3</text:p>
          </table:table-cell>
          <table:table-cell table:formula="of:=COUNTIFS([$users.$A$2:.$A$1281];[.K11];[$users.$K$2:.$K$1281];&quot;montpellier&quot;)" office:value-type="float" office:value="7" calcext:value-type="float">
            <text:p>7</text:p>
          </table:table-cell>
          <table:table-cell table:formula="of:=COUNTIFS([$users.$A$2:.$A$1281];[.K11];[$users.$K$2:.$K$1281];&quot;nantes&quot;)" office:value-type="float" office:value="5" calcext:value-type="float">
            <text:p>5</text:p>
          </table:table-cell>
          <table:table-cell table:formula="of:=COUNTIFS([$users.$A$2:.$A$1281];[.K11];[$users.$K$2:.$K$1281];&quot;nice&quot;)" office:value-type="float" office:value="1" calcext:value-type="float">
            <text:p>1</text:p>
          </table:table-cell>
          <table:table-cell table:formula="of:=COUNTIFS([$users.$A$2:.$A$1281];[.K11];[$users.$K$2:.$K$1281];&quot;paris&quot;)" office:value-type="float" office:value="3" calcext:value-type="float">
            <text:p>3</text:p>
          </table:table-cell>
          <table:table-cell table:formula="of:=COUNTIFS([$users.$A$2:.$A$1281];[.K11];[$users.$K$2:.$K$1281];&quot;strasbourg&quot;)" office:value-type="float" office:value="5" calcext:value-type="float">
            <text:p>5</text:p>
          </table:table-cell>
          <table:table-cell table:formula="of:=COUNTIFS([$users.$A$2:.$A$1281];[.K11];[$users.$K$2:.$K$1281];&quot;toulouse&quot;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UNTIFS([$users.$A$2:.$A$1281];[.K12];[$users.$K$2:.$K$1281];&quot;bordeaux&quot;)" office:value-type="float" office:value="3" calcext:value-type="float">
            <text:p>3</text:p>
          </table:table-cell>
          <table:table-cell table:formula="of:=COUNTIFS([$users.$A$2:.$A$1281];[.K12];[$users.$K$2:.$K$1281];&quot;lille&quot;)" office:value-type="float" office:value="6" calcext:value-type="float">
            <text:p>6</text:p>
          </table:table-cell>
          <table:table-cell table:formula="of:=COUNTIFS([$users.$A$2:.$A$1281];[.K12];[$users.$K$2:.$K$1281];&quot;lyon&quot;)" office:value-type="float" office:value="5" calcext:value-type="float">
            <text:p>5</text:p>
          </table:table-cell>
          <table:table-cell table:formula="of:=COUNTIFS([$users.$A$2:.$A$1281];[.K12];[$users.$K$2:.$K$1281];&quot;marseille&quot;)" office:value-type="float" office:value="3" calcext:value-type="float">
            <text:p>3</text:p>
          </table:table-cell>
          <table:table-cell table:formula="of:=COUNTIFS([$users.$A$2:.$A$1281];[.K12];[$users.$K$2:.$K$1281];&quot;montpellier&quot;)" office:value-type="float" office:value="8" calcext:value-type="float">
            <text:p>8</text:p>
          </table:table-cell>
          <table:table-cell table:formula="of:=COUNTIFS([$users.$A$2:.$A$1281];[.K12];[$users.$K$2:.$K$1281];&quot;nantes&quot;)" office:value-type="float" office:value="3" calcext:value-type="float">
            <text:p>3</text:p>
          </table:table-cell>
          <table:table-cell table:formula="of:=COUNTIFS([$users.$A$2:.$A$1281];[.K12];[$users.$K$2:.$K$1281];&quot;nice&quot;)" office:value-type="float" office:value="4" calcext:value-type="float">
            <text:p>4</text:p>
          </table:table-cell>
          <table:table-cell table:formula="of:=COUNTIFS([$users.$A$2:.$A$1281];[.K12];[$users.$K$2:.$K$1281];&quot;paris&quot;)" office:value-type="float" office:value="0" calcext:value-type="float">
            <text:p>0</text:p>
          </table:table-cell>
          <table:table-cell table:formula="of:=COUNTIFS([$users.$A$2:.$A$1281];[.K12];[$users.$K$2:.$K$1281];&quot;strasbourg&quot;)" office:value-type="float" office:value="3" calcext:value-type="float">
            <text:p>3</text:p>
          </table:table-cell>
          <table:table-cell table:formula="of:=COUNTIFS([$users.$A$2:.$A$1281];[.K12];[$users.$K$2:.$K$1281];&quot;toulouse&quot;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COUNTIFS([$users.$A$2:.$A$1281];[.K13];[$users.$K$2:.$K$1281];&quot;bordeaux&quot;)" office:value-type="float" office:value="5" calcext:value-type="float">
            <text:p>5</text:p>
          </table:table-cell>
          <table:table-cell table:formula="of:=COUNTIFS([$users.$A$2:.$A$1281];[.K13];[$users.$K$2:.$K$1281];&quot;lille&quot;)" office:value-type="float" office:value="6" calcext:value-type="float">
            <text:p>6</text:p>
          </table:table-cell>
          <table:table-cell table:formula="of:=COUNTIFS([$users.$A$2:.$A$1281];[.K13];[$users.$K$2:.$K$1281];&quot;lyon&quot;)" office:value-type="float" office:value="1" calcext:value-type="float">
            <text:p>1</text:p>
          </table:table-cell>
          <table:table-cell table:formula="of:=COUNTIFS([$users.$A$2:.$A$1281];[.K13];[$users.$K$2:.$K$1281];&quot;marseille&quot;)" office:value-type="float" office:value="3" calcext:value-type="float">
            <text:p>3</text:p>
          </table:table-cell>
          <table:table-cell table:formula="of:=COUNTIFS([$users.$A$2:.$A$1281];[.K13];[$users.$K$2:.$K$1281];&quot;montpellier&quot;)" office:value-type="float" office:value="3" calcext:value-type="float">
            <text:p>3</text:p>
          </table:table-cell>
          <table:table-cell table:formula="of:=COUNTIFS([$users.$A$2:.$A$1281];[.K13];[$users.$K$2:.$K$1281];&quot;nantes&quot;)" office:value-type="float" office:value="3" calcext:value-type="float">
            <text:p>3</text:p>
          </table:table-cell>
          <table:table-cell table:formula="of:=COUNTIFS([$users.$A$2:.$A$1281];[.K13];[$users.$K$2:.$K$1281];&quot;nice&quot;)" office:value-type="float" office:value="4" calcext:value-type="float">
            <text:p>4</text:p>
          </table:table-cell>
          <table:table-cell table:formula="of:=COUNTIFS([$users.$A$2:.$A$1281];[.K13];[$users.$K$2:.$K$1281];&quot;paris&quot;)" office:value-type="float" office:value="5" calcext:value-type="float">
            <text:p>5</text:p>
          </table:table-cell>
          <table:table-cell table:formula="of:=COUNTIFS([$users.$A$2:.$A$1281];[.K13];[$users.$K$2:.$K$1281];&quot;strasbourg&quot;)" office:value-type="float" office:value="5" calcext:value-type="float">
            <text:p>5</text:p>
          </table:table-cell>
          <table:table-cell table:formula="of:=COUNTIFS([$users.$A$2:.$A$1281];[.K13];[$users.$K$2:.$K$1281];&quot;toulouse&quot;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UNTIFS([$users.$A$2:.$A$1281];[.K14];[$users.$K$2:.$K$1281];&quot;bordeaux&quot;)" office:value-type="float" office:value="4" calcext:value-type="float">
            <text:p>4</text:p>
          </table:table-cell>
          <table:table-cell table:formula="of:=COUNTIFS([$users.$A$2:.$A$1281];[.K14];[$users.$K$2:.$K$1281];&quot;lille&quot;)" office:value-type="float" office:value="6" calcext:value-type="float">
            <text:p>6</text:p>
          </table:table-cell>
          <table:table-cell table:formula="of:=COUNTIFS([$users.$A$2:.$A$1281];[.K14];[$users.$K$2:.$K$1281];&quot;lyon&quot;)" office:value-type="float" office:value="2" calcext:value-type="float">
            <text:p>2</text:p>
          </table:table-cell>
          <table:table-cell table:formula="of:=COUNTIFS([$users.$A$2:.$A$1281];[.K14];[$users.$K$2:.$K$1281];&quot;marseille&quot;)" office:value-type="float" office:value="5" calcext:value-type="float">
            <text:p>5</text:p>
          </table:table-cell>
          <table:table-cell table:formula="of:=COUNTIFS([$users.$A$2:.$A$1281];[.K14];[$users.$K$2:.$K$1281];&quot;montpellier&quot;)" office:value-type="float" office:value="5" calcext:value-type="float">
            <text:p>5</text:p>
          </table:table-cell>
          <table:table-cell table:formula="of:=COUNTIFS([$users.$A$2:.$A$1281];[.K14];[$users.$K$2:.$K$1281];&quot;nantes&quot;)" office:value-type="float" office:value="5" calcext:value-type="float">
            <text:p>5</text:p>
          </table:table-cell>
          <table:table-cell table:formula="of:=COUNTIFS([$users.$A$2:.$A$1281];[.K14];[$users.$K$2:.$K$1281];&quot;nice&quot;)" office:value-type="float" office:value="5" calcext:value-type="float">
            <text:p>5</text:p>
          </table:table-cell>
          <table:table-cell table:formula="of:=COUNTIFS([$users.$A$2:.$A$1281];[.K14];[$users.$K$2:.$K$1281];&quot;paris&quot;)" office:value-type="float" office:value="2" calcext:value-type="float">
            <text:p>2</text:p>
          </table:table-cell>
          <table:table-cell table:formula="of:=COUNTIFS([$users.$A$2:.$A$1281];[.K14];[$users.$K$2:.$K$1281];&quot;strasbourg&quot;)" office:value-type="float" office:value="3" calcext:value-type="float">
            <text:p>3</text:p>
          </table:table-cell>
          <table:table-cell table:formula="of:=COUNTIFS([$users.$A$2:.$A$1281];[.K14];[$users.$K$2:.$K$1281];&quot;toulouse&quot;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COUNTIFS([$users.$A$2:.$A$1281];[.K15];[$users.$K$2:.$K$1281];&quot;bordeaux&quot;)" office:value-type="float" office:value="6" calcext:value-type="float">
            <text:p>6</text:p>
          </table:table-cell>
          <table:table-cell table:formula="of:=COUNTIFS([$users.$A$2:.$A$1281];[.K15];[$users.$K$2:.$K$1281];&quot;lille&quot;)" office:value-type="float" office:value="3" calcext:value-type="float">
            <text:p>3</text:p>
          </table:table-cell>
          <table:table-cell table:formula="of:=COUNTIFS([$users.$A$2:.$A$1281];[.K15];[$users.$K$2:.$K$1281];&quot;lyon&quot;)" office:value-type="float" office:value="3" calcext:value-type="float">
            <text:p>3</text:p>
          </table:table-cell>
          <table:table-cell table:formula="of:=COUNTIFS([$users.$A$2:.$A$1281];[.K15];[$users.$K$2:.$K$1281];&quot;marseille&quot;)" office:value-type="float" office:value="2" calcext:value-type="float">
            <text:p>2</text:p>
          </table:table-cell>
          <table:table-cell table:formula="of:=COUNTIFS([$users.$A$2:.$A$1281];[.K15];[$users.$K$2:.$K$1281];&quot;montpellier&quot;)" office:value-type="float" office:value="6" calcext:value-type="float">
            <text:p>6</text:p>
          </table:table-cell>
          <table:table-cell table:formula="of:=COUNTIFS([$users.$A$2:.$A$1281];[.K15];[$users.$K$2:.$K$1281];&quot;nantes&quot;)" office:value-type="float" office:value="3" calcext:value-type="float">
            <text:p>3</text:p>
          </table:table-cell>
          <table:table-cell table:formula="of:=COUNTIFS([$users.$A$2:.$A$1281];[.K15];[$users.$K$2:.$K$1281];&quot;nice&quot;)" office:value-type="float" office:value="4" calcext:value-type="float">
            <text:p>4</text:p>
          </table:table-cell>
          <table:table-cell table:formula="of:=COUNTIFS([$users.$A$2:.$A$1281];[.K15];[$users.$K$2:.$K$1281];&quot;paris&quot;)" office:value-type="float" office:value="5" calcext:value-type="float">
            <text:p>5</text:p>
          </table:table-cell>
          <table:table-cell table:formula="of:=COUNTIFS([$users.$A$2:.$A$1281];[.K15];[$users.$K$2:.$K$1281];&quot;strasbourg&quot;)" office:value-type="float" office:value="4" calcext:value-type="float">
            <text:p>4</text:p>
          </table:table-cell>
          <table:table-cell table:formula="of:=COUNTIFS([$users.$A$2:.$A$1281];[.K15];[$users.$K$2:.$K$1281];&quot;toulouse&quot;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UNTIFS([$users.$A$2:.$A$1281];[.K16];[$users.$K$2:.$K$1281];&quot;bordeaux&quot;)" office:value-type="float" office:value="2" calcext:value-type="float">
            <text:p>2</text:p>
          </table:table-cell>
          <table:table-cell table:formula="of:=COUNTIFS([$users.$A$2:.$A$1281];[.K16];[$users.$K$2:.$K$1281];&quot;lille&quot;)" office:value-type="float" office:value="7" calcext:value-type="float">
            <text:p>7</text:p>
          </table:table-cell>
          <table:table-cell table:formula="of:=COUNTIFS([$users.$A$2:.$A$1281];[.K16];[$users.$K$2:.$K$1281];&quot;lyon&quot;)" office:value-type="float" office:value="6" calcext:value-type="float">
            <text:p>6</text:p>
          </table:table-cell>
          <table:table-cell table:formula="of:=COUNTIFS([$users.$A$2:.$A$1281];[.K16];[$users.$K$2:.$K$1281];&quot;marseille&quot;)" office:value-type="float" office:value="3" calcext:value-type="float">
            <text:p>3</text:p>
          </table:table-cell>
          <table:table-cell table:formula="of:=COUNTIFS([$users.$A$2:.$A$1281];[.K16];[$users.$K$2:.$K$1281];&quot;montpellier&quot;)" office:value-type="float" office:value="3" calcext:value-type="float">
            <text:p>3</text:p>
          </table:table-cell>
          <table:table-cell table:formula="of:=COUNTIFS([$users.$A$2:.$A$1281];[.K16];[$users.$K$2:.$K$1281];&quot;nantes&quot;)" office:value-type="float" office:value="2" calcext:value-type="float">
            <text:p>2</text:p>
          </table:table-cell>
          <table:table-cell table:formula="of:=COUNTIFS([$users.$A$2:.$A$1281];[.K16];[$users.$K$2:.$K$1281];&quot;nice&quot;)" office:value-type="float" office:value="2" calcext:value-type="float">
            <text:p>2</text:p>
          </table:table-cell>
          <table:table-cell table:formula="of:=COUNTIFS([$users.$A$2:.$A$1281];[.K16];[$users.$K$2:.$K$1281];&quot;paris&quot;)" office:value-type="float" office:value="6" calcext:value-type="float">
            <text:p>6</text:p>
          </table:table-cell>
          <table:table-cell table:formula="of:=COUNTIFS([$users.$A$2:.$A$1281];[.K16];[$users.$K$2:.$K$1281];&quot;strasbourg&quot;)" office:value-type="float" office:value="5" calcext:value-type="float">
            <text:p>5</text:p>
          </table:table-cell>
          <table:table-cell table:formula="of:=COUNTIFS([$users.$A$2:.$A$1281];[.K16];[$users.$K$2:.$K$1281];&quot;toulouse&quot;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COUNTIFS([$users.$A$2:.$A$1281];[.K17];[$users.$K$2:.$K$1281];&quot;bordeaux&quot;)" office:value-type="float" office:value="6" calcext:value-type="float">
            <text:p>6</text:p>
          </table:table-cell>
          <table:table-cell table:formula="of:=COUNTIFS([$users.$A$2:.$A$1281];[.K17];[$users.$K$2:.$K$1281];&quot;lille&quot;)" office:value-type="float" office:value="4" calcext:value-type="float">
            <text:p>4</text:p>
          </table:table-cell>
          <table:table-cell table:formula="of:=COUNTIFS([$users.$A$2:.$A$1281];[.K17];[$users.$K$2:.$K$1281];&quot;lyon&quot;)" office:value-type="float" office:value="2" calcext:value-type="float">
            <text:p>2</text:p>
          </table:table-cell>
          <table:table-cell table:formula="of:=COUNTIFS([$users.$A$2:.$A$1281];[.K17];[$users.$K$2:.$K$1281];&quot;marseille&quot;)" office:value-type="float" office:value="4" calcext:value-type="float">
            <text:p>4</text:p>
          </table:table-cell>
          <table:table-cell table:formula="of:=COUNTIFS([$users.$A$2:.$A$1281];[.K17];[$users.$K$2:.$K$1281];&quot;montpellier&quot;)" office:value-type="float" office:value="5" calcext:value-type="float">
            <text:p>5</text:p>
          </table:table-cell>
          <table:table-cell table:formula="of:=COUNTIFS([$users.$A$2:.$A$1281];[.K17];[$users.$K$2:.$K$1281];&quot;nantes&quot;)" office:value-type="float" office:value="4" calcext:value-type="float">
            <text:p>4</text:p>
          </table:table-cell>
          <table:table-cell table:formula="of:=COUNTIFS([$users.$A$2:.$A$1281];[.K17];[$users.$K$2:.$K$1281];&quot;nice&quot;)" office:value-type="float" office:value="1" calcext:value-type="float">
            <text:p>1</text:p>
          </table:table-cell>
          <table:table-cell table:formula="of:=COUNTIFS([$users.$A$2:.$A$1281];[.K17];[$users.$K$2:.$K$1281];&quot;paris&quot;)" office:value-type="float" office:value="5" calcext:value-type="float">
            <text:p>5</text:p>
          </table:table-cell>
          <table:table-cell table:formula="of:=COUNTIFS([$users.$A$2:.$A$1281];[.K17];[$users.$K$2:.$K$1281];&quot;strasbourg&quot;)" office:value-type="float" office:value="3" calcext:value-type="float">
            <text:p>3</text:p>
          </table:table-cell>
          <table:table-cell table:formula="of:=COUNTIFS([$users.$A$2:.$A$1281];[.K17];[$users.$K$2:.$K$1281];&quot;toulouse&quot;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UNTIFS([$users.$A$2:.$A$1281];[.K18];[$users.$K$2:.$K$1281];&quot;bordeaux&quot;)" office:value-type="float" office:value="2" calcext:value-type="float">
            <text:p>2</text:p>
          </table:table-cell>
          <table:table-cell table:formula="of:=COUNTIFS([$users.$A$2:.$A$1281];[.K18];[$users.$K$2:.$K$1281];&quot;lille&quot;)" office:value-type="float" office:value="6" calcext:value-type="float">
            <text:p>6</text:p>
          </table:table-cell>
          <table:table-cell table:formula="of:=COUNTIFS([$users.$A$2:.$A$1281];[.K18];[$users.$K$2:.$K$1281];&quot;lyon&quot;)" office:value-type="float" office:value="3" calcext:value-type="float">
            <text:p>3</text:p>
          </table:table-cell>
          <table:table-cell table:formula="of:=COUNTIFS([$users.$A$2:.$A$1281];[.K18];[$users.$K$2:.$K$1281];&quot;marseille&quot;)" office:value-type="float" office:value="5" calcext:value-type="float">
            <text:p>5</text:p>
          </table:table-cell>
          <table:table-cell table:formula="of:=COUNTIFS([$users.$A$2:.$A$1281];[.K18];[$users.$K$2:.$K$1281];&quot;montpellier&quot;)" office:value-type="float" office:value="5" calcext:value-type="float">
            <text:p>5</text:p>
          </table:table-cell>
          <table:table-cell table:formula="of:=COUNTIFS([$users.$A$2:.$A$1281];[.K18];[$users.$K$2:.$K$1281];&quot;nantes&quot;)" office:value-type="float" office:value="3" calcext:value-type="float">
            <text:p>3</text:p>
          </table:table-cell>
          <table:table-cell table:formula="of:=COUNTIFS([$users.$A$2:.$A$1281];[.K18];[$users.$K$2:.$K$1281];&quot;nice&quot;)" office:value-type="float" office:value="3" calcext:value-type="float">
            <text:p>3</text:p>
          </table:table-cell>
          <table:table-cell table:formula="of:=COUNTIFS([$users.$A$2:.$A$1281];[.K18];[$users.$K$2:.$K$1281];&quot;paris&quot;)" office:value-type="float" office:value="1" calcext:value-type="float">
            <text:p>1</text:p>
          </table:table-cell>
          <table:table-cell table:formula="of:=COUNTIFS([$users.$A$2:.$A$1281];[.K18];[$users.$K$2:.$K$1281];&quot;strasbourg&quot;)" office:value-type="float" office:value="8" calcext:value-type="float">
            <text:p>8</text:p>
          </table:table-cell>
          <table:table-cell table:formula="of:=COUNTIFS([$users.$A$2:.$A$1281];[.K18];[$users.$K$2:.$K$1281];&quot;toulouse&quot;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COUNTIFS([$users.$A$2:.$A$1281];[.K19];[$users.$K$2:.$K$1281];&quot;bordeaux&quot;)" office:value-type="float" office:value="9" calcext:value-type="float">
            <text:p>9</text:p>
          </table:table-cell>
          <table:table-cell table:formula="of:=COUNTIFS([$users.$A$2:.$A$1281];[.K19];[$users.$K$2:.$K$1281];&quot;lille&quot;)" office:value-type="float" office:value="5" calcext:value-type="float">
            <text:p>5</text:p>
          </table:table-cell>
          <table:table-cell table:formula="of:=COUNTIFS([$users.$A$2:.$A$1281];[.K19];[$users.$K$2:.$K$1281];&quot;lyon&quot;)" office:value-type="float" office:value="7" calcext:value-type="float">
            <text:p>7</text:p>
          </table:table-cell>
          <table:table-cell table:formula="of:=COUNTIFS([$users.$A$2:.$A$1281];[.K19];[$users.$K$2:.$K$1281];&quot;marseille&quot;)" office:value-type="float" office:value="4" calcext:value-type="float">
            <text:p>4</text:p>
          </table:table-cell>
          <table:table-cell table:formula="of:=COUNTIFS([$users.$A$2:.$A$1281];[.K19];[$users.$K$2:.$K$1281];&quot;montpellier&quot;)" office:value-type="float" office:value="3" calcext:value-type="float">
            <text:p>3</text:p>
          </table:table-cell>
          <table:table-cell table:formula="of:=COUNTIFS([$users.$A$2:.$A$1281];[.K19];[$users.$K$2:.$K$1281];&quot;nantes&quot;)" office:value-type="float" office:value="1" calcext:value-type="float">
            <text:p>1</text:p>
          </table:table-cell>
          <table:table-cell table:formula="of:=COUNTIFS([$users.$A$2:.$A$1281];[.K19];[$users.$K$2:.$K$1281];&quot;nice&quot;)" office:value-type="float" office:value="2" calcext:value-type="float">
            <text:p>2</text:p>
          </table:table-cell>
          <table:table-cell table:formula="of:=COUNTIFS([$users.$A$2:.$A$1281];[.K19];[$users.$K$2:.$K$1281];&quot;paris&quot;)" office:value-type="float" office:value="4" calcext:value-type="float">
            <text:p>4</text:p>
          </table:table-cell>
          <table:table-cell table:formula="of:=COUNTIFS([$users.$A$2:.$A$1281];[.K19];[$users.$K$2:.$K$1281];&quot;strasbourg&quot;)" office:value-type="float" office:value="1" calcext:value-type="float">
            <text:p>1</text:p>
          </table:table-cell>
          <table:table-cell table:formula="of:=COUNTIFS([$users.$A$2:.$A$1281];[.K19];[$users.$K$2:.$K$1281];&quot;toulouse&quot;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UNTIFS([$users.$A$2:.$A$1281];[.K20];[$users.$K$2:.$K$1281];&quot;bordeaux&quot;)" office:value-type="float" office:value="3" calcext:value-type="float">
            <text:p>3</text:p>
          </table:table-cell>
          <table:table-cell table:formula="of:=COUNTIFS([$users.$A$2:.$A$1281];[.K20];[$users.$K$2:.$K$1281];&quot;lille&quot;)" office:value-type="float" office:value="5" calcext:value-type="float">
            <text:p>5</text:p>
          </table:table-cell>
          <table:table-cell table:formula="of:=COUNTIFS([$users.$A$2:.$A$1281];[.K20];[$users.$K$2:.$K$1281];&quot;lyon&quot;)" office:value-type="float" office:value="2" calcext:value-type="float">
            <text:p>2</text:p>
          </table:table-cell>
          <table:table-cell table:formula="of:=COUNTIFS([$users.$A$2:.$A$1281];[.K20];[$users.$K$2:.$K$1281];&quot;marseille&quot;)" office:value-type="float" office:value="5" calcext:value-type="float">
            <text:p>5</text:p>
          </table:table-cell>
          <table:table-cell table:formula="of:=COUNTIFS([$users.$A$2:.$A$1281];[.K20];[$users.$K$2:.$K$1281];&quot;montpellier&quot;)" office:value-type="float" office:value="5" calcext:value-type="float">
            <text:p>5</text:p>
          </table:table-cell>
          <table:table-cell table:formula="of:=COUNTIFS([$users.$A$2:.$A$1281];[.K20];[$users.$K$2:.$K$1281];&quot;nantes&quot;)" office:value-type="float" office:value="5" calcext:value-type="float">
            <text:p>5</text:p>
          </table:table-cell>
          <table:table-cell table:formula="of:=COUNTIFS([$users.$A$2:.$A$1281];[.K20];[$users.$K$2:.$K$1281];&quot;nice&quot;)" office:value-type="float" office:value="2" calcext:value-type="float">
            <text:p>2</text:p>
          </table:table-cell>
          <table:table-cell table:formula="of:=COUNTIFS([$users.$A$2:.$A$1281];[.K20];[$users.$K$2:.$K$1281];&quot;paris&quot;)" office:value-type="float" office:value="2" calcext:value-type="float">
            <text:p>2</text:p>
          </table:table-cell>
          <table:table-cell table:formula="of:=COUNTIFS([$users.$A$2:.$A$1281];[.K20];[$users.$K$2:.$K$1281];&quot;strasbourg&quot;)" office:value-type="float" office:value="4" calcext:value-type="float">
            <text:p>4</text:p>
          </table:table-cell>
          <table:table-cell table:formula="of:=COUNTIFS([$users.$A$2:.$A$1281];[.K20];[$users.$K$2:.$K$1281];&quot;toulouse&quot;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COUNTIFS([$users.$A$2:.$A$1281];[.K21];[$users.$K$2:.$K$1281];&quot;bordeaux&quot;)" office:value-type="float" office:value="4" calcext:value-type="float">
            <text:p>4</text:p>
          </table:table-cell>
          <table:table-cell table:formula="of:=COUNTIFS([$users.$A$2:.$A$1281];[.K21];[$users.$K$2:.$K$1281];&quot;lille&quot;)" office:value-type="float" office:value="5" calcext:value-type="float">
            <text:p>5</text:p>
          </table:table-cell>
          <table:table-cell table:formula="of:=COUNTIFS([$users.$A$2:.$A$1281];[.K21];[$users.$K$2:.$K$1281];&quot;lyon&quot;)" office:value-type="float" office:value="5" calcext:value-type="float">
            <text:p>5</text:p>
          </table:table-cell>
          <table:table-cell table:formula="of:=COUNTIFS([$users.$A$2:.$A$1281];[.K21];[$users.$K$2:.$K$1281];&quot;marseille&quot;)" office:value-type="float" office:value="6" calcext:value-type="float">
            <text:p>6</text:p>
          </table:table-cell>
          <table:table-cell table:formula="of:=COUNTIFS([$users.$A$2:.$A$1281];[.K21];[$users.$K$2:.$K$1281];&quot;montpellier&quot;)" office:value-type="float" office:value="1" calcext:value-type="float">
            <text:p>1</text:p>
          </table:table-cell>
          <table:table-cell table:formula="of:=COUNTIFS([$users.$A$2:.$A$1281];[.K21];[$users.$K$2:.$K$1281];&quot;nantes&quot;)" office:value-type="float" office:value="7" calcext:value-type="float">
            <text:p>7</text:p>
          </table:table-cell>
          <table:table-cell table:formula="of:=COUNTIFS([$users.$A$2:.$A$1281];[.K21];[$users.$K$2:.$K$1281];&quot;nice&quot;)" office:value-type="float" office:value="1" calcext:value-type="float">
            <text:p>1</text:p>
          </table:table-cell>
          <table:table-cell table:formula="of:=COUNTIFS([$users.$A$2:.$A$1281];[.K21];[$users.$K$2:.$K$1281];&quot;paris&quot;)" office:value-type="float" office:value="3" calcext:value-type="float">
            <text:p>3</text:p>
          </table:table-cell>
          <table:table-cell table:formula="of:=COUNTIFS([$users.$A$2:.$A$1281];[.K21];[$users.$K$2:.$K$1281];&quot;strasbourg&quot;)" office:value-type="float" office:value="1" calcext:value-type="float">
            <text:p>1</text:p>
          </table:table-cell>
          <table:table-cell table:formula="of:=COUNTIFS([$users.$A$2:.$A$1281];[.K21];[$users.$K$2:.$K$1281];&quot;toulouse&quot;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UNTIFS([$users.$A$2:.$A$1281];[.K22];[$users.$K$2:.$K$1281];&quot;bordeaux&quot;)" office:value-type="float" office:value="4" calcext:value-type="float">
            <text:p>4</text:p>
          </table:table-cell>
          <table:table-cell table:formula="of:=COUNTIFS([$users.$A$2:.$A$1281];[.K22];[$users.$K$2:.$K$1281];&quot;lille&quot;)" office:value-type="float" office:value="3" calcext:value-type="float">
            <text:p>3</text:p>
          </table:table-cell>
          <table:table-cell table:formula="of:=COUNTIFS([$users.$A$2:.$A$1281];[.K22];[$users.$K$2:.$K$1281];&quot;lyon&quot;)" office:value-type="float" office:value="1" calcext:value-type="float">
            <text:p>1</text:p>
          </table:table-cell>
          <table:table-cell table:formula="of:=COUNTIFS([$users.$A$2:.$A$1281];[.K22];[$users.$K$2:.$K$1281];&quot;marseille&quot;)" office:value-type="float" office:value="3" calcext:value-type="float">
            <text:p>3</text:p>
          </table:table-cell>
          <table:table-cell table:formula="of:=COUNTIFS([$users.$A$2:.$A$1281];[.K22];[$users.$K$2:.$K$1281];&quot;montpellier&quot;)" office:value-type="float" office:value="8" calcext:value-type="float">
            <text:p>8</text:p>
          </table:table-cell>
          <table:table-cell table:formula="of:=COUNTIFS([$users.$A$2:.$A$1281];[.K22];[$users.$K$2:.$K$1281];&quot;nantes&quot;)" office:value-type="float" office:value="2" calcext:value-type="float">
            <text:p>2</text:p>
          </table:table-cell>
          <table:table-cell table:formula="of:=COUNTIFS([$users.$A$2:.$A$1281];[.K22];[$users.$K$2:.$K$1281];&quot;nice&quot;)" office:value-type="float" office:value="2" calcext:value-type="float">
            <text:p>2</text:p>
          </table:table-cell>
          <table:table-cell table:formula="of:=COUNTIFS([$users.$A$2:.$A$1281];[.K22];[$users.$K$2:.$K$1281];&quot;paris&quot;)" office:value-type="float" office:value="7" calcext:value-type="float">
            <text:p>7</text:p>
          </table:table-cell>
          <table:table-cell table:formula="of:=COUNTIFS([$users.$A$2:.$A$1281];[.K22];[$users.$K$2:.$K$1281];&quot;strasbourg&quot;)" office:value-type="float" office:value="4" calcext:value-type="float">
            <text:p>4</text:p>
          </table:table-cell>
          <table:table-cell table:formula="of:=COUNTIFS([$users.$A$2:.$A$1281];[.K22];[$users.$K$2:.$K$1281];&quot;toulouse&quot;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COUNTIFS([$users.$A$2:.$A$1281];[.K23];[$users.$K$2:.$K$1281];&quot;bordeaux&quot;)" office:value-type="float" office:value="2" calcext:value-type="float">
            <text:p>2</text:p>
          </table:table-cell>
          <table:table-cell table:formula="of:=COUNTIFS([$users.$A$2:.$A$1281];[.K23];[$users.$K$2:.$K$1281];&quot;lille&quot;)" office:value-type="float" office:value="4" calcext:value-type="float">
            <text:p>4</text:p>
          </table:table-cell>
          <table:table-cell table:formula="of:=COUNTIFS([$users.$A$2:.$A$1281];[.K23];[$users.$K$2:.$K$1281];&quot;lyon&quot;)" office:value-type="float" office:value="3" calcext:value-type="float">
            <text:p>3</text:p>
          </table:table-cell>
          <table:table-cell table:formula="of:=COUNTIFS([$users.$A$2:.$A$1281];[.K23];[$users.$K$2:.$K$1281];&quot;marseille&quot;)" office:value-type="float" office:value="4" calcext:value-type="float">
            <text:p>4</text:p>
          </table:table-cell>
          <table:table-cell table:formula="of:=COUNTIFS([$users.$A$2:.$A$1281];[.K23];[$users.$K$2:.$K$1281];&quot;montpellier&quot;)" office:value-type="float" office:value="3" calcext:value-type="float">
            <text:p>3</text:p>
          </table:table-cell>
          <table:table-cell table:formula="of:=COUNTIFS([$users.$A$2:.$A$1281];[.K23];[$users.$K$2:.$K$1281];&quot;nantes&quot;)" office:value-type="float" office:value="5" calcext:value-type="float">
            <text:p>5</text:p>
          </table:table-cell>
          <table:table-cell table:formula="of:=COUNTIFS([$users.$A$2:.$A$1281];[.K23];[$users.$K$2:.$K$1281];&quot;nice&quot;)" office:value-type="float" office:value="4" calcext:value-type="float">
            <text:p>4</text:p>
          </table:table-cell>
          <table:table-cell table:formula="of:=COUNTIFS([$users.$A$2:.$A$1281];[.K23];[$users.$K$2:.$K$1281];&quot;paris&quot;)" office:value-type="float" office:value="5" calcext:value-type="float">
            <text:p>5</text:p>
          </table:table-cell>
          <table:table-cell table:formula="of:=COUNTIFS([$users.$A$2:.$A$1281];[.K23];[$users.$K$2:.$K$1281];&quot;strasbourg&quot;)" office:value-type="float" office:value="5" calcext:value-type="float">
            <text:p>5</text:p>
          </table:table-cell>
          <table:table-cell table:formula="of:=COUNTIFS([$users.$A$2:.$A$1281];[.K23];[$users.$K$2:.$K$1281];&quot;toulouse&quot;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COUNTIFS([$users.$A$2:.$A$1281];[.K24];[$users.$K$2:.$K$1281];&quot;bordeaux&quot;)" office:value-type="float" office:value="1" calcext:value-type="float">
            <text:p>1</text:p>
          </table:table-cell>
          <table:table-cell table:formula="of:=COUNTIFS([$users.$A$2:.$A$1281];[.K24];[$users.$K$2:.$K$1281];&quot;lille&quot;)" office:value-type="float" office:value="5" calcext:value-type="float">
            <text:p>5</text:p>
          </table:table-cell>
          <table:table-cell table:formula="of:=COUNTIFS([$users.$A$2:.$A$1281];[.K24];[$users.$K$2:.$K$1281];&quot;lyon&quot;)" office:value-type="float" office:value="5" calcext:value-type="float">
            <text:p>5</text:p>
          </table:table-cell>
          <table:table-cell table:formula="of:=COUNTIFS([$users.$A$2:.$A$1281];[.K24];[$users.$K$2:.$K$1281];&quot;marseille&quot;)" office:value-type="float" office:value="5" calcext:value-type="float">
            <text:p>5</text:p>
          </table:table-cell>
          <table:table-cell table:formula="of:=COUNTIFS([$users.$A$2:.$A$1281];[.K24];[$users.$K$2:.$K$1281];&quot;montpellier&quot;)" office:value-type="float" office:value="4" calcext:value-type="float">
            <text:p>4</text:p>
          </table:table-cell>
          <table:table-cell table:formula="of:=COUNTIFS([$users.$A$2:.$A$1281];[.K24];[$users.$K$2:.$K$1281];&quot;nantes&quot;)" office:value-type="float" office:value="3" calcext:value-type="float">
            <text:p>3</text:p>
          </table:table-cell>
          <table:table-cell table:formula="of:=COUNTIFS([$users.$A$2:.$A$1281];[.K24];[$users.$K$2:.$K$1281];&quot;nice&quot;)" office:value-type="float" office:value="4" calcext:value-type="float">
            <text:p>4</text:p>
          </table:table-cell>
          <table:table-cell table:formula="of:=COUNTIFS([$users.$A$2:.$A$1281];[.K24];[$users.$K$2:.$K$1281];&quot;paris&quot;)" office:value-type="float" office:value="8" calcext:value-type="float">
            <text:p>8</text:p>
          </table:table-cell>
          <table:table-cell table:formula="of:=COUNTIFS([$users.$A$2:.$A$1281];[.K24];[$users.$K$2:.$K$1281];&quot;strasbourg&quot;)" office:value-type="float" office:value="2" calcext:value-type="float">
            <text:p>2</text:p>
          </table:table-cell>
          <table:table-cell table:formula="of:=COUNTIFS([$users.$A$2:.$A$1281];[.K24];[$users.$K$2:.$K$1281];&quot;toulouse&quot;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COUNTIFS([$users.$A$2:.$A$1281];[.K25];[$users.$K$2:.$K$1281];&quot;bordeaux&quot;)" office:value-type="float" office:value="3" calcext:value-type="float">
            <text:p>3</text:p>
          </table:table-cell>
          <table:table-cell table:formula="of:=COUNTIFS([$users.$A$2:.$A$1281];[.K25];[$users.$K$2:.$K$1281];&quot;lille&quot;)" office:value-type="float" office:value="4" calcext:value-type="float">
            <text:p>4</text:p>
          </table:table-cell>
          <table:table-cell table:formula="of:=COUNTIFS([$users.$A$2:.$A$1281];[.K25];[$users.$K$2:.$K$1281];&quot;lyon&quot;)" office:value-type="float" office:value="3" calcext:value-type="float">
            <text:p>3</text:p>
          </table:table-cell>
          <table:table-cell table:formula="of:=COUNTIFS([$users.$A$2:.$A$1281];[.K25];[$users.$K$2:.$K$1281];&quot;marseille&quot;)" office:value-type="float" office:value="1" calcext:value-type="float">
            <text:p>1</text:p>
          </table:table-cell>
          <table:table-cell table:formula="of:=COUNTIFS([$users.$A$2:.$A$1281];[.K25];[$users.$K$2:.$K$1281];&quot;montpellier&quot;)" office:value-type="float" office:value="7" calcext:value-type="float">
            <text:p>7</text:p>
          </table:table-cell>
          <table:table-cell table:formula="of:=COUNTIFS([$users.$A$2:.$A$1281];[.K25];[$users.$K$2:.$K$1281];&quot;nantes&quot;)" office:value-type="float" office:value="4" calcext:value-type="float">
            <text:p>4</text:p>
          </table:table-cell>
          <table:table-cell table:formula="of:=COUNTIFS([$users.$A$2:.$A$1281];[.K25];[$users.$K$2:.$K$1281];&quot;nice&quot;)" office:value-type="float" office:value="6" calcext:value-type="float">
            <text:p>6</text:p>
          </table:table-cell>
          <table:table-cell table:formula="of:=COUNTIFS([$users.$A$2:.$A$1281];[.K25];[$users.$K$2:.$K$1281];&quot;paris&quot;)" office:value-type="float" office:value="4" calcext:value-type="float">
            <text:p>4</text:p>
          </table:table-cell>
          <table:table-cell table:formula="of:=COUNTIFS([$users.$A$2:.$A$1281];[.K25];[$users.$K$2:.$K$1281];&quot;strasbourg&quot;)" office:value-type="float" office:value="5" calcext:value-type="float">
            <text:p>5</text:p>
          </table:table-cell>
          <table:table-cell table:formula="of:=COUNTIFS([$users.$A$2:.$A$1281];[.K25];[$users.$K$2:.$K$1281];&quot;toulouse&quot;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COUNTIFS([$users.$A$2:.$A$1281];[.K26];[$users.$K$2:.$K$1281];&quot;bordeaux&quot;)" office:value-type="float" office:value="2" calcext:value-type="float">
            <text:p>2</text:p>
          </table:table-cell>
          <table:table-cell table:formula="of:=COUNTIFS([$users.$A$2:.$A$1281];[.K26];[$users.$K$2:.$K$1281];&quot;lille&quot;)" office:value-type="float" office:value="6" calcext:value-type="float">
            <text:p>6</text:p>
          </table:table-cell>
          <table:table-cell table:formula="of:=COUNTIFS([$users.$A$2:.$A$1281];[.K26];[$users.$K$2:.$K$1281];&quot;lyon&quot;)" office:value-type="float" office:value="7" calcext:value-type="float">
            <text:p>7</text:p>
          </table:table-cell>
          <table:table-cell table:formula="of:=COUNTIFS([$users.$A$2:.$A$1281];[.K26];[$users.$K$2:.$K$1281];&quot;marseille&quot;)" office:value-type="float" office:value="4" calcext:value-type="float">
            <text:p>4</text:p>
          </table:table-cell>
          <table:table-cell table:formula="of:=COUNTIFS([$users.$A$2:.$A$1281];[.K26];[$users.$K$2:.$K$1281];&quot;montpellier&quot;)" office:value-type="float" office:value="4" calcext:value-type="float">
            <text:p>4</text:p>
          </table:table-cell>
          <table:table-cell table:formula="of:=COUNTIFS([$users.$A$2:.$A$1281];[.K26];[$users.$K$2:.$K$1281];&quot;nantes&quot;)" office:value-type="float" office:value="1" calcext:value-type="float">
            <text:p>1</text:p>
          </table:table-cell>
          <table:table-cell table:formula="of:=COUNTIFS([$users.$A$2:.$A$1281];[.K26];[$users.$K$2:.$K$1281];&quot;nice&quot;)" office:value-type="float" office:value="3" calcext:value-type="float">
            <text:p>3</text:p>
          </table:table-cell>
          <table:table-cell table:formula="of:=COUNTIFS([$users.$A$2:.$A$1281];[.K26];[$users.$K$2:.$K$1281];&quot;paris&quot;)" office:value-type="float" office:value="7" calcext:value-type="float">
            <text:p>7</text:p>
          </table:table-cell>
          <table:table-cell table:formula="of:=COUNTIFS([$users.$A$2:.$A$1281];[.K26];[$users.$K$2:.$K$1281];&quot;strasbourg&quot;)" office:value-type="float" office:value="3" calcext:value-type="float">
            <text:p>3</text:p>
          </table:table-cell>
          <table:table-cell table:formula="of:=COUNTIFS([$users.$A$2:.$A$1281];[.K26];[$users.$K$2:.$K$1281];&quot;toulouse&quot;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UNTIFS([$users.$A$2:.$A$1281];[.K27];[$users.$K$2:.$K$1281];&quot;bordeaux&quot;)" office:value-type="float" office:value="6" calcext:value-type="float">
            <text:p>6</text:p>
          </table:table-cell>
          <table:table-cell table:formula="of:=COUNTIFS([$users.$A$2:.$A$1281];[.K27];[$users.$K$2:.$K$1281];&quot;lille&quot;)" office:value-type="float" office:value="6" calcext:value-type="float">
            <text:p>6</text:p>
          </table:table-cell>
          <table:table-cell table:formula="of:=COUNTIFS([$users.$A$2:.$A$1281];[.K27];[$users.$K$2:.$K$1281];&quot;lyon&quot;)" office:value-type="float" office:value="4" calcext:value-type="float">
            <text:p>4</text:p>
          </table:table-cell>
          <table:table-cell table:formula="of:=COUNTIFS([$users.$A$2:.$A$1281];[.K27];[$users.$K$2:.$K$1281];&quot;marseille&quot;)" office:value-type="float" office:value="4" calcext:value-type="float">
            <text:p>4</text:p>
          </table:table-cell>
          <table:table-cell table:formula="of:=COUNTIFS([$users.$A$2:.$A$1281];[.K27];[$users.$K$2:.$K$1281];&quot;montpellier&quot;)" office:value-type="float" office:value="1" calcext:value-type="float">
            <text:p>1</text:p>
          </table:table-cell>
          <table:table-cell table:formula="of:=COUNTIFS([$users.$A$2:.$A$1281];[.K27];[$users.$K$2:.$K$1281];&quot;nantes&quot;)" office:value-type="float" office:value="3" calcext:value-type="float">
            <text:p>3</text:p>
          </table:table-cell>
          <table:table-cell table:formula="of:=COUNTIFS([$users.$A$2:.$A$1281];[.K27];[$users.$K$2:.$K$1281];&quot;nice&quot;)" office:value-type="float" office:value="3" calcext:value-type="float">
            <text:p>3</text:p>
          </table:table-cell>
          <table:table-cell table:formula="of:=COUNTIFS([$users.$A$2:.$A$1281];[.K27];[$users.$K$2:.$K$1281];&quot;paris&quot;)" office:value-type="float" office:value="8" calcext:value-type="float">
            <text:p>8</text:p>
          </table:table-cell>
          <table:table-cell table:formula="of:=COUNTIFS([$users.$A$2:.$A$1281];[.K27];[$users.$K$2:.$K$1281];&quot;strasbourg&quot;)" office:value-type="float" office:value="3" calcext:value-type="float">
            <text:p>3</text:p>
          </table:table-cell>
          <table:table-cell table:formula="of:=COUNTIFS([$users.$A$2:.$A$1281];[.K27];[$users.$K$2:.$K$1281];&quot;toulouse&quot;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COUNTIFS([$users.$A$2:.$A$1281];[.K28];[$users.$K$2:.$K$1281];&quot;bordeaux&quot;)" office:value-type="float" office:value="1" calcext:value-type="float">
            <text:p>1</text:p>
          </table:table-cell>
          <table:table-cell table:formula="of:=COUNTIFS([$users.$A$2:.$A$1281];[.K28];[$users.$K$2:.$K$1281];&quot;lille&quot;)" office:value-type="float" office:value="7" calcext:value-type="float">
            <text:p>7</text:p>
          </table:table-cell>
          <table:table-cell table:formula="of:=COUNTIFS([$users.$A$2:.$A$1281];[.K28];[$users.$K$2:.$K$1281];&quot;lyon&quot;)" office:value-type="float" office:value="2" calcext:value-type="float">
            <text:p>2</text:p>
          </table:table-cell>
          <table:table-cell table:formula="of:=COUNTIFS([$users.$A$2:.$A$1281];[.K28];[$users.$K$2:.$K$1281];&quot;marseille&quot;)" office:value-type="float" office:value="3" calcext:value-type="float">
            <text:p>3</text:p>
          </table:table-cell>
          <table:table-cell table:formula="of:=COUNTIFS([$users.$A$2:.$A$1281];[.K28];[$users.$K$2:.$K$1281];&quot;montpellier&quot;)" office:value-type="float" office:value="2" calcext:value-type="float">
            <text:p>2</text:p>
          </table:table-cell>
          <table:table-cell table:formula="of:=COUNTIFS([$users.$A$2:.$A$1281];[.K28];[$users.$K$2:.$K$1281];&quot;nantes&quot;)" office:value-type="float" office:value="5" calcext:value-type="float">
            <text:p>5</text:p>
          </table:table-cell>
          <table:table-cell table:formula="of:=COUNTIFS([$users.$A$2:.$A$1281];[.K28];[$users.$K$2:.$K$1281];&quot;nice&quot;)" office:value-type="float" office:value="4" calcext:value-type="float">
            <text:p>4</text:p>
          </table:table-cell>
          <table:table-cell table:formula="of:=COUNTIFS([$users.$A$2:.$A$1281];[.K28];[$users.$K$2:.$K$1281];&quot;paris&quot;)" office:value-type="float" office:value="3" calcext:value-type="float">
            <text:p>3</text:p>
          </table:table-cell>
          <table:table-cell table:formula="of:=COUNTIFS([$users.$A$2:.$A$1281];[.K28];[$users.$K$2:.$K$1281];&quot;strasbourg&quot;)" office:value-type="float" office:value="6" calcext:value-type="float">
            <text:p>6</text:p>
          </table:table-cell>
          <table:table-cell table:formula="of:=COUNTIFS([$users.$A$2:.$A$1281];[.K28];[$users.$K$2:.$K$1281];&quot;toulouse&quot;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COUNTIFS([$users.$A$2:.$A$1281];[.K29];[$users.$K$2:.$K$1281];&quot;bordeaux&quot;)" office:value-type="float" office:value="3" calcext:value-type="float">
            <text:p>3</text:p>
          </table:table-cell>
          <table:table-cell table:formula="of:=COUNTIFS([$users.$A$2:.$A$1281];[.K29];[$users.$K$2:.$K$1281];&quot;lille&quot;)" office:value-type="float" office:value="0" calcext:value-type="float">
            <text:p>0</text:p>
          </table:table-cell>
          <table:table-cell table:formula="of:=COUNTIFS([$users.$A$2:.$A$1281];[.K29];[$users.$K$2:.$K$1281];&quot;lyon&quot;)" office:value-type="float" office:value="6" calcext:value-type="float">
            <text:p>6</text:p>
          </table:table-cell>
          <table:table-cell table:formula="of:=COUNTIFS([$users.$A$2:.$A$1281];[.K29];[$users.$K$2:.$K$1281];&quot;marseille&quot;)" office:value-type="float" office:value="5" calcext:value-type="float">
            <text:p>5</text:p>
          </table:table-cell>
          <table:table-cell table:formula="of:=COUNTIFS([$users.$A$2:.$A$1281];[.K29];[$users.$K$2:.$K$1281];&quot;montpellier&quot;)" office:value-type="float" office:value="6" calcext:value-type="float">
            <text:p>6</text:p>
          </table:table-cell>
          <table:table-cell table:formula="of:=COUNTIFS([$users.$A$2:.$A$1281];[.K29];[$users.$K$2:.$K$1281];&quot;nantes&quot;)" office:value-type="float" office:value="5" calcext:value-type="float">
            <text:p>5</text:p>
          </table:table-cell>
          <table:table-cell table:formula="of:=COUNTIFS([$users.$A$2:.$A$1281];[.K29];[$users.$K$2:.$K$1281];&quot;nice&quot;)" office:value-type="float" office:value="2" calcext:value-type="float">
            <text:p>2</text:p>
          </table:table-cell>
          <table:table-cell table:formula="of:=COUNTIFS([$users.$A$2:.$A$1281];[.K29];[$users.$K$2:.$K$1281];&quot;paris&quot;)" office:value-type="float" office:value="4" calcext:value-type="float">
            <text:p>4</text:p>
          </table:table-cell>
          <table:table-cell table:formula="of:=COUNTIFS([$users.$A$2:.$A$1281];[.K29];[$users.$K$2:.$K$1281];&quot;strasbourg&quot;)" office:value-type="float" office:value="4" calcext:value-type="float">
            <text:p>4</text:p>
          </table:table-cell>
          <table:table-cell table:formula="of:=COUNTIFS([$users.$A$2:.$A$1281];[.K29];[$users.$K$2:.$K$1281];&quot;toulouse&quot;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COUNTIFS([$users.$A$2:.$A$1281];[.K30];[$users.$K$2:.$K$1281];&quot;bordeaux&quot;)" office:value-type="float" office:value="4" calcext:value-type="float">
            <text:p>4</text:p>
          </table:table-cell>
          <table:table-cell table:formula="of:=COUNTIFS([$users.$A$2:.$A$1281];[.K30];[$users.$K$2:.$K$1281];&quot;lille&quot;)" office:value-type="float" office:value="3" calcext:value-type="float">
            <text:p>3</text:p>
          </table:table-cell>
          <table:table-cell table:formula="of:=COUNTIFS([$users.$A$2:.$A$1281];[.K30];[$users.$K$2:.$K$1281];&quot;lyon&quot;)" office:value-type="float" office:value="5" calcext:value-type="float">
            <text:p>5</text:p>
          </table:table-cell>
          <table:table-cell table:formula="of:=COUNTIFS([$users.$A$2:.$A$1281];[.K30];[$users.$K$2:.$K$1281];&quot;marseille&quot;)" office:value-type="float" office:value="2" calcext:value-type="float">
            <text:p>2</text:p>
          </table:table-cell>
          <table:table-cell table:formula="of:=COUNTIFS([$users.$A$2:.$A$1281];[.K30];[$users.$K$2:.$K$1281];&quot;montpellier&quot;)" office:value-type="float" office:value="3" calcext:value-type="float">
            <text:p>3</text:p>
          </table:table-cell>
          <table:table-cell table:formula="of:=COUNTIFS([$users.$A$2:.$A$1281];[.K30];[$users.$K$2:.$K$1281];&quot;nantes&quot;)" office:value-type="float" office:value="5" calcext:value-type="float">
            <text:p>5</text:p>
          </table:table-cell>
          <table:table-cell table:formula="of:=COUNTIFS([$users.$A$2:.$A$1281];[.K30];[$users.$K$2:.$K$1281];&quot;nice&quot;)" office:value-type="float" office:value="3" calcext:value-type="float">
            <text:p>3</text:p>
          </table:table-cell>
          <table:table-cell table:formula="of:=COUNTIFS([$users.$A$2:.$A$1281];[.K30];[$users.$K$2:.$K$1281];&quot;paris&quot;)" office:value-type="float" office:value="4" calcext:value-type="float">
            <text:p>4</text:p>
          </table:table-cell>
          <table:table-cell table:formula="of:=COUNTIFS([$users.$A$2:.$A$1281];[.K30];[$users.$K$2:.$K$1281];&quot;strasbourg&quot;)" office:value-type="float" office:value="6" calcext:value-type="float">
            <text:p>6</text:p>
          </table:table-cell>
          <table:table-cell table:formula="of:=COUNTIFS([$users.$A$2:.$A$1281];[.K30];[$users.$K$2:.$K$1281];&quot;toulouse&quot;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COUNTIFS([$users.$A$2:.$A$1281];[.K31];[$users.$K$2:.$K$1281];&quot;bordeaux&quot;)" office:value-type="float" office:value="5" calcext:value-type="float">
            <text:p>5</text:p>
          </table:table-cell>
          <table:table-cell table:formula="of:=COUNTIFS([$users.$A$2:.$A$1281];[.K31];[$users.$K$2:.$K$1281];&quot;lille&quot;)" office:value-type="float" office:value="4" calcext:value-type="float">
            <text:p>4</text:p>
          </table:table-cell>
          <table:table-cell table:formula="of:=COUNTIFS([$users.$A$2:.$A$1281];[.K31];[$users.$K$2:.$K$1281];&quot;lyon&quot;)" office:value-type="float" office:value="1" calcext:value-type="float">
            <text:p>1</text:p>
          </table:table-cell>
          <table:table-cell table:formula="of:=COUNTIFS([$users.$A$2:.$A$1281];[.K31];[$users.$K$2:.$K$1281];&quot;marseille&quot;)" office:value-type="float" office:value="3" calcext:value-type="float">
            <text:p>3</text:p>
          </table:table-cell>
          <table:table-cell table:formula="of:=COUNTIFS([$users.$A$2:.$A$1281];[.K31];[$users.$K$2:.$K$1281];&quot;montpellier&quot;)" office:value-type="float" office:value="5" calcext:value-type="float">
            <text:p>5</text:p>
          </table:table-cell>
          <table:table-cell table:formula="of:=COUNTIFS([$users.$A$2:.$A$1281];[.K31];[$users.$K$2:.$K$1281];&quot;nantes&quot;)" office:value-type="float" office:value="4" calcext:value-type="float">
            <text:p>4</text:p>
          </table:table-cell>
          <table:table-cell table:formula="of:=COUNTIFS([$users.$A$2:.$A$1281];[.K31];[$users.$K$2:.$K$1281];&quot;nice&quot;)" office:value-type="float" office:value="7" calcext:value-type="float">
            <text:p>7</text:p>
          </table:table-cell>
          <table:table-cell table:formula="of:=COUNTIFS([$users.$A$2:.$A$1281];[.K31];[$users.$K$2:.$K$1281];&quot;paris&quot;)" office:value-type="float" office:value="5" calcext:value-type="float">
            <text:p>5</text:p>
          </table:table-cell>
          <table:table-cell table:formula="of:=COUNTIFS([$users.$A$2:.$A$1281];[.K31];[$users.$K$2:.$K$1281];&quot;strasbourg&quot;)" office:value-type="float" office:value="3" calcext:value-type="float">
            <text:p>3</text:p>
          </table:table-cell>
          <table:table-cell table:formula="of:=COUNTIFS([$users.$A$2:.$A$1281];[.K31];[$users.$K$2:.$K$1281];&quot;toulouse&quot;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UNTIFS([$users.$A$2:.$A$1281];[.K32];[$users.$K$2:.$K$1281];&quot;bordeaux&quot;)" office:value-type="float" office:value="6" calcext:value-type="float">
            <text:p>6</text:p>
          </table:table-cell>
          <table:table-cell table:formula="of:=COUNTIFS([$users.$A$2:.$A$1281];[.K32];[$users.$K$2:.$K$1281];&quot;lille&quot;)" office:value-type="float" office:value="6" calcext:value-type="float">
            <text:p>6</text:p>
          </table:table-cell>
          <table:table-cell table:formula="of:=COUNTIFS([$users.$A$2:.$A$1281];[.K32];[$users.$K$2:.$K$1281];&quot;lyon&quot;)" office:value-type="float" office:value="5" calcext:value-type="float">
            <text:p>5</text:p>
          </table:table-cell>
          <table:table-cell table:formula="of:=COUNTIFS([$users.$A$2:.$A$1281];[.K32];[$users.$K$2:.$K$1281];&quot;marseille&quot;)" office:value-type="float" office:value="3" calcext:value-type="float">
            <text:p>3</text:p>
          </table:table-cell>
          <table:table-cell table:formula="of:=COUNTIFS([$users.$A$2:.$A$1281];[.K32];[$users.$K$2:.$K$1281];&quot;montpellier&quot;)" office:value-type="float" office:value="5" calcext:value-type="float">
            <text:p>5</text:p>
          </table:table-cell>
          <table:table-cell table:formula="of:=COUNTIFS([$users.$A$2:.$A$1281];[.K32];[$users.$K$2:.$K$1281];&quot;nantes&quot;)" office:value-type="float" office:value="4" calcext:value-type="float">
            <text:p>4</text:p>
          </table:table-cell>
          <table:table-cell table:formula="of:=COUNTIFS([$users.$A$2:.$A$1281];[.K32];[$users.$K$2:.$K$1281];&quot;nice&quot;)" office:value-type="float" office:value="3" calcext:value-type="float">
            <text:p>3</text:p>
          </table:table-cell>
          <table:table-cell table:formula="of:=COUNTIFS([$users.$A$2:.$A$1281];[.K32];[$users.$K$2:.$K$1281];&quot;paris&quot;)" office:value-type="float" office:value="3" calcext:value-type="float">
            <text:p>3</text:p>
          </table:table-cell>
          <table:table-cell table:formula="of:=COUNTIFS([$users.$A$2:.$A$1281];[.K32];[$users.$K$2:.$K$1281];&quot;strasbourg&quot;)" office:value-type="float" office:value="3" calcext:value-type="float">
            <text:p>3</text:p>
          </table:table-cell>
          <table:table-cell table:formula="of:=COUNTIFS([$users.$A$2:.$A$1281];[.K32];[$users.$K$2:.$K$1281];&quot;toulouse&quot;)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COUNTIFS([$users.$A$2:.$A$1281];[.K33];[$users.$K$2:.$K$1281];&quot;bordeaux&quot;)" office:value-type="float" office:value="5" calcext:value-type="float">
            <text:p>5</text:p>
          </table:table-cell>
          <table:table-cell table:formula="of:=COUNTIFS([$users.$A$2:.$A$1281];[.K33];[$users.$K$2:.$K$1281];&quot;lille&quot;)" office:value-type="float" office:value="4" calcext:value-type="float">
            <text:p>4</text:p>
          </table:table-cell>
          <table:table-cell table:formula="of:=COUNTIFS([$users.$A$2:.$A$1281];[.K33];[$users.$K$2:.$K$1281];&quot;lyon&quot;)" office:value-type="float" office:value="5" calcext:value-type="float">
            <text:p>5</text:p>
          </table:table-cell>
          <table:table-cell table:formula="of:=COUNTIFS([$users.$A$2:.$A$1281];[.K33];[$users.$K$2:.$K$1281];&quot;marseille&quot;)" office:value-type="float" office:value="5" calcext:value-type="float">
            <text:p>5</text:p>
          </table:table-cell>
          <table:table-cell table:formula="of:=COUNTIFS([$users.$A$2:.$A$1281];[.K33];[$users.$K$2:.$K$1281];&quot;montpellier&quot;)" office:value-type="float" office:value="3" calcext:value-type="float">
            <text:p>3</text:p>
          </table:table-cell>
          <table:table-cell table:formula="of:=COUNTIFS([$users.$A$2:.$A$1281];[.K33];[$users.$K$2:.$K$1281];&quot;nantes&quot;)" office:value-type="float" office:value="4" calcext:value-type="float">
            <text:p>4</text:p>
          </table:table-cell>
          <table:table-cell table:formula="of:=COUNTIFS([$users.$A$2:.$A$1281];[.K33];[$users.$K$2:.$K$1281];&quot;nice&quot;)" office:value-type="float" office:value="3" calcext:value-type="float">
            <text:p>3</text:p>
          </table:table-cell>
          <table:table-cell table:formula="of:=COUNTIFS([$users.$A$2:.$A$1281];[.K33];[$users.$K$2:.$K$1281];&quot;paris&quot;)" office:value-type="float" office:value="3" calcext:value-type="float">
            <text:p>3</text:p>
          </table:table-cell>
          <table:table-cell table:formula="of:=COUNTIFS([$users.$A$2:.$A$1281];[.K33];[$users.$K$2:.$K$1281];&quot;strasbourg&quot;)" office:value-type="float" office:value="5" calcext:value-type="float">
            <text:p>5</text:p>
          </table:table-cell>
          <table:table-cell table:formula="of:=COUNTIFS([$users.$A$2:.$A$1281];[.K33];[$users.$K$2:.$K$1281];&quot;toulouse&quot;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skills stats" table:style-name="ta1">
        <table:shapes>
          <draw:frame draw:z-index="0" draw:style-name="gr1" draw:text-style-name="P1" svg:width="19.214cm" svg:height="10.77cm" svg:x="15.367cm" svg:y="1.716cm">
            <draw:object draw:notify-on-update-of-ranges="'skills stats'.A1:'skills stats'.A1 'skills stats'.A2:'skills stats'.A601 'skills stats'.B1:'skills stats'.B1 'skills stats'.B2:'skills stats'.B601 'skills stats'.C1:'skills stats'.C1 'skills stats'.C2:'skills stats'.C6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33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Instance 1</text:p>
          </table:table-cell>
          <table:table-cell office:value-type="string" calcext:value-type="string">
            <text:p>Instance 2</text:p>
          </table:table-cell>
          <table:table-cell office:value-type="string" calcext:value-type="string">
            <text:p>Instance 3</text:p>
          </table:table-cell>
          <table:table-cell office:value-type="string" calcext:value-type="string">
            <text:p>Instance 4</text:p>
          </table:table-cell>
          <table:table-cell office:value-type="string" calcext:value-type="string">
            <text:p>Instance 5</text:p>
          </table:table-cell>
          <table:table-cell office:value-type="string" calcext:value-type="string">
            <text:p>Instance 6</text:p>
          </table:table-cell>
          <table:table-cell office:value-type="string" calcext:value-type="string">
            <text:p>Instance 7</text:p>
          </table:table-cell>
          <table:table-cell office:value-type="string" calcext:value-type="string">
            <text:p>Instance 8</text:p>
          </table:table-cell>
          <table:table-cell office:value-type="string" calcext:value-type="string">
            <text:p>Instance 9</text:p>
          </table:table-cell>
          <table:table-cell office:value-type="string" calcext:value-type="string">
            <text:p>Instance 10</text:p>
          </table:table-cell>
          <table:table-cell office:value-type="string" calcext:value-type="string">
            <text:p>Instance 11</text:p>
          </table:table-cell>
          <table:table-cell office:value-type="string" calcext:value-type="string">
            <text:p>Instance 12</text:p>
          </table:table-cell>
          <table:table-cell office:value-type="string" calcext:value-type="string">
            <text:p>Instance 13</text:p>
          </table:table-cell>
          <table:table-cell office:value-type="string" calcext:value-type="string">
            <text:p>Instance 14</text:p>
          </table:table-cell>
          <table:table-cell office:value-type="string" calcext:value-type="string">
            <text:p>Instance 15</text:p>
          </table:table-cell>
          <table:table-cell office:value-type="string" calcext:value-type="string">
            <text:p>Instance 16</text:p>
          </table:table-cell>
          <table:table-cell office:value-type="string" calcext:value-type="string">
            <text:p>Instance 17</text:p>
          </table:table-cell>
          <table:table-cell office:value-type="string" calcext:value-type="string">
            <text:p>Instance 18</text:p>
          </table:table-cell>
          <table:table-cell office:value-type="string" calcext:value-type="string">
            <text:p>Instance 19</text:p>
          </table:table-cell>
          <table:table-cell office:value-type="string" calcext:value-type="string">
            <text:p>Instance 20</text:p>
          </table:table-cell>
          <table:table-cell office:value-type="string" calcext:value-type="string">
            <text:p>Instance 21</text:p>
          </table:table-cell>
          <table:table-cell office:value-type="string" calcext:value-type="string">
            <text:p>Instance 22</text:p>
          </table:table-cell>
          <table:table-cell office:value-type="string" calcext:value-type="string">
            <text:p>Instance 23</text:p>
          </table:table-cell>
          <table:table-cell office:value-type="string" calcext:value-type="string">
            <text:p>Instance 24</text:p>
          </table:table-cell>
          <table:table-cell office:value-type="string" calcext:value-type="string">
            <text:p>Instance 25</text:p>
          </table:table-cell>
          <table:table-cell office:value-type="string" calcext:value-type="string">
            <text:p>Instance 26</text:p>
          </table:table-cell>
          <table:table-cell office:value-type="string" calcext:value-type="string">
            <text:p>Instance 27</text:p>
          </table:table-cell>
          <table:table-cell office:value-type="string" calcext:value-type="string">
            <text:p>Instance 28</text:p>
          </table:table-cell>
          <table:table-cell office:value-type="string" calcext:value-type="string">
            <text:p>Instance 29</text:p>
          </table:table-cell>
          <table:table-cell office:value-type="string" calcext:value-type="string">
            <text:p>Instance 30</text:p>
          </table:table-cell>
          <table:table-cell office:value-type="string" calcext:value-type="string">
            <text:p>Instance 31</text:p>
          </table:table-cell>
          <table:table-cell office:value-type="string" calcext:value-type="string">
            <text:p>Instance 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users.$F$2:.$J$41];[.A2])" office:value-type="float" office:value="1" calcext:value-type="float">
            <text:p>1</text:p>
          </table:table-cell>
          <table:table-cell table:formula="of:=COUNTIF([$users.$F$42:.$J$81];[.A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users.$F$2:.$J$41];[.A3])" office:value-type="float" office:value="1" calcext:value-type="float">
            <text:p>1</text:p>
          </table:table-cell>
          <table:table-cell table:formula="of:=COUNTIF([$users.$F$42:.$J$81];[.A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users.$F$2:.$J$41];[.A4])" office:value-type="float" office:value="1" calcext:value-type="float">
            <text:p>1</text:p>
          </table:table-cell>
          <table:table-cell table:formula="of:=COUNTIF([$users.$F$42:.$J$81];[.A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users.$F$2:.$J$41];[.A5])" office:value-type="float" office:value="1" calcext:value-type="float">
            <text:p>1</text:p>
          </table:table-cell>
          <table:table-cell table:formula="of:=COUNTIF([$users.$F$42:.$J$81];[.A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$users.$F$2:.$J$41];[.A6])" office:value-type="float" office:value="1" calcext:value-type="float">
            <text:p>1</text:p>
          </table:table-cell>
          <table:table-cell table:formula="of:=COUNTIF([$users.$F$42:.$J$81];[.A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$users.$F$2:.$J$41];[.A7])" office:value-type="float" office:value="1" calcext:value-type="float">
            <text:p>1</text:p>
          </table:table-cell>
          <table:table-cell table:formula="of:=COUNTIF([$users.$F$42:.$J$81];[.A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IF([$users.$F$2:.$J$41];[.A8])" office:value-type="float" office:value="1" calcext:value-type="float">
            <text:p>1</text:p>
          </table:table-cell>
          <table:table-cell table:formula="of:=COUNTIF([$users.$F$42:.$J$81];[.A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IF([$users.$F$2:.$J$41];[.A9])" office:value-type="float" office:value="1" calcext:value-type="float">
            <text:p>1</text:p>
          </table:table-cell>
          <table:table-cell table:formula="of:=COUNTIF([$users.$F$42:.$J$81];[.A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IF([$users.$F$2:.$J$41];[.A10])" office:value-type="float" office:value="1" calcext:value-type="float">
            <text:p>1</text:p>
          </table:table-cell>
          <table:table-cell table:formula="of:=COUNTIF([$users.$F$42:.$J$81];[.A1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IF([$users.$F$2:.$J$41];[.A11])" office:value-type="float" office:value="1" calcext:value-type="float">
            <text:p>1</text:p>
          </table:table-cell>
          <table:table-cell table:formula="of:=COUNTIF([$users.$F$42:.$J$81];[.A1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IF([$users.$F$2:.$J$41];[.A12])" office:value-type="float" office:value="1" calcext:value-type="float">
            <text:p>1</text:p>
          </table:table-cell>
          <table:table-cell table:formula="of:=COUNTIF([$users.$F$42:.$J$81];[.A1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IF([$users.$F$2:.$J$41];[.A13])" office:value-type="float" office:value="1" calcext:value-type="float">
            <text:p>1</text:p>
          </table:table-cell>
          <table:table-cell table:formula="of:=COUNTIF([$users.$F$42:.$J$81];[.A1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IF([$users.$F$2:.$J$41];[.A14])" office:value-type="float" office:value="1" calcext:value-type="float">
            <text:p>1</text:p>
          </table:table-cell>
          <table:table-cell table:formula="of:=COUNTIF([$users.$F$42:.$J$81];[.A1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IF([$users.$F$2:.$J$41];[.A15])" office:value-type="float" office:value="1" calcext:value-type="float">
            <text:p>1</text:p>
          </table:table-cell>
          <table:table-cell table:formula="of:=COUNTIF([$users.$F$42:.$J$81];[.A1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IF([$users.$F$2:.$J$41];[.A16])" office:value-type="float" office:value="1" calcext:value-type="float">
            <text:p>1</text:p>
          </table:table-cell>
          <table:table-cell table:formula="of:=COUNTIF([$users.$F$42:.$J$81];[.A1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IF([$users.$F$2:.$J$41];[.A17])" office:value-type="float" office:value="1" calcext:value-type="float">
            <text:p>1</text:p>
          </table:table-cell>
          <table:table-cell table:formula="of:=COUNTIF([$users.$F$42:.$J$81];[.A1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IF([$users.$F$2:.$J$41];[.A18])" office:value-type="float" office:value="1" calcext:value-type="float">
            <text:p>1</text:p>
          </table:table-cell>
          <table:table-cell table:formula="of:=COUNTIF([$users.$F$42:.$J$81];[.A1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IF([$users.$F$2:.$J$41];[.A19])" office:value-type="float" office:value="1" calcext:value-type="float">
            <text:p>1</text:p>
          </table:table-cell>
          <table:table-cell table:formula="of:=COUNTIF([$users.$F$42:.$J$81];[.A1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IF([$users.$F$2:.$J$41];[.A20])" office:value-type="float" office:value="1" calcext:value-type="float">
            <text:p>1</text:p>
          </table:table-cell>
          <table:table-cell table:formula="of:=COUNTIF([$users.$F$42:.$J$81];[.A2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([$users.$F$2:.$J$41];[.A21])" office:value-type="float" office:value="1" calcext:value-type="float">
            <text:p>1</text:p>
          </table:table-cell>
          <table:table-cell table:formula="of:=COUNTIF([$users.$F$42:.$J$81];[.A2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IF([$users.$F$2:.$J$41];[.A22])" office:value-type="float" office:value="1" calcext:value-type="float">
            <text:p>1</text:p>
          </table:table-cell>
          <table:table-cell table:formula="of:=COUNTIF([$users.$F$42:.$J$81];[.A2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IF([$users.$F$2:.$J$41];[.A23])" office:value-type="float" office:value="1" calcext:value-type="float">
            <text:p>1</text:p>
          </table:table-cell>
          <table:table-cell table:formula="of:=COUNTIF([$users.$F$42:.$J$81];[.A2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IF([$users.$F$2:.$J$41];[.A24])" office:value-type="float" office:value="1" calcext:value-type="float">
            <text:p>1</text:p>
          </table:table-cell>
          <table:table-cell table:formula="of:=COUNTIF([$users.$F$42:.$J$81];[.A2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IF([$users.$F$2:.$J$41];[.A25])" office:value-type="float" office:value="1" calcext:value-type="float">
            <text:p>1</text:p>
          </table:table-cell>
          <table:table-cell table:formula="of:=COUNTIF([$users.$F$42:.$J$81];[.A2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IF([$users.$F$2:.$J$41];[.A26])" office:value-type="float" office:value="1" calcext:value-type="float">
            <text:p>1</text:p>
          </table:table-cell>
          <table:table-cell table:formula="of:=COUNTIF([$users.$F$42:.$J$81];[.A2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([$users.$F$2:.$J$41];[.A27])" office:value-type="float" office:value="1" calcext:value-type="float">
            <text:p>1</text:p>
          </table:table-cell>
          <table:table-cell table:formula="of:=COUNTIF([$users.$F$42:.$J$81];[.A2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IF([$users.$F$2:.$J$41];[.A28])" office:value-type="float" office:value="1" calcext:value-type="float">
            <text:p>1</text:p>
          </table:table-cell>
          <table:table-cell table:formula="of:=COUNTIF([$users.$F$42:.$J$81];[.A2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IF([$users.$F$2:.$J$41];[.A29])" office:value-type="float" office:value="1" calcext:value-type="float">
            <text:p>1</text:p>
          </table:table-cell>
          <table:table-cell table:formula="of:=COUNTIF([$users.$F$42:.$J$81];[.A2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IF([$users.$F$2:.$J$41];[.A30])" office:value-type="float" office:value="1" calcext:value-type="float">
            <text:p>1</text:p>
          </table:table-cell>
          <table:table-cell table:formula="of:=COUNTIF([$users.$F$42:.$J$81];[.A3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IF([$users.$F$2:.$J$41];[.A31])" office:value-type="float" office:value="1" calcext:value-type="float">
            <text:p>1</text:p>
          </table:table-cell>
          <table:table-cell table:formula="of:=COUNTIF([$users.$F$42:.$J$81];[.A3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IF([$users.$F$2:.$J$41];[.A32])" office:value-type="float" office:value="1" calcext:value-type="float">
            <text:p>1</text:p>
          </table:table-cell>
          <table:table-cell table:formula="of:=COUNTIF([$users.$F$42:.$J$81];[.A3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IF([$users.$F$2:.$J$41];[.A33])" office:value-type="float" office:value="1" calcext:value-type="float">
            <text:p>1</text:p>
          </table:table-cell>
          <table:table-cell table:formula="of:=COUNTIF([$users.$F$42:.$J$81];[.A3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IF([$users.$F$2:.$J$41];[.A34])" office:value-type="float" office:value="1" calcext:value-type="float">
            <text:p>1</text:p>
          </table:table-cell>
          <table:table-cell table:formula="of:=COUNTIF([$users.$F$42:.$J$81];[.A3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IF([$users.$F$2:.$J$41];[.A35])" office:value-type="float" office:value="1" calcext:value-type="float">
            <text:p>1</text:p>
          </table:table-cell>
          <table:table-cell table:formula="of:=COUNTIF([$users.$F$42:.$J$81];[.A3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IF([$users.$F$2:.$J$41];[.A36])" office:value-type="float" office:value="1" calcext:value-type="float">
            <text:p>1</text:p>
          </table:table-cell>
          <table:table-cell table:formula="of:=COUNTIF([$users.$F$42:.$J$81];[.A3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IF([$users.$F$2:.$J$41];[.A37])" office:value-type="float" office:value="1" calcext:value-type="float">
            <text:p>1</text:p>
          </table:table-cell>
          <table:table-cell table:formula="of:=COUNTIF([$users.$F$42:.$J$81];[.A3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IF([$users.$F$2:.$J$41];[.A38])" office:value-type="float" office:value="1" calcext:value-type="float">
            <text:p>1</text:p>
          </table:table-cell>
          <table:table-cell table:formula="of:=COUNTIF([$users.$F$42:.$J$81];[.A3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IF([$users.$F$2:.$J$41];[.A39])" office:value-type="float" office:value="1" calcext:value-type="float">
            <text:p>1</text:p>
          </table:table-cell>
          <table:table-cell table:formula="of:=COUNTIF([$users.$F$42:.$J$81];[.A3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IF([$users.$F$2:.$J$41];[.A40])" office:value-type="float" office:value="1" calcext:value-type="float">
            <text:p>1</text:p>
          </table:table-cell>
          <table:table-cell table:formula="of:=COUNTIF([$users.$F$42:.$J$81];[.A4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([$users.$F$2:.$J$41];[.A41])" office:value-type="float" office:value="1" calcext:value-type="float">
            <text:p>1</text:p>
          </table:table-cell>
          <table:table-cell table:formula="of:=COUNTIF([$users.$F$42:.$J$81];[.A4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IF([$users.$F$2:.$J$41];[.A42])" office:value-type="float" office:value="0" calcext:value-type="float">
            <text:p>0</text:p>
          </table:table-cell>
          <table:table-cell table:formula="of:=COUNTIF([$users.$F$42:.$J$81];[.A4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IF([$users.$F$2:.$J$41];[.A43])" office:value-type="float" office:value="0" calcext:value-type="float">
            <text:p>0</text:p>
          </table:table-cell>
          <table:table-cell table:formula="of:=COUNTIF([$users.$F$42:.$J$81];[.A4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IF([$users.$F$2:.$J$41];[.A44])" office:value-type="float" office:value="0" calcext:value-type="float">
            <text:p>0</text:p>
          </table:table-cell>
          <table:table-cell table:formula="of:=COUNTIF([$users.$F$42:.$J$81];[.A4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IF([$users.$F$2:.$J$41];[.A45])" office:value-type="float" office:value="0" calcext:value-type="float">
            <text:p>0</text:p>
          </table:table-cell>
          <table:table-cell table:formula="of:=COUNTIF([$users.$F$42:.$J$81];[.A4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IF([$users.$F$2:.$J$41];[.A46])" office:value-type="float" office:value="0" calcext:value-type="float">
            <text:p>0</text:p>
          </table:table-cell>
          <table:table-cell table:formula="of:=COUNTIF([$users.$F$42:.$J$81];[.A4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IF([$users.$F$2:.$J$41];[.A47])" office:value-type="float" office:value="0" calcext:value-type="float">
            <text:p>0</text:p>
          </table:table-cell>
          <table:table-cell table:formula="of:=COUNTIF([$users.$F$42:.$J$81];[.A4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IF([$users.$F$2:.$J$41];[.A48])" office:value-type="float" office:value="0" calcext:value-type="float">
            <text:p>0</text:p>
          </table:table-cell>
          <table:table-cell table:formula="of:=COUNTIF([$users.$F$42:.$J$81];[.A4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IF([$users.$F$2:.$J$41];[.A49])" office:value-type="float" office:value="0" calcext:value-type="float">
            <text:p>0</text:p>
          </table:table-cell>
          <table:table-cell table:formula="of:=COUNTIF([$users.$F$42:.$J$81];[.A4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IF([$users.$F$2:.$J$41];[.A50])" office:value-type="float" office:value="0" calcext:value-type="float">
            <text:p>0</text:p>
          </table:table-cell>
          <table:table-cell table:formula="of:=COUNTIF([$users.$F$42:.$J$81];[.A5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IF([$users.$F$2:.$J$41];[.A51])" office:value-type="float" office:value="0" calcext:value-type="float">
            <text:p>0</text:p>
          </table:table-cell>
          <table:table-cell table:formula="of:=COUNTIF([$users.$F$42:.$J$81];[.A5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IF([$users.$F$2:.$J$41];[.A52])" office:value-type="float" office:value="0" calcext:value-type="float">
            <text:p>0</text:p>
          </table:table-cell>
          <table:table-cell table:formula="of:=COUNTIF([$users.$F$42:.$J$81];[.A5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IF([$users.$F$2:.$J$41];[.A53])" office:value-type="float" office:value="0" calcext:value-type="float">
            <text:p>0</text:p>
          </table:table-cell>
          <table:table-cell table:formula="of:=COUNTIF([$users.$F$42:.$J$81];[.A5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IF([$users.$F$2:.$J$41];[.A54])" office:value-type="float" office:value="0" calcext:value-type="float">
            <text:p>0</text:p>
          </table:table-cell>
          <table:table-cell table:formula="of:=COUNTIF([$users.$F$42:.$J$81];[.A5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IF([$users.$F$2:.$J$41];[.A55])" office:value-type="float" office:value="0" calcext:value-type="float">
            <text:p>0</text:p>
          </table:table-cell>
          <table:table-cell table:formula="of:=COUNTIF([$users.$F$42:.$J$81];[.A5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IF([$users.$F$2:.$J$41];[.A56])" office:value-type="float" office:value="0" calcext:value-type="float">
            <text:p>0</text:p>
          </table:table-cell>
          <table:table-cell table:formula="of:=COUNTIF([$users.$F$42:.$J$81];[.A5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IF([$users.$F$2:.$J$41];[.A57])" office:value-type="float" office:value="0" calcext:value-type="float">
            <text:p>0</text:p>
          </table:table-cell>
          <table:table-cell table:formula="of:=COUNTIF([$users.$F$42:.$J$81];[.A5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IF([$users.$F$2:.$J$41];[.A58])" office:value-type="float" office:value="0" calcext:value-type="float">
            <text:p>0</text:p>
          </table:table-cell>
          <table:table-cell table:formula="of:=COUNTIF([$users.$F$42:.$J$81];[.A5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IF([$users.$F$2:.$J$41];[.A59])" office:value-type="float" office:value="0" calcext:value-type="float">
            <text:p>0</text:p>
          </table:table-cell>
          <table:table-cell table:formula="of:=COUNTIF([$users.$F$42:.$J$81];[.A5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IF([$users.$F$2:.$J$41];[.A60])" office:value-type="float" office:value="0" calcext:value-type="float">
            <text:p>0</text:p>
          </table:table-cell>
          <table:table-cell table:formula="of:=COUNTIF([$users.$F$42:.$J$81];[.A6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IF([$users.$F$2:.$J$41];[.A61])" office:value-type="float" office:value="0" calcext:value-type="float">
            <text:p>0</text:p>
          </table:table-cell>
          <table:table-cell table:formula="of:=COUNTIF([$users.$F$42:.$J$81];[.A6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IF([$users.$F$2:.$J$41];[.A62])" office:value-type="float" office:value="0" calcext:value-type="float">
            <text:p>0</text:p>
          </table:table-cell>
          <table:table-cell table:formula="of:=COUNTIF([$users.$F$42:.$J$81];[.A6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IF([$users.$F$2:.$J$41];[.A63])" office:value-type="float" office:value="0" calcext:value-type="float">
            <text:p>0</text:p>
          </table:table-cell>
          <table:table-cell table:formula="of:=COUNTIF([$users.$F$42:.$J$81];[.A6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IF([$users.$F$2:.$J$41];[.A64])" office:value-type="float" office:value="0" calcext:value-type="float">
            <text:p>0</text:p>
          </table:table-cell>
          <table:table-cell table:formula="of:=COUNTIF([$users.$F$42:.$J$81];[.A6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([$users.$F$2:.$J$41];[.A65])" office:value-type="float" office:value="0" calcext:value-type="float">
            <text:p>0</text:p>
          </table:table-cell>
          <table:table-cell table:formula="of:=COUNTIF([$users.$F$42:.$J$81];[.A6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IF([$users.$F$2:.$J$41];[.A66])" office:value-type="float" office:value="0" calcext:value-type="float">
            <text:p>0</text:p>
          </table:table-cell>
          <table:table-cell table:formula="of:=COUNTIF([$users.$F$42:.$J$81];[.A6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IF([$users.$F$2:.$J$41];[.A67])" office:value-type="float" office:value="0" calcext:value-type="float">
            <text:p>0</text:p>
          </table:table-cell>
          <table:table-cell table:formula="of:=COUNTIF([$users.$F$42:.$J$81];[.A6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IF([$users.$F$2:.$J$41];[.A68])" office:value-type="float" office:value="0" calcext:value-type="float">
            <text:p>0</text:p>
          </table:table-cell>
          <table:table-cell table:formula="of:=COUNTIF([$users.$F$42:.$J$81];[.A6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IF([$users.$F$2:.$J$41];[.A69])" office:value-type="float" office:value="0" calcext:value-type="float">
            <text:p>0</text:p>
          </table:table-cell>
          <table:table-cell table:formula="of:=COUNTIF([$users.$F$42:.$J$81];[.A6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IF([$users.$F$2:.$J$41];[.A70])" office:value-type="float" office:value="0" calcext:value-type="float">
            <text:p>0</text:p>
          </table:table-cell>
          <table:table-cell table:formula="of:=COUNTIF([$users.$F$42:.$J$81];[.A7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IF([$users.$F$2:.$J$41];[.A71])" office:value-type="float" office:value="0" calcext:value-type="float">
            <text:p>0</text:p>
          </table:table-cell>
          <table:table-cell table:formula="of:=COUNTIF([$users.$F$42:.$J$81];[.A7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IF([$users.$F$2:.$J$41];[.A72])" office:value-type="float" office:value="0" calcext:value-type="float">
            <text:p>0</text:p>
          </table:table-cell>
          <table:table-cell table:formula="of:=COUNTIF([$users.$F$42:.$J$81];[.A7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IF([$users.$F$2:.$J$41];[.A73])" office:value-type="float" office:value="0" calcext:value-type="float">
            <text:p>0</text:p>
          </table:table-cell>
          <table:table-cell table:formula="of:=COUNTIF([$users.$F$42:.$J$81];[.A7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IF([$users.$F$2:.$J$41];[.A74])" office:value-type="float" office:value="0" calcext:value-type="float">
            <text:p>0</text:p>
          </table:table-cell>
          <table:table-cell table:formula="of:=COUNTIF([$users.$F$42:.$J$81];[.A7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IF([$users.$F$2:.$J$41];[.A75])" office:value-type="float" office:value="0" calcext:value-type="float">
            <text:p>0</text:p>
          </table:table-cell>
          <table:table-cell table:formula="of:=COUNTIF([$users.$F$42:.$J$81];[.A7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IF([$users.$F$2:.$J$41];[.A76])" office:value-type="float" office:value="0" calcext:value-type="float">
            <text:p>0</text:p>
          </table:table-cell>
          <table:table-cell table:formula="of:=COUNTIF([$users.$F$42:.$J$81];[.A7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IF([$users.$F$2:.$J$41];[.A77])" office:value-type="float" office:value="0" calcext:value-type="float">
            <text:p>0</text:p>
          </table:table-cell>
          <table:table-cell table:formula="of:=COUNTIF([$users.$F$42:.$J$81];[.A7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IF([$users.$F$2:.$J$41];[.A78])" office:value-type="float" office:value="0" calcext:value-type="float">
            <text:p>0</text:p>
          </table:table-cell>
          <table:table-cell table:formula="of:=COUNTIF([$users.$F$42:.$J$81];[.A7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IF([$users.$F$2:.$J$41];[.A79])" office:value-type="float" office:value="0" calcext:value-type="float">
            <text:p>0</text:p>
          </table:table-cell>
          <table:table-cell table:formula="of:=COUNTIF([$users.$F$42:.$J$81];[.A7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IF([$users.$F$2:.$J$41];[.A80])" office:value-type="float" office:value="0" calcext:value-type="float">
            <text:p>0</text:p>
          </table:table-cell>
          <table:table-cell table:formula="of:=COUNTIF([$users.$F$42:.$J$81];[.A8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IF([$users.$F$2:.$J$41];[.A81])" office:value-type="float" office:value="0" calcext:value-type="float">
            <text:p>0</text:p>
          </table:table-cell>
          <table:table-cell table:formula="of:=COUNTIF([$users.$F$42:.$J$81];[.A8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IF([$users.$F$2:.$J$41];[.A82])" office:value-type="float" office:value="1" calcext:value-type="float">
            <text:p>1</text:p>
          </table:table-cell>
          <table:table-cell table:formula="of:=COUNTIF([$users.$F$42:.$J$81];[.A8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IF([$users.$F$2:.$J$41];[.A83])" office:value-type="float" office:value="1" calcext:value-type="float">
            <text:p>1</text:p>
          </table:table-cell>
          <table:table-cell table:formula="of:=COUNTIF([$users.$F$42:.$J$81];[.A8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IF([$users.$F$2:.$J$41];[.A84])" office:value-type="float" office:value="1" calcext:value-type="float">
            <text:p>1</text:p>
          </table:table-cell>
          <table:table-cell table:formula="of:=COUNTIF([$users.$F$42:.$J$81];[.A8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IF([$users.$F$2:.$J$41];[.A85])" office:value-type="float" office:value="1" calcext:value-type="float">
            <text:p>1</text:p>
          </table:table-cell>
          <table:table-cell table:formula="of:=COUNTIF([$users.$F$42:.$J$81];[.A8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IF([$users.$F$2:.$J$41];[.A86])" office:value-type="float" office:value="1" calcext:value-type="float">
            <text:p>1</text:p>
          </table:table-cell>
          <table:table-cell table:formula="of:=COUNTIF([$users.$F$42:.$J$81];[.A8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IF([$users.$F$2:.$J$41];[.A87])" office:value-type="float" office:value="1" calcext:value-type="float">
            <text:p>1</text:p>
          </table:table-cell>
          <table:table-cell table:formula="of:=COUNTIF([$users.$F$42:.$J$81];[.A8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IF([$users.$F$2:.$J$41];[.A88])" office:value-type="float" office:value="1" calcext:value-type="float">
            <text:p>1</text:p>
          </table:table-cell>
          <table:table-cell table:formula="of:=COUNTIF([$users.$F$42:.$J$81];[.A8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IF([$users.$F$2:.$J$41];[.A89])" office:value-type="float" office:value="1" calcext:value-type="float">
            <text:p>1</text:p>
          </table:table-cell>
          <table:table-cell table:formula="of:=COUNTIF([$users.$F$42:.$J$81];[.A8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IF([$users.$F$2:.$J$41];[.A90])" office:value-type="float" office:value="1" calcext:value-type="float">
            <text:p>1</text:p>
          </table:table-cell>
          <table:table-cell table:formula="of:=COUNTIF([$users.$F$42:.$J$81];[.A9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IF([$users.$F$2:.$J$41];[.A91])" office:value-type="float" office:value="1" calcext:value-type="float">
            <text:p>1</text:p>
          </table:table-cell>
          <table:table-cell table:formula="of:=COUNTIF([$users.$F$42:.$J$81];[.A9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UNTIF([$users.$F$2:.$J$41];[.A92])" office:value-type="float" office:value="1" calcext:value-type="float">
            <text:p>1</text:p>
          </table:table-cell>
          <table:table-cell table:formula="of:=COUNTIF([$users.$F$42:.$J$81];[.A9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UNTIF([$users.$F$2:.$J$41];[.A93])" office:value-type="float" office:value="1" calcext:value-type="float">
            <text:p>1</text:p>
          </table:table-cell>
          <table:table-cell table:formula="of:=COUNTIF([$users.$F$42:.$J$81];[.A9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UNTIF([$users.$F$2:.$J$41];[.A94])" office:value-type="float" office:value="1" calcext:value-type="float">
            <text:p>1</text:p>
          </table:table-cell>
          <table:table-cell table:formula="of:=COUNTIF([$users.$F$42:.$J$81];[.A9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UNTIF([$users.$F$2:.$J$41];[.A95])" office:value-type="float" office:value="1" calcext:value-type="float">
            <text:p>1</text:p>
          </table:table-cell>
          <table:table-cell table:formula="of:=COUNTIF([$users.$F$42:.$J$81];[.A9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UNTIF([$users.$F$2:.$J$41];[.A96])" office:value-type="float" office:value="1" calcext:value-type="float">
            <text:p>1</text:p>
          </table:table-cell>
          <table:table-cell table:formula="of:=COUNTIF([$users.$F$42:.$J$81];[.A9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UNTIF([$users.$F$2:.$J$41];[.A97])" office:value-type="float" office:value="1" calcext:value-type="float">
            <text:p>1</text:p>
          </table:table-cell>
          <table:table-cell table:formula="of:=COUNTIF([$users.$F$42:.$J$81];[.A9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UNTIF([$users.$F$2:.$J$41];[.A98])" office:value-type="float" office:value="1" calcext:value-type="float">
            <text:p>1</text:p>
          </table:table-cell>
          <table:table-cell table:formula="of:=COUNTIF([$users.$F$42:.$J$81];[.A9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UNTIF([$users.$F$2:.$J$41];[.A99])" office:value-type="float" office:value="1" calcext:value-type="float">
            <text:p>1</text:p>
          </table:table-cell>
          <table:table-cell table:formula="of:=COUNTIF([$users.$F$42:.$J$81];[.A9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UNTIF([$users.$F$2:.$J$41];[.A100])" office:value-type="float" office:value="1" calcext:value-type="float">
            <text:p>1</text:p>
          </table:table-cell>
          <table:table-cell table:formula="of:=COUNTIF([$users.$F$42:.$J$81];[.A10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UNTIF([$users.$F$2:.$J$41];[.A101])" office:value-type="float" office:value="1" calcext:value-type="float">
            <text:p>1</text:p>
          </table:table-cell>
          <table:table-cell table:formula="of:=COUNTIF([$users.$F$42:.$J$81];[.A10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UNTIF([$users.$F$2:.$J$41];[.A102])" office:value-type="float" office:value="1" calcext:value-type="float">
            <text:p>1</text:p>
          </table:table-cell>
          <table:table-cell table:formula="of:=COUNTIF([$users.$F$42:.$J$81];[.A10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UNTIF([$users.$F$2:.$J$41];[.A103])" office:value-type="float" office:value="1" calcext:value-type="float">
            <text:p>1</text:p>
          </table:table-cell>
          <table:table-cell table:formula="of:=COUNTIF([$users.$F$42:.$J$81];[.A10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UNTIF([$users.$F$2:.$J$41];[.A104])" office:value-type="float" office:value="1" calcext:value-type="float">
            <text:p>1</text:p>
          </table:table-cell>
          <table:table-cell table:formula="of:=COUNTIF([$users.$F$42:.$J$81];[.A10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UNTIF([$users.$F$2:.$J$41];[.A105])" office:value-type="float" office:value="1" calcext:value-type="float">
            <text:p>1</text:p>
          </table:table-cell>
          <table:table-cell table:formula="of:=COUNTIF([$users.$F$42:.$J$81];[.A10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UNTIF([$users.$F$2:.$J$41];[.A106])" office:value-type="float" office:value="1" calcext:value-type="float">
            <text:p>1</text:p>
          </table:table-cell>
          <table:table-cell table:formula="of:=COUNTIF([$users.$F$42:.$J$81];[.A10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UNTIF([$users.$F$2:.$J$41];[.A107])" office:value-type="float" office:value="1" calcext:value-type="float">
            <text:p>1</text:p>
          </table:table-cell>
          <table:table-cell table:formula="of:=COUNTIF([$users.$F$42:.$J$81];[.A10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UNTIF([$users.$F$2:.$J$41];[.A108])" office:value-type="float" office:value="1" calcext:value-type="float">
            <text:p>1</text:p>
          </table:table-cell>
          <table:table-cell table:formula="of:=COUNTIF([$users.$F$42:.$J$81];[.A10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UNTIF([$users.$F$2:.$J$41];[.A109])" office:value-type="float" office:value="1" calcext:value-type="float">
            <text:p>1</text:p>
          </table:table-cell>
          <table:table-cell table:formula="of:=COUNTIF([$users.$F$42:.$J$81];[.A10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UNTIF([$users.$F$2:.$J$41];[.A110])" office:value-type="float" office:value="1" calcext:value-type="float">
            <text:p>1</text:p>
          </table:table-cell>
          <table:table-cell table:formula="of:=COUNTIF([$users.$F$42:.$J$81];[.A11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UNTIF([$users.$F$2:.$J$41];[.A111])" office:value-type="float" office:value="1" calcext:value-type="float">
            <text:p>1</text:p>
          </table:table-cell>
          <table:table-cell table:formula="of:=COUNTIF([$users.$F$42:.$J$81];[.A11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UNTIF([$users.$F$2:.$J$41];[.A112])" office:value-type="float" office:value="1" calcext:value-type="float">
            <text:p>1</text:p>
          </table:table-cell>
          <table:table-cell table:formula="of:=COUNTIF([$users.$F$42:.$J$81];[.A11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UNTIF([$users.$F$2:.$J$41];[.A113])" office:value-type="float" office:value="1" calcext:value-type="float">
            <text:p>1</text:p>
          </table:table-cell>
          <table:table-cell table:formula="of:=COUNTIF([$users.$F$42:.$J$81];[.A11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UNTIF([$users.$F$2:.$J$41];[.A114])" office:value-type="float" office:value="1" calcext:value-type="float">
            <text:p>1</text:p>
          </table:table-cell>
          <table:table-cell table:formula="of:=COUNTIF([$users.$F$42:.$J$81];[.A11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UNTIF([$users.$F$2:.$J$41];[.A115])" office:value-type="float" office:value="1" calcext:value-type="float">
            <text:p>1</text:p>
          </table:table-cell>
          <table:table-cell table:formula="of:=COUNTIF([$users.$F$42:.$J$81];[.A11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UNTIF([$users.$F$2:.$J$41];[.A116])" office:value-type="float" office:value="1" calcext:value-type="float">
            <text:p>1</text:p>
          </table:table-cell>
          <table:table-cell table:formula="of:=COUNTIF([$users.$F$42:.$J$81];[.A11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UNTIF([$users.$F$2:.$J$41];[.A117])" office:value-type="float" office:value="1" calcext:value-type="float">
            <text:p>1</text:p>
          </table:table-cell>
          <table:table-cell table:formula="of:=COUNTIF([$users.$F$42:.$J$81];[.A11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UNTIF([$users.$F$2:.$J$41];[.A118])" office:value-type="float" office:value="1" calcext:value-type="float">
            <text:p>1</text:p>
          </table:table-cell>
          <table:table-cell table:formula="of:=COUNTIF([$users.$F$42:.$J$81];[.A11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UNTIF([$users.$F$2:.$J$41];[.A119])" office:value-type="float" office:value="1" calcext:value-type="float">
            <text:p>1</text:p>
          </table:table-cell>
          <table:table-cell table:formula="of:=COUNTIF([$users.$F$42:.$J$81];[.A11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UNTIF([$users.$F$2:.$J$41];[.A120])" office:value-type="float" office:value="1" calcext:value-type="float">
            <text:p>1</text:p>
          </table:table-cell>
          <table:table-cell table:formula="of:=COUNTIF([$users.$F$42:.$J$81];[.A12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UNTIF([$users.$F$2:.$J$41];[.A121])" office:value-type="float" office:value="1" calcext:value-type="float">
            <text:p>1</text:p>
          </table:table-cell>
          <table:table-cell table:formula="of:=COUNTIF([$users.$F$42:.$J$81];[.A12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UNTIF([$users.$F$2:.$J$41];[.A122])" office:value-type="float" office:value="0" calcext:value-type="float">
            <text:p>0</text:p>
          </table:table-cell>
          <table:table-cell table:formula="of:=COUNTIF([$users.$F$42:.$J$81];[.A12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UNTIF([$users.$F$2:.$J$41];[.A123])" office:value-type="float" office:value="0" calcext:value-type="float">
            <text:p>0</text:p>
          </table:table-cell>
          <table:table-cell table:formula="of:=COUNTIF([$users.$F$42:.$J$81];[.A12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UNTIF([$users.$F$2:.$J$41];[.A124])" office:value-type="float" office:value="0" calcext:value-type="float">
            <text:p>0</text:p>
          </table:table-cell>
          <table:table-cell table:formula="of:=COUNTIF([$users.$F$42:.$J$81];[.A12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UNTIF([$users.$F$2:.$J$41];[.A125])" office:value-type="float" office:value="0" calcext:value-type="float">
            <text:p>0</text:p>
          </table:table-cell>
          <table:table-cell table:formula="of:=COUNTIF([$users.$F$42:.$J$81];[.A12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UNTIF([$users.$F$2:.$J$41];[.A126])" office:value-type="float" office:value="0" calcext:value-type="float">
            <text:p>0</text:p>
          </table:table-cell>
          <table:table-cell table:formula="of:=COUNTIF([$users.$F$42:.$J$81];[.A12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UNTIF([$users.$F$2:.$J$41];[.A127])" office:value-type="float" office:value="0" calcext:value-type="float">
            <text:p>0</text:p>
          </table:table-cell>
          <table:table-cell table:formula="of:=COUNTIF([$users.$F$42:.$J$81];[.A12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UNTIF([$users.$F$2:.$J$41];[.A128])" office:value-type="float" office:value="0" calcext:value-type="float">
            <text:p>0</text:p>
          </table:table-cell>
          <table:table-cell table:formula="of:=COUNTIF([$users.$F$42:.$J$81];[.A12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UNTIF([$users.$F$2:.$J$41];[.A129])" office:value-type="float" office:value="0" calcext:value-type="float">
            <text:p>0</text:p>
          </table:table-cell>
          <table:table-cell table:formula="of:=COUNTIF([$users.$F$42:.$J$81];[.A12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UNTIF([$users.$F$2:.$J$41];[.A130])" office:value-type="float" office:value="0" calcext:value-type="float">
            <text:p>0</text:p>
          </table:table-cell>
          <table:table-cell table:formula="of:=COUNTIF([$users.$F$42:.$J$81];[.A13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UNTIF([$users.$F$2:.$J$41];[.A131])" office:value-type="float" office:value="0" calcext:value-type="float">
            <text:p>0</text:p>
          </table:table-cell>
          <table:table-cell table:formula="of:=COUNTIF([$users.$F$42:.$J$81];[.A13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UNTIF([$users.$F$2:.$J$41];[.A132])" office:value-type="float" office:value="0" calcext:value-type="float">
            <text:p>0</text:p>
          </table:table-cell>
          <table:table-cell table:formula="of:=COUNTIF([$users.$F$42:.$J$81];[.A13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UNTIF([$users.$F$2:.$J$41];[.A133])" office:value-type="float" office:value="0" calcext:value-type="float">
            <text:p>0</text:p>
          </table:table-cell>
          <table:table-cell table:formula="of:=COUNTIF([$users.$F$42:.$J$81];[.A13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UNTIF([$users.$F$2:.$J$41];[.A134])" office:value-type="float" office:value="0" calcext:value-type="float">
            <text:p>0</text:p>
          </table:table-cell>
          <table:table-cell table:formula="of:=COUNTIF([$users.$F$42:.$J$81];[.A13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UNTIF([$users.$F$2:.$J$41];[.A135])" office:value-type="float" office:value="0" calcext:value-type="float">
            <text:p>0</text:p>
          </table:table-cell>
          <table:table-cell table:formula="of:=COUNTIF([$users.$F$42:.$J$81];[.A13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UNTIF([$users.$F$2:.$J$41];[.A136])" office:value-type="float" office:value="0" calcext:value-type="float">
            <text:p>0</text:p>
          </table:table-cell>
          <table:table-cell table:formula="of:=COUNTIF([$users.$F$42:.$J$81];[.A13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UNTIF([$users.$F$2:.$J$41];[.A137])" office:value-type="float" office:value="0" calcext:value-type="float">
            <text:p>0</text:p>
          </table:table-cell>
          <table:table-cell table:formula="of:=COUNTIF([$users.$F$42:.$J$81];[.A13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UNTIF([$users.$F$2:.$J$41];[.A138])" office:value-type="float" office:value="0" calcext:value-type="float">
            <text:p>0</text:p>
          </table:table-cell>
          <table:table-cell table:formula="of:=COUNTIF([$users.$F$42:.$J$81];[.A13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UNTIF([$users.$F$2:.$J$41];[.A139])" office:value-type="float" office:value="0" calcext:value-type="float">
            <text:p>0</text:p>
          </table:table-cell>
          <table:table-cell table:formula="of:=COUNTIF([$users.$F$42:.$J$81];[.A13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UNTIF([$users.$F$2:.$J$41];[.A140])" office:value-type="float" office:value="0" calcext:value-type="float">
            <text:p>0</text:p>
          </table:table-cell>
          <table:table-cell table:formula="of:=COUNTIF([$users.$F$42:.$J$81];[.A14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UNTIF([$users.$F$2:.$J$41];[.A141])" office:value-type="float" office:value="0" calcext:value-type="float">
            <text:p>0</text:p>
          </table:table-cell>
          <table:table-cell table:formula="of:=COUNTIF([$users.$F$42:.$J$81];[.A14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UNTIF([$users.$F$2:.$J$41];[.A142])" office:value-type="float" office:value="0" calcext:value-type="float">
            <text:p>0</text:p>
          </table:table-cell>
          <table:table-cell table:formula="of:=COUNTIF([$users.$F$42:.$J$81];[.A14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UNTIF([$users.$F$2:.$J$41];[.A143])" office:value-type="float" office:value="0" calcext:value-type="float">
            <text:p>0</text:p>
          </table:table-cell>
          <table:table-cell table:formula="of:=COUNTIF([$users.$F$42:.$J$81];[.A14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UNTIF([$users.$F$2:.$J$41];[.A144])" office:value-type="float" office:value="0" calcext:value-type="float">
            <text:p>0</text:p>
          </table:table-cell>
          <table:table-cell table:formula="of:=COUNTIF([$users.$F$42:.$J$81];[.A14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UNTIF([$users.$F$2:.$J$41];[.A145])" office:value-type="float" office:value="0" calcext:value-type="float">
            <text:p>0</text:p>
          </table:table-cell>
          <table:table-cell table:formula="of:=COUNTIF([$users.$F$42:.$J$81];[.A14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UNTIF([$users.$F$2:.$J$41];[.A146])" office:value-type="float" office:value="0" calcext:value-type="float">
            <text:p>0</text:p>
          </table:table-cell>
          <table:table-cell table:formula="of:=COUNTIF([$users.$F$42:.$J$81];[.A14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UNTIF([$users.$F$2:.$J$41];[.A147])" office:value-type="float" office:value="0" calcext:value-type="float">
            <text:p>0</text:p>
          </table:table-cell>
          <table:table-cell table:formula="of:=COUNTIF([$users.$F$42:.$J$81];[.A14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UNTIF([$users.$F$2:.$J$41];[.A148])" office:value-type="float" office:value="0" calcext:value-type="float">
            <text:p>0</text:p>
          </table:table-cell>
          <table:table-cell table:formula="of:=COUNTIF([$users.$F$42:.$J$81];[.A14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UNTIF([$users.$F$2:.$J$41];[.A149])" office:value-type="float" office:value="0" calcext:value-type="float">
            <text:p>0</text:p>
          </table:table-cell>
          <table:table-cell table:formula="of:=COUNTIF([$users.$F$42:.$J$81];[.A14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UNTIF([$users.$F$2:.$J$41];[.A150])" office:value-type="float" office:value="0" calcext:value-type="float">
            <text:p>0</text:p>
          </table:table-cell>
          <table:table-cell table:formula="of:=COUNTIF([$users.$F$42:.$J$81];[.A15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UNTIF([$users.$F$2:.$J$41];[.A151])" office:value-type="float" office:value="0" calcext:value-type="float">
            <text:p>0</text:p>
          </table:table-cell>
          <table:table-cell table:formula="of:=COUNTIF([$users.$F$42:.$J$81];[.A15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UNTIF([$users.$F$2:.$J$41];[.A152])" office:value-type="float" office:value="0" calcext:value-type="float">
            <text:p>0</text:p>
          </table:table-cell>
          <table:table-cell table:formula="of:=COUNTIF([$users.$F$42:.$J$81];[.A15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UNTIF([$users.$F$2:.$J$41];[.A153])" office:value-type="float" office:value="0" calcext:value-type="float">
            <text:p>0</text:p>
          </table:table-cell>
          <table:table-cell table:formula="of:=COUNTIF([$users.$F$42:.$J$81];[.A15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UNTIF([$users.$F$2:.$J$41];[.A154])" office:value-type="float" office:value="0" calcext:value-type="float">
            <text:p>0</text:p>
          </table:table-cell>
          <table:table-cell table:formula="of:=COUNTIF([$users.$F$42:.$J$81];[.A15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UNTIF([$users.$F$2:.$J$41];[.A155])" office:value-type="float" office:value="0" calcext:value-type="float">
            <text:p>0</text:p>
          </table:table-cell>
          <table:table-cell table:formula="of:=COUNTIF([$users.$F$42:.$J$81];[.A15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UNTIF([$users.$F$2:.$J$41];[.A156])" office:value-type="float" office:value="0" calcext:value-type="float">
            <text:p>0</text:p>
          </table:table-cell>
          <table:table-cell table:formula="of:=COUNTIF([$users.$F$42:.$J$81];[.A15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UNTIF([$users.$F$2:.$J$41];[.A157])" office:value-type="float" office:value="0" calcext:value-type="float">
            <text:p>0</text:p>
          </table:table-cell>
          <table:table-cell table:formula="of:=COUNTIF([$users.$F$42:.$J$81];[.A15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UNTIF([$users.$F$2:.$J$41];[.A158])" office:value-type="float" office:value="0" calcext:value-type="float">
            <text:p>0</text:p>
          </table:table-cell>
          <table:table-cell table:formula="of:=COUNTIF([$users.$F$42:.$J$81];[.A15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UNTIF([$users.$F$2:.$J$41];[.A159])" office:value-type="float" office:value="0" calcext:value-type="float">
            <text:p>0</text:p>
          </table:table-cell>
          <table:table-cell table:formula="of:=COUNTIF([$users.$F$42:.$J$81];[.A15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UNTIF([$users.$F$2:.$J$41];[.A160])" office:value-type="float" office:value="0" calcext:value-type="float">
            <text:p>0</text:p>
          </table:table-cell>
          <table:table-cell table:formula="of:=COUNTIF([$users.$F$42:.$J$81];[.A16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UNTIF([$users.$F$2:.$J$41];[.A161])" office:value-type="float" office:value="0" calcext:value-type="float">
            <text:p>0</text:p>
          </table:table-cell>
          <table:table-cell table:formula="of:=COUNTIF([$users.$F$42:.$J$81];[.A16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UNTIF([$users.$F$2:.$J$41];[.A162])" office:value-type="float" office:value="1" calcext:value-type="float">
            <text:p>1</text:p>
          </table:table-cell>
          <table:table-cell table:formula="of:=COUNTIF([$users.$F$42:.$J$81];[.A16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UNTIF([$users.$F$2:.$J$41];[.A163])" office:value-type="float" office:value="1" calcext:value-type="float">
            <text:p>1</text:p>
          </table:table-cell>
          <table:table-cell table:formula="of:=COUNTIF([$users.$F$42:.$J$81];[.A16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UNTIF([$users.$F$2:.$J$41];[.A164])" office:value-type="float" office:value="1" calcext:value-type="float">
            <text:p>1</text:p>
          </table:table-cell>
          <table:table-cell table:formula="of:=COUNTIF([$users.$F$42:.$J$81];[.A16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UNTIF([$users.$F$2:.$J$41];[.A165])" office:value-type="float" office:value="1" calcext:value-type="float">
            <text:p>1</text:p>
          </table:table-cell>
          <table:table-cell table:formula="of:=COUNTIF([$users.$F$42:.$J$81];[.A16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UNTIF([$users.$F$2:.$J$41];[.A166])" office:value-type="float" office:value="1" calcext:value-type="float">
            <text:p>1</text:p>
          </table:table-cell>
          <table:table-cell table:formula="of:=COUNTIF([$users.$F$42:.$J$81];[.A16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UNTIF([$users.$F$2:.$J$41];[.A167])" office:value-type="float" office:value="1" calcext:value-type="float">
            <text:p>1</text:p>
          </table:table-cell>
          <table:table-cell table:formula="of:=COUNTIF([$users.$F$42:.$J$81];[.A16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UNTIF([$users.$F$2:.$J$41];[.A168])" office:value-type="float" office:value="1" calcext:value-type="float">
            <text:p>1</text:p>
          </table:table-cell>
          <table:table-cell table:formula="of:=COUNTIF([$users.$F$42:.$J$81];[.A16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UNTIF([$users.$F$2:.$J$41];[.A169])" office:value-type="float" office:value="1" calcext:value-type="float">
            <text:p>1</text:p>
          </table:table-cell>
          <table:table-cell table:formula="of:=COUNTIF([$users.$F$42:.$J$81];[.A16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UNTIF([$users.$F$2:.$J$41];[.A170])" office:value-type="float" office:value="1" calcext:value-type="float">
            <text:p>1</text:p>
          </table:table-cell>
          <table:table-cell table:formula="of:=COUNTIF([$users.$F$42:.$J$81];[.A17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UNTIF([$users.$F$2:.$J$41];[.A171])" office:value-type="float" office:value="1" calcext:value-type="float">
            <text:p>1</text:p>
          </table:table-cell>
          <table:table-cell table:formula="of:=COUNTIF([$users.$F$42:.$J$81];[.A17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UNTIF([$users.$F$2:.$J$41];[.A172])" office:value-type="float" office:value="1" calcext:value-type="float">
            <text:p>1</text:p>
          </table:table-cell>
          <table:table-cell table:formula="of:=COUNTIF([$users.$F$42:.$J$81];[.A17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UNTIF([$users.$F$2:.$J$41];[.A173])" office:value-type="float" office:value="1" calcext:value-type="float">
            <text:p>1</text:p>
          </table:table-cell>
          <table:table-cell table:formula="of:=COUNTIF([$users.$F$42:.$J$81];[.A17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UNTIF([$users.$F$2:.$J$41];[.A174])" office:value-type="float" office:value="1" calcext:value-type="float">
            <text:p>1</text:p>
          </table:table-cell>
          <table:table-cell table:formula="of:=COUNTIF([$users.$F$42:.$J$81];[.A17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UNTIF([$users.$F$2:.$J$41];[.A175])" office:value-type="float" office:value="1" calcext:value-type="float">
            <text:p>1</text:p>
          </table:table-cell>
          <table:table-cell table:formula="of:=COUNTIF([$users.$F$42:.$J$81];[.A17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UNTIF([$users.$F$2:.$J$41];[.A176])" office:value-type="float" office:value="1" calcext:value-type="float">
            <text:p>1</text:p>
          </table:table-cell>
          <table:table-cell table:formula="of:=COUNTIF([$users.$F$42:.$J$81];[.A17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UNTIF([$users.$F$2:.$J$41];[.A177])" office:value-type="float" office:value="1" calcext:value-type="float">
            <text:p>1</text:p>
          </table:table-cell>
          <table:table-cell table:formula="of:=COUNTIF([$users.$F$42:.$J$81];[.A17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UNTIF([$users.$F$2:.$J$41];[.A178])" office:value-type="float" office:value="1" calcext:value-type="float">
            <text:p>1</text:p>
          </table:table-cell>
          <table:table-cell table:formula="of:=COUNTIF([$users.$F$42:.$J$81];[.A17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UNTIF([$users.$F$2:.$J$41];[.A179])" office:value-type="float" office:value="1" calcext:value-type="float">
            <text:p>1</text:p>
          </table:table-cell>
          <table:table-cell table:formula="of:=COUNTIF([$users.$F$42:.$J$81];[.A17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UNTIF([$users.$F$2:.$J$41];[.A180])" office:value-type="float" office:value="1" calcext:value-type="float">
            <text:p>1</text:p>
          </table:table-cell>
          <table:table-cell table:formula="of:=COUNTIF([$users.$F$42:.$J$81];[.A18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UNTIF([$users.$F$2:.$J$41];[.A181])" office:value-type="float" office:value="1" calcext:value-type="float">
            <text:p>1</text:p>
          </table:table-cell>
          <table:table-cell table:formula="of:=COUNTIF([$users.$F$42:.$J$81];[.A18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UNTIF([$users.$F$2:.$J$41];[.A182])" office:value-type="float" office:value="1" calcext:value-type="float">
            <text:p>1</text:p>
          </table:table-cell>
          <table:table-cell table:formula="of:=COUNTIF([$users.$F$42:.$J$81];[.A18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UNTIF([$users.$F$2:.$J$41];[.A183])" office:value-type="float" office:value="1" calcext:value-type="float">
            <text:p>1</text:p>
          </table:table-cell>
          <table:table-cell table:formula="of:=COUNTIF([$users.$F$42:.$J$81];[.A18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UNTIF([$users.$F$2:.$J$41];[.A184])" office:value-type="float" office:value="1" calcext:value-type="float">
            <text:p>1</text:p>
          </table:table-cell>
          <table:table-cell table:formula="of:=COUNTIF([$users.$F$42:.$J$81];[.A18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UNTIF([$users.$F$2:.$J$41];[.A185])" office:value-type="float" office:value="1" calcext:value-type="float">
            <text:p>1</text:p>
          </table:table-cell>
          <table:table-cell table:formula="of:=COUNTIF([$users.$F$42:.$J$81];[.A18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UNTIF([$users.$F$2:.$J$41];[.A186])" office:value-type="float" office:value="1" calcext:value-type="float">
            <text:p>1</text:p>
          </table:table-cell>
          <table:table-cell table:formula="of:=COUNTIF([$users.$F$42:.$J$81];[.A18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UNTIF([$users.$F$2:.$J$41];[.A187])" office:value-type="float" office:value="1" calcext:value-type="float">
            <text:p>1</text:p>
          </table:table-cell>
          <table:table-cell table:formula="of:=COUNTIF([$users.$F$42:.$J$81];[.A18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UNTIF([$users.$F$2:.$J$41];[.A188])" office:value-type="float" office:value="1" calcext:value-type="float">
            <text:p>1</text:p>
          </table:table-cell>
          <table:table-cell table:formula="of:=COUNTIF([$users.$F$42:.$J$81];[.A18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UNTIF([$users.$F$2:.$J$41];[.A189])" office:value-type="float" office:value="1" calcext:value-type="float">
            <text:p>1</text:p>
          </table:table-cell>
          <table:table-cell table:formula="of:=COUNTIF([$users.$F$42:.$J$81];[.A18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UNTIF([$users.$F$2:.$J$41];[.A190])" office:value-type="float" office:value="1" calcext:value-type="float">
            <text:p>1</text:p>
          </table:table-cell>
          <table:table-cell table:formula="of:=COUNTIF([$users.$F$42:.$J$81];[.A19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UNTIF([$users.$F$2:.$J$41];[.A191])" office:value-type="float" office:value="1" calcext:value-type="float">
            <text:p>1</text:p>
          </table:table-cell>
          <table:table-cell table:formula="of:=COUNTIF([$users.$F$42:.$J$81];[.A19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UNTIF([$users.$F$2:.$J$41];[.A192])" office:value-type="float" office:value="1" calcext:value-type="float">
            <text:p>1</text:p>
          </table:table-cell>
          <table:table-cell table:formula="of:=COUNTIF([$users.$F$42:.$J$81];[.A19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UNTIF([$users.$F$2:.$J$41];[.A193])" office:value-type="float" office:value="1" calcext:value-type="float">
            <text:p>1</text:p>
          </table:table-cell>
          <table:table-cell table:formula="of:=COUNTIF([$users.$F$42:.$J$81];[.A19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UNTIF([$users.$F$2:.$J$41];[.A194])" office:value-type="float" office:value="1" calcext:value-type="float">
            <text:p>1</text:p>
          </table:table-cell>
          <table:table-cell table:formula="of:=COUNTIF([$users.$F$42:.$J$81];[.A19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UNTIF([$users.$F$2:.$J$41];[.A195])" office:value-type="float" office:value="1" calcext:value-type="float">
            <text:p>1</text:p>
          </table:table-cell>
          <table:table-cell table:formula="of:=COUNTIF([$users.$F$42:.$J$81];[.A19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UNTIF([$users.$F$2:.$J$41];[.A196])" office:value-type="float" office:value="1" calcext:value-type="float">
            <text:p>1</text:p>
          </table:table-cell>
          <table:table-cell table:formula="of:=COUNTIF([$users.$F$42:.$J$81];[.A19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UNTIF([$users.$F$2:.$J$41];[.A197])" office:value-type="float" office:value="1" calcext:value-type="float">
            <text:p>1</text:p>
          </table:table-cell>
          <table:table-cell table:formula="of:=COUNTIF([$users.$F$42:.$J$81];[.A19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UNTIF([$users.$F$2:.$J$41];[.A198])" office:value-type="float" office:value="1" calcext:value-type="float">
            <text:p>1</text:p>
          </table:table-cell>
          <table:table-cell table:formula="of:=COUNTIF([$users.$F$42:.$J$81];[.A19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UNTIF([$users.$F$2:.$J$41];[.A199])" office:value-type="float" office:value="1" calcext:value-type="float">
            <text:p>1</text:p>
          </table:table-cell>
          <table:table-cell table:formula="of:=COUNTIF([$users.$F$42:.$J$81];[.A19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UNTIF([$users.$F$2:.$J$41];[.A200])" office:value-type="float" office:value="1" calcext:value-type="float">
            <text:p>1</text:p>
          </table:table-cell>
          <table:table-cell table:formula="of:=COUNTIF([$users.$F$42:.$J$81];[.A20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UNTIF([$users.$F$2:.$J$41];[.A201])" office:value-type="float" office:value="1" calcext:value-type="float">
            <text:p>1</text:p>
          </table:table-cell>
          <table:table-cell table:formula="of:=COUNTIF([$users.$F$42:.$J$81];[.A20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UNTIF([$users.$F$2:.$J$41];[.A202])" office:value-type="float" office:value="0" calcext:value-type="float">
            <text:p>0</text:p>
          </table:table-cell>
          <table:table-cell table:formula="of:=COUNTIF([$users.$F$42:.$J$81];[.A20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UNTIF([$users.$F$2:.$J$41];[.A203])" office:value-type="float" office:value="0" calcext:value-type="float">
            <text:p>0</text:p>
          </table:table-cell>
          <table:table-cell table:formula="of:=COUNTIF([$users.$F$42:.$J$81];[.A20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UNTIF([$users.$F$2:.$J$41];[.A204])" office:value-type="float" office:value="0" calcext:value-type="float">
            <text:p>0</text:p>
          </table:table-cell>
          <table:table-cell table:formula="of:=COUNTIF([$users.$F$42:.$J$81];[.A20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UNTIF([$users.$F$2:.$J$41];[.A205])" office:value-type="float" office:value="0" calcext:value-type="float">
            <text:p>0</text:p>
          </table:table-cell>
          <table:table-cell table:formula="of:=COUNTIF([$users.$F$42:.$J$81];[.A20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UNTIF([$users.$F$2:.$J$41];[.A206])" office:value-type="float" office:value="0" calcext:value-type="float">
            <text:p>0</text:p>
          </table:table-cell>
          <table:table-cell table:formula="of:=COUNTIF([$users.$F$42:.$J$81];[.A20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UNTIF([$users.$F$2:.$J$41];[.A207])" office:value-type="float" office:value="0" calcext:value-type="float">
            <text:p>0</text:p>
          </table:table-cell>
          <table:table-cell table:formula="of:=COUNTIF([$users.$F$42:.$J$81];[.A20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UNTIF([$users.$F$2:.$J$41];[.A208])" office:value-type="float" office:value="0" calcext:value-type="float">
            <text:p>0</text:p>
          </table:table-cell>
          <table:table-cell table:formula="of:=COUNTIF([$users.$F$42:.$J$81];[.A20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UNTIF([$users.$F$2:.$J$41];[.A209])" office:value-type="float" office:value="0" calcext:value-type="float">
            <text:p>0</text:p>
          </table:table-cell>
          <table:table-cell table:formula="of:=COUNTIF([$users.$F$42:.$J$81];[.A20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UNTIF([$users.$F$2:.$J$41];[.A210])" office:value-type="float" office:value="0" calcext:value-type="float">
            <text:p>0</text:p>
          </table:table-cell>
          <table:table-cell table:formula="of:=COUNTIF([$users.$F$42:.$J$81];[.A21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UNTIF([$users.$F$2:.$J$41];[.A211])" office:value-type="float" office:value="0" calcext:value-type="float">
            <text:p>0</text:p>
          </table:table-cell>
          <table:table-cell table:formula="of:=COUNTIF([$users.$F$42:.$J$81];[.A21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UNTIF([$users.$F$2:.$J$41];[.A212])" office:value-type="float" office:value="0" calcext:value-type="float">
            <text:p>0</text:p>
          </table:table-cell>
          <table:table-cell table:formula="of:=COUNTIF([$users.$F$42:.$J$81];[.A21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UNTIF([$users.$F$2:.$J$41];[.A213])" office:value-type="float" office:value="0" calcext:value-type="float">
            <text:p>0</text:p>
          </table:table-cell>
          <table:table-cell table:formula="of:=COUNTIF([$users.$F$42:.$J$81];[.A21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UNTIF([$users.$F$2:.$J$41];[.A214])" office:value-type="float" office:value="0" calcext:value-type="float">
            <text:p>0</text:p>
          </table:table-cell>
          <table:table-cell table:formula="of:=COUNTIF([$users.$F$42:.$J$81];[.A21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UNTIF([$users.$F$2:.$J$41];[.A215])" office:value-type="float" office:value="0" calcext:value-type="float">
            <text:p>0</text:p>
          </table:table-cell>
          <table:table-cell table:formula="of:=COUNTIF([$users.$F$42:.$J$81];[.A21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UNTIF([$users.$F$2:.$J$41];[.A216])" office:value-type="float" office:value="0" calcext:value-type="float">
            <text:p>0</text:p>
          </table:table-cell>
          <table:table-cell table:formula="of:=COUNTIF([$users.$F$42:.$J$81];[.A21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UNTIF([$users.$F$2:.$J$41];[.A217])" office:value-type="float" office:value="0" calcext:value-type="float">
            <text:p>0</text:p>
          </table:table-cell>
          <table:table-cell table:formula="of:=COUNTIF([$users.$F$42:.$J$81];[.A21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UNTIF([$users.$F$2:.$J$41];[.A218])" office:value-type="float" office:value="0" calcext:value-type="float">
            <text:p>0</text:p>
          </table:table-cell>
          <table:table-cell table:formula="of:=COUNTIF([$users.$F$42:.$J$81];[.A21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UNTIF([$users.$F$2:.$J$41];[.A219])" office:value-type="float" office:value="0" calcext:value-type="float">
            <text:p>0</text:p>
          </table:table-cell>
          <table:table-cell table:formula="of:=COUNTIF([$users.$F$42:.$J$81];[.A21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UNTIF([$users.$F$2:.$J$41];[.A220])" office:value-type="float" office:value="0" calcext:value-type="float">
            <text:p>0</text:p>
          </table:table-cell>
          <table:table-cell table:formula="of:=COUNTIF([$users.$F$42:.$J$81];[.A22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UNTIF([$users.$F$2:.$J$41];[.A221])" office:value-type="float" office:value="0" calcext:value-type="float">
            <text:p>0</text:p>
          </table:table-cell>
          <table:table-cell table:formula="of:=COUNTIF([$users.$F$42:.$J$81];[.A22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UNTIF([$users.$F$2:.$J$41];[.A222])" office:value-type="float" office:value="0" calcext:value-type="float">
            <text:p>0</text:p>
          </table:table-cell>
          <table:table-cell table:formula="of:=COUNTIF([$users.$F$42:.$J$81];[.A22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UNTIF([$users.$F$2:.$J$41];[.A223])" office:value-type="float" office:value="0" calcext:value-type="float">
            <text:p>0</text:p>
          </table:table-cell>
          <table:table-cell table:formula="of:=COUNTIF([$users.$F$42:.$J$81];[.A22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UNTIF([$users.$F$2:.$J$41];[.A224])" office:value-type="float" office:value="0" calcext:value-type="float">
            <text:p>0</text:p>
          </table:table-cell>
          <table:table-cell table:formula="of:=COUNTIF([$users.$F$42:.$J$81];[.A22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UNTIF([$users.$F$2:.$J$41];[.A225])" office:value-type="float" office:value="0" calcext:value-type="float">
            <text:p>0</text:p>
          </table:table-cell>
          <table:table-cell table:formula="of:=COUNTIF([$users.$F$42:.$J$81];[.A22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UNTIF([$users.$F$2:.$J$41];[.A226])" office:value-type="float" office:value="0" calcext:value-type="float">
            <text:p>0</text:p>
          </table:table-cell>
          <table:table-cell table:formula="of:=COUNTIF([$users.$F$42:.$J$81];[.A22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UNTIF([$users.$F$2:.$J$41];[.A227])" office:value-type="float" office:value="0" calcext:value-type="float">
            <text:p>0</text:p>
          </table:table-cell>
          <table:table-cell table:formula="of:=COUNTIF([$users.$F$42:.$J$81];[.A22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UNTIF([$users.$F$2:.$J$41];[.A228])" office:value-type="float" office:value="0" calcext:value-type="float">
            <text:p>0</text:p>
          </table:table-cell>
          <table:table-cell table:formula="of:=COUNTIF([$users.$F$42:.$J$81];[.A22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UNTIF([$users.$F$2:.$J$41];[.A229])" office:value-type="float" office:value="0" calcext:value-type="float">
            <text:p>0</text:p>
          </table:table-cell>
          <table:table-cell table:formula="of:=COUNTIF([$users.$F$42:.$J$81];[.A22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UNTIF([$users.$F$2:.$J$41];[.A230])" office:value-type="float" office:value="0" calcext:value-type="float">
            <text:p>0</text:p>
          </table:table-cell>
          <table:table-cell table:formula="of:=COUNTIF([$users.$F$42:.$J$81];[.A23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UNTIF([$users.$F$2:.$J$41];[.A231])" office:value-type="float" office:value="0" calcext:value-type="float">
            <text:p>0</text:p>
          </table:table-cell>
          <table:table-cell table:formula="of:=COUNTIF([$users.$F$42:.$J$81];[.A23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UNTIF([$users.$F$2:.$J$41];[.A232])" office:value-type="float" office:value="0" calcext:value-type="float">
            <text:p>0</text:p>
          </table:table-cell>
          <table:table-cell table:formula="of:=COUNTIF([$users.$F$42:.$J$81];[.A23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UNTIF([$users.$F$2:.$J$41];[.A233])" office:value-type="float" office:value="0" calcext:value-type="float">
            <text:p>0</text:p>
          </table:table-cell>
          <table:table-cell table:formula="of:=COUNTIF([$users.$F$42:.$J$81];[.A23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UNTIF([$users.$F$2:.$J$41];[.A234])" office:value-type="float" office:value="0" calcext:value-type="float">
            <text:p>0</text:p>
          </table:table-cell>
          <table:table-cell table:formula="of:=COUNTIF([$users.$F$42:.$J$81];[.A23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UNTIF([$users.$F$2:.$J$41];[.A235])" office:value-type="float" office:value="0" calcext:value-type="float">
            <text:p>0</text:p>
          </table:table-cell>
          <table:table-cell table:formula="of:=COUNTIF([$users.$F$42:.$J$81];[.A23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UNTIF([$users.$F$2:.$J$41];[.A236])" office:value-type="float" office:value="0" calcext:value-type="float">
            <text:p>0</text:p>
          </table:table-cell>
          <table:table-cell table:formula="of:=COUNTIF([$users.$F$42:.$J$81];[.A23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UNTIF([$users.$F$2:.$J$41];[.A237])" office:value-type="float" office:value="0" calcext:value-type="float">
            <text:p>0</text:p>
          </table:table-cell>
          <table:table-cell table:formula="of:=COUNTIF([$users.$F$42:.$J$81];[.A23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UNTIF([$users.$F$2:.$J$41];[.A238])" office:value-type="float" office:value="0" calcext:value-type="float">
            <text:p>0</text:p>
          </table:table-cell>
          <table:table-cell table:formula="of:=COUNTIF([$users.$F$42:.$J$81];[.A23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UNTIF([$users.$F$2:.$J$41];[.A239])" office:value-type="float" office:value="0" calcext:value-type="float">
            <text:p>0</text:p>
          </table:table-cell>
          <table:table-cell table:formula="of:=COUNTIF([$users.$F$42:.$J$81];[.A23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UNTIF([$users.$F$2:.$J$41];[.A240])" office:value-type="float" office:value="0" calcext:value-type="float">
            <text:p>0</text:p>
          </table:table-cell>
          <table:table-cell table:formula="of:=COUNTIF([$users.$F$42:.$J$81];[.A24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UNTIF([$users.$F$2:.$J$41];[.A241])" office:value-type="float" office:value="0" calcext:value-type="float">
            <text:p>0</text:p>
          </table:table-cell>
          <table:table-cell table:formula="of:=COUNTIF([$users.$F$42:.$J$81];[.A24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UNTIF([$users.$F$2:.$J$41];[.A242])" office:value-type="float" office:value="1" calcext:value-type="float">
            <text:p>1</text:p>
          </table:table-cell>
          <table:table-cell table:formula="of:=COUNTIF([$users.$F$42:.$J$81];[.A24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UNTIF([$users.$F$2:.$J$41];[.A243])" office:value-type="float" office:value="1" calcext:value-type="float">
            <text:p>1</text:p>
          </table:table-cell>
          <table:table-cell table:formula="of:=COUNTIF([$users.$F$42:.$J$81];[.A24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UNTIF([$users.$F$2:.$J$41];[.A244])" office:value-type="float" office:value="1" calcext:value-type="float">
            <text:p>1</text:p>
          </table:table-cell>
          <table:table-cell table:formula="of:=COUNTIF([$users.$F$42:.$J$81];[.A24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UNTIF([$users.$F$2:.$J$41];[.A245])" office:value-type="float" office:value="1" calcext:value-type="float">
            <text:p>1</text:p>
          </table:table-cell>
          <table:table-cell table:formula="of:=COUNTIF([$users.$F$42:.$J$81];[.A24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UNTIF([$users.$F$2:.$J$41];[.A246])" office:value-type="float" office:value="1" calcext:value-type="float">
            <text:p>1</text:p>
          </table:table-cell>
          <table:table-cell table:formula="of:=COUNTIF([$users.$F$42:.$J$81];[.A24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UNTIF([$users.$F$2:.$J$41];[.A247])" office:value-type="float" office:value="1" calcext:value-type="float">
            <text:p>1</text:p>
          </table:table-cell>
          <table:table-cell table:formula="of:=COUNTIF([$users.$F$42:.$J$81];[.A24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UNTIF([$users.$F$2:.$J$41];[.A248])" office:value-type="float" office:value="1" calcext:value-type="float">
            <text:p>1</text:p>
          </table:table-cell>
          <table:table-cell table:formula="of:=COUNTIF([$users.$F$42:.$J$81];[.A24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UNTIF([$users.$F$2:.$J$41];[.A249])" office:value-type="float" office:value="1" calcext:value-type="float">
            <text:p>1</text:p>
          </table:table-cell>
          <table:table-cell table:formula="of:=COUNTIF([$users.$F$42:.$J$81];[.A24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UNTIF([$users.$F$2:.$J$41];[.A250])" office:value-type="float" office:value="1" calcext:value-type="float">
            <text:p>1</text:p>
          </table:table-cell>
          <table:table-cell table:formula="of:=COUNTIF([$users.$F$42:.$J$81];[.A25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UNTIF([$users.$F$2:.$J$41];[.A251])" office:value-type="float" office:value="1" calcext:value-type="float">
            <text:p>1</text:p>
          </table:table-cell>
          <table:table-cell table:formula="of:=COUNTIF([$users.$F$42:.$J$81];[.A25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UNTIF([$users.$F$2:.$J$41];[.A252])" office:value-type="float" office:value="1" calcext:value-type="float">
            <text:p>1</text:p>
          </table:table-cell>
          <table:table-cell table:formula="of:=COUNTIF([$users.$F$42:.$J$81];[.A25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UNTIF([$users.$F$2:.$J$41];[.A253])" office:value-type="float" office:value="1" calcext:value-type="float">
            <text:p>1</text:p>
          </table:table-cell>
          <table:table-cell table:formula="of:=COUNTIF([$users.$F$42:.$J$81];[.A25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UNTIF([$users.$F$2:.$J$41];[.A254])" office:value-type="float" office:value="1" calcext:value-type="float">
            <text:p>1</text:p>
          </table:table-cell>
          <table:table-cell table:formula="of:=COUNTIF([$users.$F$42:.$J$81];[.A25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UNTIF([$users.$F$2:.$J$41];[.A255])" office:value-type="float" office:value="1" calcext:value-type="float">
            <text:p>1</text:p>
          </table:table-cell>
          <table:table-cell table:formula="of:=COUNTIF([$users.$F$42:.$J$81];[.A25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UNTIF([$users.$F$2:.$J$41];[.A256])" office:value-type="float" office:value="1" calcext:value-type="float">
            <text:p>1</text:p>
          </table:table-cell>
          <table:table-cell table:formula="of:=COUNTIF([$users.$F$42:.$J$81];[.A25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IF([$users.$F$2:.$J$41];[.A257])" office:value-type="float" office:value="1" calcext:value-type="float">
            <text:p>1</text:p>
          </table:table-cell>
          <table:table-cell table:formula="of:=COUNTIF([$users.$F$42:.$J$81];[.A25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UNTIF([$users.$F$2:.$J$41];[.A258])" office:value-type="float" office:value="1" calcext:value-type="float">
            <text:p>1</text:p>
          </table:table-cell>
          <table:table-cell table:formula="of:=COUNTIF([$users.$F$42:.$J$81];[.A25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UNTIF([$users.$F$2:.$J$41];[.A259])" office:value-type="float" office:value="1" calcext:value-type="float">
            <text:p>1</text:p>
          </table:table-cell>
          <table:table-cell table:formula="of:=COUNTIF([$users.$F$42:.$J$81];[.A25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UNTIF([$users.$F$2:.$J$41];[.A260])" office:value-type="float" office:value="1" calcext:value-type="float">
            <text:p>1</text:p>
          </table:table-cell>
          <table:table-cell table:formula="of:=COUNTIF([$users.$F$42:.$J$81];[.A26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UNTIF([$users.$F$2:.$J$41];[.A261])" office:value-type="float" office:value="1" calcext:value-type="float">
            <text:p>1</text:p>
          </table:table-cell>
          <table:table-cell table:formula="of:=COUNTIF([$users.$F$42:.$J$81];[.A26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UNTIF([$users.$F$2:.$J$41];[.A262])" office:value-type="float" office:value="1" calcext:value-type="float">
            <text:p>1</text:p>
          </table:table-cell>
          <table:table-cell table:formula="of:=COUNTIF([$users.$F$42:.$J$81];[.A26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UNTIF([$users.$F$2:.$J$41];[.A263])" office:value-type="float" office:value="1" calcext:value-type="float">
            <text:p>1</text:p>
          </table:table-cell>
          <table:table-cell table:formula="of:=COUNTIF([$users.$F$42:.$J$81];[.A26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UNTIF([$users.$F$2:.$J$41];[.A264])" office:value-type="float" office:value="1" calcext:value-type="float">
            <text:p>1</text:p>
          </table:table-cell>
          <table:table-cell table:formula="of:=COUNTIF([$users.$F$42:.$J$81];[.A26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UNTIF([$users.$F$2:.$J$41];[.A265])" office:value-type="float" office:value="1" calcext:value-type="float">
            <text:p>1</text:p>
          </table:table-cell>
          <table:table-cell table:formula="of:=COUNTIF([$users.$F$42:.$J$81];[.A26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UNTIF([$users.$F$2:.$J$41];[.A266])" office:value-type="float" office:value="1" calcext:value-type="float">
            <text:p>1</text:p>
          </table:table-cell>
          <table:table-cell table:formula="of:=COUNTIF([$users.$F$42:.$J$81];[.A26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UNTIF([$users.$F$2:.$J$41];[.A267])" office:value-type="float" office:value="1" calcext:value-type="float">
            <text:p>1</text:p>
          </table:table-cell>
          <table:table-cell table:formula="of:=COUNTIF([$users.$F$42:.$J$81];[.A26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UNTIF([$users.$F$2:.$J$41];[.A268])" office:value-type="float" office:value="1" calcext:value-type="float">
            <text:p>1</text:p>
          </table:table-cell>
          <table:table-cell table:formula="of:=COUNTIF([$users.$F$42:.$J$81];[.A26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UNTIF([$users.$F$2:.$J$41];[.A269])" office:value-type="float" office:value="1" calcext:value-type="float">
            <text:p>1</text:p>
          </table:table-cell>
          <table:table-cell table:formula="of:=COUNTIF([$users.$F$42:.$J$81];[.A26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UNTIF([$users.$F$2:.$J$41];[.A270])" office:value-type="float" office:value="1" calcext:value-type="float">
            <text:p>1</text:p>
          </table:table-cell>
          <table:table-cell table:formula="of:=COUNTIF([$users.$F$42:.$J$81];[.A27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UNTIF([$users.$F$2:.$J$41];[.A271])" office:value-type="float" office:value="1" calcext:value-type="float">
            <text:p>1</text:p>
          </table:table-cell>
          <table:table-cell table:formula="of:=COUNTIF([$users.$F$42:.$J$81];[.A27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UNTIF([$users.$F$2:.$J$41];[.A272])" office:value-type="float" office:value="1" calcext:value-type="float">
            <text:p>1</text:p>
          </table:table-cell>
          <table:table-cell table:formula="of:=COUNTIF([$users.$F$42:.$J$81];[.A27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UNTIF([$users.$F$2:.$J$41];[.A273])" office:value-type="float" office:value="1" calcext:value-type="float">
            <text:p>1</text:p>
          </table:table-cell>
          <table:table-cell table:formula="of:=COUNTIF([$users.$F$42:.$J$81];[.A27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UNTIF([$users.$F$2:.$J$41];[.A274])" office:value-type="float" office:value="1" calcext:value-type="float">
            <text:p>1</text:p>
          </table:table-cell>
          <table:table-cell table:formula="of:=COUNTIF([$users.$F$42:.$J$81];[.A27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UNTIF([$users.$F$2:.$J$41];[.A275])" office:value-type="float" office:value="1" calcext:value-type="float">
            <text:p>1</text:p>
          </table:table-cell>
          <table:table-cell table:formula="of:=COUNTIF([$users.$F$42:.$J$81];[.A27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UNTIF([$users.$F$2:.$J$41];[.A276])" office:value-type="float" office:value="1" calcext:value-type="float">
            <text:p>1</text:p>
          </table:table-cell>
          <table:table-cell table:formula="of:=COUNTIF([$users.$F$42:.$J$81];[.A27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UNTIF([$users.$F$2:.$J$41];[.A277])" office:value-type="float" office:value="1" calcext:value-type="float">
            <text:p>1</text:p>
          </table:table-cell>
          <table:table-cell table:formula="of:=COUNTIF([$users.$F$42:.$J$81];[.A27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UNTIF([$users.$F$2:.$J$41];[.A278])" office:value-type="float" office:value="1" calcext:value-type="float">
            <text:p>1</text:p>
          </table:table-cell>
          <table:table-cell table:formula="of:=COUNTIF([$users.$F$42:.$J$81];[.A27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UNTIF([$users.$F$2:.$J$41];[.A279])" office:value-type="float" office:value="1" calcext:value-type="float">
            <text:p>1</text:p>
          </table:table-cell>
          <table:table-cell table:formula="of:=COUNTIF([$users.$F$42:.$J$81];[.A27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UNTIF([$users.$F$2:.$J$41];[.A280])" office:value-type="float" office:value="1" calcext:value-type="float">
            <text:p>1</text:p>
          </table:table-cell>
          <table:table-cell table:formula="of:=COUNTIF([$users.$F$42:.$J$81];[.A28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UNTIF([$users.$F$2:.$J$41];[.A281])" office:value-type="float" office:value="1" calcext:value-type="float">
            <text:p>1</text:p>
          </table:table-cell>
          <table:table-cell table:formula="of:=COUNTIF([$users.$F$42:.$J$81];[.A28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UNTIF([$users.$F$2:.$J$41];[.A282])" office:value-type="float" office:value="0" calcext:value-type="float">
            <text:p>0</text:p>
          </table:table-cell>
          <table:table-cell table:formula="of:=COUNTIF([$users.$F$42:.$J$81];[.A28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UNTIF([$users.$F$2:.$J$41];[.A283])" office:value-type="float" office:value="0" calcext:value-type="float">
            <text:p>0</text:p>
          </table:table-cell>
          <table:table-cell table:formula="of:=COUNTIF([$users.$F$42:.$J$81];[.A28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UNTIF([$users.$F$2:.$J$41];[.A284])" office:value-type="float" office:value="0" calcext:value-type="float">
            <text:p>0</text:p>
          </table:table-cell>
          <table:table-cell table:formula="of:=COUNTIF([$users.$F$42:.$J$81];[.A28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UNTIF([$users.$F$2:.$J$41];[.A285])" office:value-type="float" office:value="0" calcext:value-type="float">
            <text:p>0</text:p>
          </table:table-cell>
          <table:table-cell table:formula="of:=COUNTIF([$users.$F$42:.$J$81];[.A28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UNTIF([$users.$F$2:.$J$41];[.A286])" office:value-type="float" office:value="0" calcext:value-type="float">
            <text:p>0</text:p>
          </table:table-cell>
          <table:table-cell table:formula="of:=COUNTIF([$users.$F$42:.$J$81];[.A28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UNTIF([$users.$F$2:.$J$41];[.A287])" office:value-type="float" office:value="0" calcext:value-type="float">
            <text:p>0</text:p>
          </table:table-cell>
          <table:table-cell table:formula="of:=COUNTIF([$users.$F$42:.$J$81];[.A28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UNTIF([$users.$F$2:.$J$41];[.A288])" office:value-type="float" office:value="0" calcext:value-type="float">
            <text:p>0</text:p>
          </table:table-cell>
          <table:table-cell table:formula="of:=COUNTIF([$users.$F$42:.$J$81];[.A28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UNTIF([$users.$F$2:.$J$41];[.A289])" office:value-type="float" office:value="0" calcext:value-type="float">
            <text:p>0</text:p>
          </table:table-cell>
          <table:table-cell table:formula="of:=COUNTIF([$users.$F$42:.$J$81];[.A28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UNTIF([$users.$F$2:.$J$41];[.A290])" office:value-type="float" office:value="0" calcext:value-type="float">
            <text:p>0</text:p>
          </table:table-cell>
          <table:table-cell table:formula="of:=COUNTIF([$users.$F$42:.$J$81];[.A29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UNTIF([$users.$F$2:.$J$41];[.A291])" office:value-type="float" office:value="0" calcext:value-type="float">
            <text:p>0</text:p>
          </table:table-cell>
          <table:table-cell table:formula="of:=COUNTIF([$users.$F$42:.$J$81];[.A29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UNTIF([$users.$F$2:.$J$41];[.A292])" office:value-type="float" office:value="0" calcext:value-type="float">
            <text:p>0</text:p>
          </table:table-cell>
          <table:table-cell table:formula="of:=COUNTIF([$users.$F$42:.$J$81];[.A29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UNTIF([$users.$F$2:.$J$41];[.A293])" office:value-type="float" office:value="0" calcext:value-type="float">
            <text:p>0</text:p>
          </table:table-cell>
          <table:table-cell table:formula="of:=COUNTIF([$users.$F$42:.$J$81];[.A29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UNTIF([$users.$F$2:.$J$41];[.A294])" office:value-type="float" office:value="0" calcext:value-type="float">
            <text:p>0</text:p>
          </table:table-cell>
          <table:table-cell table:formula="of:=COUNTIF([$users.$F$42:.$J$81];[.A29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UNTIF([$users.$F$2:.$J$41];[.A295])" office:value-type="float" office:value="0" calcext:value-type="float">
            <text:p>0</text:p>
          </table:table-cell>
          <table:table-cell table:formula="of:=COUNTIF([$users.$F$42:.$J$81];[.A29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UNTIF([$users.$F$2:.$J$41];[.A296])" office:value-type="float" office:value="0" calcext:value-type="float">
            <text:p>0</text:p>
          </table:table-cell>
          <table:table-cell table:formula="of:=COUNTIF([$users.$F$42:.$J$81];[.A29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UNTIF([$users.$F$2:.$J$41];[.A297])" office:value-type="float" office:value="0" calcext:value-type="float">
            <text:p>0</text:p>
          </table:table-cell>
          <table:table-cell table:formula="of:=COUNTIF([$users.$F$42:.$J$81];[.A29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UNTIF([$users.$F$2:.$J$41];[.A298])" office:value-type="float" office:value="0" calcext:value-type="float">
            <text:p>0</text:p>
          </table:table-cell>
          <table:table-cell table:formula="of:=COUNTIF([$users.$F$42:.$J$81];[.A29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UNTIF([$users.$F$2:.$J$41];[.A299])" office:value-type="float" office:value="0" calcext:value-type="float">
            <text:p>0</text:p>
          </table:table-cell>
          <table:table-cell table:formula="of:=COUNTIF([$users.$F$42:.$J$81];[.A29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UNTIF([$users.$F$2:.$J$41];[.A300])" office:value-type="float" office:value="0" calcext:value-type="float">
            <text:p>0</text:p>
          </table:table-cell>
          <table:table-cell table:formula="of:=COUNTIF([$users.$F$42:.$J$81];[.A30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UNTIF([$users.$F$2:.$J$41];[.A301])" office:value-type="float" office:value="0" calcext:value-type="float">
            <text:p>0</text:p>
          </table:table-cell>
          <table:table-cell table:formula="of:=COUNTIF([$users.$F$42:.$J$81];[.A30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UNTIF([$users.$F$2:.$J$41];[.A302])" office:value-type="float" office:value="0" calcext:value-type="float">
            <text:p>0</text:p>
          </table:table-cell>
          <table:table-cell table:formula="of:=COUNTIF([$users.$F$42:.$J$81];[.A30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UNTIF([$users.$F$2:.$J$41];[.A303])" office:value-type="float" office:value="0" calcext:value-type="float">
            <text:p>0</text:p>
          </table:table-cell>
          <table:table-cell table:formula="of:=COUNTIF([$users.$F$42:.$J$81];[.A30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UNTIF([$users.$F$2:.$J$41];[.A304])" office:value-type="float" office:value="0" calcext:value-type="float">
            <text:p>0</text:p>
          </table:table-cell>
          <table:table-cell table:formula="of:=COUNTIF([$users.$F$42:.$J$81];[.A30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UNTIF([$users.$F$2:.$J$41];[.A305])" office:value-type="float" office:value="0" calcext:value-type="float">
            <text:p>0</text:p>
          </table:table-cell>
          <table:table-cell table:formula="of:=COUNTIF([$users.$F$42:.$J$81];[.A30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UNTIF([$users.$F$2:.$J$41];[.A306])" office:value-type="float" office:value="0" calcext:value-type="float">
            <text:p>0</text:p>
          </table:table-cell>
          <table:table-cell table:formula="of:=COUNTIF([$users.$F$42:.$J$81];[.A30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UNTIF([$users.$F$2:.$J$41];[.A307])" office:value-type="float" office:value="0" calcext:value-type="float">
            <text:p>0</text:p>
          </table:table-cell>
          <table:table-cell table:formula="of:=COUNTIF([$users.$F$42:.$J$81];[.A30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UNTIF([$users.$F$2:.$J$41];[.A308])" office:value-type="float" office:value="0" calcext:value-type="float">
            <text:p>0</text:p>
          </table:table-cell>
          <table:table-cell table:formula="of:=COUNTIF([$users.$F$42:.$J$81];[.A30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UNTIF([$users.$F$2:.$J$41];[.A309])" office:value-type="float" office:value="0" calcext:value-type="float">
            <text:p>0</text:p>
          </table:table-cell>
          <table:table-cell table:formula="of:=COUNTIF([$users.$F$42:.$J$81];[.A30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UNTIF([$users.$F$2:.$J$41];[.A310])" office:value-type="float" office:value="0" calcext:value-type="float">
            <text:p>0</text:p>
          </table:table-cell>
          <table:table-cell table:formula="of:=COUNTIF([$users.$F$42:.$J$81];[.A31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UNTIF([$users.$F$2:.$J$41];[.A311])" office:value-type="float" office:value="0" calcext:value-type="float">
            <text:p>0</text:p>
          </table:table-cell>
          <table:table-cell table:formula="of:=COUNTIF([$users.$F$42:.$J$81];[.A31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UNTIF([$users.$F$2:.$J$41];[.A312])" office:value-type="float" office:value="0" calcext:value-type="float">
            <text:p>0</text:p>
          </table:table-cell>
          <table:table-cell table:formula="of:=COUNTIF([$users.$F$42:.$J$81];[.A31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UNTIF([$users.$F$2:.$J$41];[.A313])" office:value-type="float" office:value="0" calcext:value-type="float">
            <text:p>0</text:p>
          </table:table-cell>
          <table:table-cell table:formula="of:=COUNTIF([$users.$F$42:.$J$81];[.A31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UNTIF([$users.$F$2:.$J$41];[.A314])" office:value-type="float" office:value="0" calcext:value-type="float">
            <text:p>0</text:p>
          </table:table-cell>
          <table:table-cell table:formula="of:=COUNTIF([$users.$F$42:.$J$81];[.A31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UNTIF([$users.$F$2:.$J$41];[.A315])" office:value-type="float" office:value="0" calcext:value-type="float">
            <text:p>0</text:p>
          </table:table-cell>
          <table:table-cell table:formula="of:=COUNTIF([$users.$F$42:.$J$81];[.A31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UNTIF([$users.$F$2:.$J$41];[.A316])" office:value-type="float" office:value="0" calcext:value-type="float">
            <text:p>0</text:p>
          </table:table-cell>
          <table:table-cell table:formula="of:=COUNTIF([$users.$F$42:.$J$81];[.A31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UNTIF([$users.$F$2:.$J$41];[.A317])" office:value-type="float" office:value="0" calcext:value-type="float">
            <text:p>0</text:p>
          </table:table-cell>
          <table:table-cell table:formula="of:=COUNTIF([$users.$F$42:.$J$81];[.A31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UNTIF([$users.$F$2:.$J$41];[.A318])" office:value-type="float" office:value="0" calcext:value-type="float">
            <text:p>0</text:p>
          </table:table-cell>
          <table:table-cell table:formula="of:=COUNTIF([$users.$F$42:.$J$81];[.A31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UNTIF([$users.$F$2:.$J$41];[.A319])" office:value-type="float" office:value="0" calcext:value-type="float">
            <text:p>0</text:p>
          </table:table-cell>
          <table:table-cell table:formula="of:=COUNTIF([$users.$F$42:.$J$81];[.A31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UNTIF([$users.$F$2:.$J$41];[.A320])" office:value-type="float" office:value="0" calcext:value-type="float">
            <text:p>0</text:p>
          </table:table-cell>
          <table:table-cell table:formula="of:=COUNTIF([$users.$F$42:.$J$81];[.A32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UNTIF([$users.$F$2:.$J$41];[.A321])" office:value-type="float" office:value="0" calcext:value-type="float">
            <text:p>0</text:p>
          </table:table-cell>
          <table:table-cell table:formula="of:=COUNTIF([$users.$F$42:.$J$81];[.A32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UNTIF([$users.$F$2:.$J$41];[.A322])" office:value-type="float" office:value="1" calcext:value-type="float">
            <text:p>1</text:p>
          </table:table-cell>
          <table:table-cell table:formula="of:=COUNTIF([$users.$F$42:.$J$81];[.A32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UNTIF([$users.$F$2:.$J$41];[.A323])" office:value-type="float" office:value="1" calcext:value-type="float">
            <text:p>1</text:p>
          </table:table-cell>
          <table:table-cell table:formula="of:=COUNTIF([$users.$F$42:.$J$81];[.A32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UNTIF([$users.$F$2:.$J$41];[.A324])" office:value-type="float" office:value="1" calcext:value-type="float">
            <text:p>1</text:p>
          </table:table-cell>
          <table:table-cell table:formula="of:=COUNTIF([$users.$F$42:.$J$81];[.A32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UNTIF([$users.$F$2:.$J$41];[.A325])" office:value-type="float" office:value="1" calcext:value-type="float">
            <text:p>1</text:p>
          </table:table-cell>
          <table:table-cell table:formula="of:=COUNTIF([$users.$F$42:.$J$81];[.A32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UNTIF([$users.$F$2:.$J$41];[.A326])" office:value-type="float" office:value="1" calcext:value-type="float">
            <text:p>1</text:p>
          </table:table-cell>
          <table:table-cell table:formula="of:=COUNTIF([$users.$F$42:.$J$81];[.A32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UNTIF([$users.$F$2:.$J$41];[.A327])" office:value-type="float" office:value="1" calcext:value-type="float">
            <text:p>1</text:p>
          </table:table-cell>
          <table:table-cell table:formula="of:=COUNTIF([$users.$F$42:.$J$81];[.A32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UNTIF([$users.$F$2:.$J$41];[.A328])" office:value-type="float" office:value="1" calcext:value-type="float">
            <text:p>1</text:p>
          </table:table-cell>
          <table:table-cell table:formula="of:=COUNTIF([$users.$F$42:.$J$81];[.A32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UNTIF([$users.$F$2:.$J$41];[.A329])" office:value-type="float" office:value="1" calcext:value-type="float">
            <text:p>1</text:p>
          </table:table-cell>
          <table:table-cell table:formula="of:=COUNTIF([$users.$F$42:.$J$81];[.A32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UNTIF([$users.$F$2:.$J$41];[.A330])" office:value-type="float" office:value="1" calcext:value-type="float">
            <text:p>1</text:p>
          </table:table-cell>
          <table:table-cell table:formula="of:=COUNTIF([$users.$F$42:.$J$81];[.A33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UNTIF([$users.$F$2:.$J$41];[.A331])" office:value-type="float" office:value="1" calcext:value-type="float">
            <text:p>1</text:p>
          </table:table-cell>
          <table:table-cell table:formula="of:=COUNTIF([$users.$F$42:.$J$81];[.A33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UNTIF([$users.$F$2:.$J$41];[.A332])" office:value-type="float" office:value="1" calcext:value-type="float">
            <text:p>1</text:p>
          </table:table-cell>
          <table:table-cell table:formula="of:=COUNTIF([$users.$F$42:.$J$81];[.A33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UNTIF([$users.$F$2:.$J$41];[.A333])" office:value-type="float" office:value="1" calcext:value-type="float">
            <text:p>1</text:p>
          </table:table-cell>
          <table:table-cell table:formula="of:=COUNTIF([$users.$F$42:.$J$81];[.A33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UNTIF([$users.$F$2:.$J$41];[.A334])" office:value-type="float" office:value="1" calcext:value-type="float">
            <text:p>1</text:p>
          </table:table-cell>
          <table:table-cell table:formula="of:=COUNTIF([$users.$F$42:.$J$81];[.A33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UNTIF([$users.$F$2:.$J$41];[.A335])" office:value-type="float" office:value="1" calcext:value-type="float">
            <text:p>1</text:p>
          </table:table-cell>
          <table:table-cell table:formula="of:=COUNTIF([$users.$F$42:.$J$81];[.A33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UNTIF([$users.$F$2:.$J$41];[.A336])" office:value-type="float" office:value="1" calcext:value-type="float">
            <text:p>1</text:p>
          </table:table-cell>
          <table:table-cell table:formula="of:=COUNTIF([$users.$F$42:.$J$81];[.A33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UNTIF([$users.$F$2:.$J$41];[.A337])" office:value-type="float" office:value="1" calcext:value-type="float">
            <text:p>1</text:p>
          </table:table-cell>
          <table:table-cell table:formula="of:=COUNTIF([$users.$F$42:.$J$81];[.A33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UNTIF([$users.$F$2:.$J$41];[.A338])" office:value-type="float" office:value="1" calcext:value-type="float">
            <text:p>1</text:p>
          </table:table-cell>
          <table:table-cell table:formula="of:=COUNTIF([$users.$F$42:.$J$81];[.A33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UNTIF([$users.$F$2:.$J$41];[.A339])" office:value-type="float" office:value="1" calcext:value-type="float">
            <text:p>1</text:p>
          </table:table-cell>
          <table:table-cell table:formula="of:=COUNTIF([$users.$F$42:.$J$81];[.A33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UNTIF([$users.$F$2:.$J$41];[.A340])" office:value-type="float" office:value="1" calcext:value-type="float">
            <text:p>1</text:p>
          </table:table-cell>
          <table:table-cell table:formula="of:=COUNTIF([$users.$F$42:.$J$81];[.A34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UNTIF([$users.$F$2:.$J$41];[.A341])" office:value-type="float" office:value="1" calcext:value-type="float">
            <text:p>1</text:p>
          </table:table-cell>
          <table:table-cell table:formula="of:=COUNTIF([$users.$F$42:.$J$81];[.A34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UNTIF([$users.$F$2:.$J$41];[.A342])" office:value-type="float" office:value="1" calcext:value-type="float">
            <text:p>1</text:p>
          </table:table-cell>
          <table:table-cell table:formula="of:=COUNTIF([$users.$F$42:.$J$81];[.A34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UNTIF([$users.$F$2:.$J$41];[.A343])" office:value-type="float" office:value="1" calcext:value-type="float">
            <text:p>1</text:p>
          </table:table-cell>
          <table:table-cell table:formula="of:=COUNTIF([$users.$F$42:.$J$81];[.A34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UNTIF([$users.$F$2:.$J$41];[.A344])" office:value-type="float" office:value="1" calcext:value-type="float">
            <text:p>1</text:p>
          </table:table-cell>
          <table:table-cell table:formula="of:=COUNTIF([$users.$F$42:.$J$81];[.A34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UNTIF([$users.$F$2:.$J$41];[.A345])" office:value-type="float" office:value="1" calcext:value-type="float">
            <text:p>1</text:p>
          </table:table-cell>
          <table:table-cell table:formula="of:=COUNTIF([$users.$F$42:.$J$81];[.A34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UNTIF([$users.$F$2:.$J$41];[.A346])" office:value-type="float" office:value="1" calcext:value-type="float">
            <text:p>1</text:p>
          </table:table-cell>
          <table:table-cell table:formula="of:=COUNTIF([$users.$F$42:.$J$81];[.A34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UNTIF([$users.$F$2:.$J$41];[.A347])" office:value-type="float" office:value="1" calcext:value-type="float">
            <text:p>1</text:p>
          </table:table-cell>
          <table:table-cell table:formula="of:=COUNTIF([$users.$F$42:.$J$81];[.A34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UNTIF([$users.$F$2:.$J$41];[.A348])" office:value-type="float" office:value="1" calcext:value-type="float">
            <text:p>1</text:p>
          </table:table-cell>
          <table:table-cell table:formula="of:=COUNTIF([$users.$F$42:.$J$81];[.A34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UNTIF([$users.$F$2:.$J$41];[.A349])" office:value-type="float" office:value="1" calcext:value-type="float">
            <text:p>1</text:p>
          </table:table-cell>
          <table:table-cell table:formula="of:=COUNTIF([$users.$F$42:.$J$81];[.A34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UNTIF([$users.$F$2:.$J$41];[.A350])" office:value-type="float" office:value="1" calcext:value-type="float">
            <text:p>1</text:p>
          </table:table-cell>
          <table:table-cell table:formula="of:=COUNTIF([$users.$F$42:.$J$81];[.A35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UNTIF([$users.$F$2:.$J$41];[.A351])" office:value-type="float" office:value="1" calcext:value-type="float">
            <text:p>1</text:p>
          </table:table-cell>
          <table:table-cell table:formula="of:=COUNTIF([$users.$F$42:.$J$81];[.A35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UNTIF([$users.$F$2:.$J$41];[.A352])" office:value-type="float" office:value="1" calcext:value-type="float">
            <text:p>1</text:p>
          </table:table-cell>
          <table:table-cell table:formula="of:=COUNTIF([$users.$F$42:.$J$81];[.A35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UNTIF([$users.$F$2:.$J$41];[.A353])" office:value-type="float" office:value="1" calcext:value-type="float">
            <text:p>1</text:p>
          </table:table-cell>
          <table:table-cell table:formula="of:=COUNTIF([$users.$F$42:.$J$81];[.A35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UNTIF([$users.$F$2:.$J$41];[.A354])" office:value-type="float" office:value="1" calcext:value-type="float">
            <text:p>1</text:p>
          </table:table-cell>
          <table:table-cell table:formula="of:=COUNTIF([$users.$F$42:.$J$81];[.A35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UNTIF([$users.$F$2:.$J$41];[.A355])" office:value-type="float" office:value="1" calcext:value-type="float">
            <text:p>1</text:p>
          </table:table-cell>
          <table:table-cell table:formula="of:=COUNTIF([$users.$F$42:.$J$81];[.A35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UNTIF([$users.$F$2:.$J$41];[.A356])" office:value-type="float" office:value="1" calcext:value-type="float">
            <text:p>1</text:p>
          </table:table-cell>
          <table:table-cell table:formula="of:=COUNTIF([$users.$F$42:.$J$81];[.A35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UNTIF([$users.$F$2:.$J$41];[.A357])" office:value-type="float" office:value="1" calcext:value-type="float">
            <text:p>1</text:p>
          </table:table-cell>
          <table:table-cell table:formula="of:=COUNTIF([$users.$F$42:.$J$81];[.A35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UNTIF([$users.$F$2:.$J$41];[.A358])" office:value-type="float" office:value="1" calcext:value-type="float">
            <text:p>1</text:p>
          </table:table-cell>
          <table:table-cell table:formula="of:=COUNTIF([$users.$F$42:.$J$81];[.A35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UNTIF([$users.$F$2:.$J$41];[.A359])" office:value-type="float" office:value="1" calcext:value-type="float">
            <text:p>1</text:p>
          </table:table-cell>
          <table:table-cell table:formula="of:=COUNTIF([$users.$F$42:.$J$81];[.A35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UNTIF([$users.$F$2:.$J$41];[.A360])" office:value-type="float" office:value="1" calcext:value-type="float">
            <text:p>1</text:p>
          </table:table-cell>
          <table:table-cell table:formula="of:=COUNTIF([$users.$F$42:.$J$81];[.A36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UNTIF([$users.$F$2:.$J$41];[.A361])" office:value-type="float" office:value="1" calcext:value-type="float">
            <text:p>1</text:p>
          </table:table-cell>
          <table:table-cell table:formula="of:=COUNTIF([$users.$F$42:.$J$81];[.A36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UNTIF([$users.$F$2:.$J$41];[.A362])" office:value-type="float" office:value="0" calcext:value-type="float">
            <text:p>0</text:p>
          </table:table-cell>
          <table:table-cell table:formula="of:=COUNTIF([$users.$F$42:.$J$81];[.A36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UNTIF([$users.$F$2:.$J$41];[.A363])" office:value-type="float" office:value="0" calcext:value-type="float">
            <text:p>0</text:p>
          </table:table-cell>
          <table:table-cell table:formula="of:=COUNTIF([$users.$F$42:.$J$81];[.A36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UNTIF([$users.$F$2:.$J$41];[.A364])" office:value-type="float" office:value="0" calcext:value-type="float">
            <text:p>0</text:p>
          </table:table-cell>
          <table:table-cell table:formula="of:=COUNTIF([$users.$F$42:.$J$81];[.A36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UNTIF([$users.$F$2:.$J$41];[.A365])" office:value-type="float" office:value="0" calcext:value-type="float">
            <text:p>0</text:p>
          </table:table-cell>
          <table:table-cell table:formula="of:=COUNTIF([$users.$F$42:.$J$81];[.A36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UNTIF([$users.$F$2:.$J$41];[.A366])" office:value-type="float" office:value="0" calcext:value-type="float">
            <text:p>0</text:p>
          </table:table-cell>
          <table:table-cell table:formula="of:=COUNTIF([$users.$F$42:.$J$81];[.A36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UNTIF([$users.$F$2:.$J$41];[.A367])" office:value-type="float" office:value="0" calcext:value-type="float">
            <text:p>0</text:p>
          </table:table-cell>
          <table:table-cell table:formula="of:=COUNTIF([$users.$F$42:.$J$81];[.A36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UNTIF([$users.$F$2:.$J$41];[.A368])" office:value-type="float" office:value="0" calcext:value-type="float">
            <text:p>0</text:p>
          </table:table-cell>
          <table:table-cell table:formula="of:=COUNTIF([$users.$F$42:.$J$81];[.A36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UNTIF([$users.$F$2:.$J$41];[.A369])" office:value-type="float" office:value="0" calcext:value-type="float">
            <text:p>0</text:p>
          </table:table-cell>
          <table:table-cell table:formula="of:=COUNTIF([$users.$F$42:.$J$81];[.A36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UNTIF([$users.$F$2:.$J$41];[.A370])" office:value-type="float" office:value="0" calcext:value-type="float">
            <text:p>0</text:p>
          </table:table-cell>
          <table:table-cell table:formula="of:=COUNTIF([$users.$F$42:.$J$81];[.A37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UNTIF([$users.$F$2:.$J$41];[.A371])" office:value-type="float" office:value="0" calcext:value-type="float">
            <text:p>0</text:p>
          </table:table-cell>
          <table:table-cell table:formula="of:=COUNTIF([$users.$F$42:.$J$81];[.A37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UNTIF([$users.$F$2:.$J$41];[.A372])" office:value-type="float" office:value="0" calcext:value-type="float">
            <text:p>0</text:p>
          </table:table-cell>
          <table:table-cell table:formula="of:=COUNTIF([$users.$F$42:.$J$81];[.A37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UNTIF([$users.$F$2:.$J$41];[.A373])" office:value-type="float" office:value="0" calcext:value-type="float">
            <text:p>0</text:p>
          </table:table-cell>
          <table:table-cell table:formula="of:=COUNTIF([$users.$F$42:.$J$81];[.A37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UNTIF([$users.$F$2:.$J$41];[.A374])" office:value-type="float" office:value="0" calcext:value-type="float">
            <text:p>0</text:p>
          </table:table-cell>
          <table:table-cell table:formula="of:=COUNTIF([$users.$F$42:.$J$81];[.A37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COUNTIF([$users.$F$2:.$J$41];[.A375])" office:value-type="float" office:value="0" calcext:value-type="float">
            <text:p>0</text:p>
          </table:table-cell>
          <table:table-cell table:formula="of:=COUNTIF([$users.$F$42:.$J$81];[.A37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COUNTIF([$users.$F$2:.$J$41];[.A376])" office:value-type="float" office:value="0" calcext:value-type="float">
            <text:p>0</text:p>
          </table:table-cell>
          <table:table-cell table:formula="of:=COUNTIF([$users.$F$42:.$J$81];[.A37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COUNTIF([$users.$F$2:.$J$41];[.A377])" office:value-type="float" office:value="0" calcext:value-type="float">
            <text:p>0</text:p>
          </table:table-cell>
          <table:table-cell table:formula="of:=COUNTIF([$users.$F$42:.$J$81];[.A37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COUNTIF([$users.$F$2:.$J$41];[.A378])" office:value-type="float" office:value="0" calcext:value-type="float">
            <text:p>0</text:p>
          </table:table-cell>
          <table:table-cell table:formula="of:=COUNTIF([$users.$F$42:.$J$81];[.A37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COUNTIF([$users.$F$2:.$J$41];[.A379])" office:value-type="float" office:value="0" calcext:value-type="float">
            <text:p>0</text:p>
          </table:table-cell>
          <table:table-cell table:formula="of:=COUNTIF([$users.$F$42:.$J$81];[.A37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COUNTIF([$users.$F$2:.$J$41];[.A380])" office:value-type="float" office:value="0" calcext:value-type="float">
            <text:p>0</text:p>
          </table:table-cell>
          <table:table-cell table:formula="of:=COUNTIF([$users.$F$42:.$J$81];[.A38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COUNTIF([$users.$F$2:.$J$41];[.A381])" office:value-type="float" office:value="0" calcext:value-type="float">
            <text:p>0</text:p>
          </table:table-cell>
          <table:table-cell table:formula="of:=COUNTIF([$users.$F$42:.$J$81];[.A38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COUNTIF([$users.$F$2:.$J$41];[.A382])" office:value-type="float" office:value="0" calcext:value-type="float">
            <text:p>0</text:p>
          </table:table-cell>
          <table:table-cell table:formula="of:=COUNTIF([$users.$F$42:.$J$81];[.A38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COUNTIF([$users.$F$2:.$J$41];[.A383])" office:value-type="float" office:value="0" calcext:value-type="float">
            <text:p>0</text:p>
          </table:table-cell>
          <table:table-cell table:formula="of:=COUNTIF([$users.$F$42:.$J$81];[.A38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COUNTIF([$users.$F$2:.$J$41];[.A384])" office:value-type="float" office:value="0" calcext:value-type="float">
            <text:p>0</text:p>
          </table:table-cell>
          <table:table-cell table:formula="of:=COUNTIF([$users.$F$42:.$J$81];[.A38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COUNTIF([$users.$F$2:.$J$41];[.A385])" office:value-type="float" office:value="0" calcext:value-type="float">
            <text:p>0</text:p>
          </table:table-cell>
          <table:table-cell table:formula="of:=COUNTIF([$users.$F$42:.$J$81];[.A38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COUNTIF([$users.$F$2:.$J$41];[.A386])" office:value-type="float" office:value="0" calcext:value-type="float">
            <text:p>0</text:p>
          </table:table-cell>
          <table:table-cell table:formula="of:=COUNTIF([$users.$F$42:.$J$81];[.A38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COUNTIF([$users.$F$2:.$J$41];[.A387])" office:value-type="float" office:value="0" calcext:value-type="float">
            <text:p>0</text:p>
          </table:table-cell>
          <table:table-cell table:formula="of:=COUNTIF([$users.$F$42:.$J$81];[.A38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COUNTIF([$users.$F$2:.$J$41];[.A388])" office:value-type="float" office:value="0" calcext:value-type="float">
            <text:p>0</text:p>
          </table:table-cell>
          <table:table-cell table:formula="of:=COUNTIF([$users.$F$42:.$J$81];[.A38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COUNTIF([$users.$F$2:.$J$41];[.A389])" office:value-type="float" office:value="0" calcext:value-type="float">
            <text:p>0</text:p>
          </table:table-cell>
          <table:table-cell table:formula="of:=COUNTIF([$users.$F$42:.$J$81];[.A38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COUNTIF([$users.$F$2:.$J$41];[.A390])" office:value-type="float" office:value="0" calcext:value-type="float">
            <text:p>0</text:p>
          </table:table-cell>
          <table:table-cell table:formula="of:=COUNTIF([$users.$F$42:.$J$81];[.A39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COUNTIF([$users.$F$2:.$J$41];[.A391])" office:value-type="float" office:value="0" calcext:value-type="float">
            <text:p>0</text:p>
          </table:table-cell>
          <table:table-cell table:formula="of:=COUNTIF([$users.$F$42:.$J$81];[.A39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COUNTIF([$users.$F$2:.$J$41];[.A392])" office:value-type="float" office:value="0" calcext:value-type="float">
            <text:p>0</text:p>
          </table:table-cell>
          <table:table-cell table:formula="of:=COUNTIF([$users.$F$42:.$J$81];[.A392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COUNTIF([$users.$F$2:.$J$41];[.A393])" office:value-type="float" office:value="0" calcext:value-type="float">
            <text:p>0</text:p>
          </table:table-cell>
          <table:table-cell table:formula="of:=COUNTIF([$users.$F$42:.$J$81];[.A393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COUNTIF([$users.$F$2:.$J$41];[.A394])" office:value-type="float" office:value="0" calcext:value-type="float">
            <text:p>0</text:p>
          </table:table-cell>
          <table:table-cell table:formula="of:=COUNTIF([$users.$F$42:.$J$81];[.A394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COUNTIF([$users.$F$2:.$J$41];[.A395])" office:value-type="float" office:value="0" calcext:value-type="float">
            <text:p>0</text:p>
          </table:table-cell>
          <table:table-cell table:formula="of:=COUNTIF([$users.$F$42:.$J$81];[.A395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COUNTIF([$users.$F$2:.$J$41];[.A396])" office:value-type="float" office:value="0" calcext:value-type="float">
            <text:p>0</text:p>
          </table:table-cell>
          <table:table-cell table:formula="of:=COUNTIF([$users.$F$42:.$J$81];[.A396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COUNTIF([$users.$F$2:.$J$41];[.A397])" office:value-type="float" office:value="0" calcext:value-type="float">
            <text:p>0</text:p>
          </table:table-cell>
          <table:table-cell table:formula="of:=COUNTIF([$users.$F$42:.$J$81];[.A397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COUNTIF([$users.$F$2:.$J$41];[.A398])" office:value-type="float" office:value="0" calcext:value-type="float">
            <text:p>0</text:p>
          </table:table-cell>
          <table:table-cell table:formula="of:=COUNTIF([$users.$F$42:.$J$81];[.A398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COUNTIF([$users.$F$2:.$J$41];[.A399])" office:value-type="float" office:value="0" calcext:value-type="float">
            <text:p>0</text:p>
          </table:table-cell>
          <table:table-cell table:formula="of:=COUNTIF([$users.$F$42:.$J$81];[.A399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COUNTIF([$users.$F$2:.$J$41];[.A400])" office:value-type="float" office:value="0" calcext:value-type="float">
            <text:p>0</text:p>
          </table:table-cell>
          <table:table-cell table:formula="of:=COUNTIF([$users.$F$42:.$J$81];[.A400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COUNTIF([$users.$F$2:.$J$41];[.A401])" office:value-type="float" office:value="0" calcext:value-type="float">
            <text:p>0</text:p>
          </table:table-cell>
          <table:table-cell table:formula="of:=COUNTIF([$users.$F$42:.$J$81];[.A401])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COUNTIF([$users.$F$2:.$J$41];[.A402])" office:value-type="float" office:value="0" calcext:value-type="float">
            <text:p>0</text:p>
          </table:table-cell>
          <table:table-cell table:formula="of:=COUNTIF([$users.$F$42:.$J$81];[.A40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COUNTIF([$users.$F$2:.$J$41];[.A403])" office:value-type="float" office:value="0" calcext:value-type="float">
            <text:p>0</text:p>
          </table:table-cell>
          <table:table-cell table:formula="of:=COUNTIF([$users.$F$42:.$J$81];[.A40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COUNTIF([$users.$F$2:.$J$41];[.A404])" office:value-type="float" office:value="0" calcext:value-type="float">
            <text:p>0</text:p>
          </table:table-cell>
          <table:table-cell table:formula="of:=COUNTIF([$users.$F$42:.$J$81];[.A40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COUNTIF([$users.$F$2:.$J$41];[.A405])" office:value-type="float" office:value="0" calcext:value-type="float">
            <text:p>0</text:p>
          </table:table-cell>
          <table:table-cell table:formula="of:=COUNTIF([$users.$F$42:.$J$81];[.A40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COUNTIF([$users.$F$2:.$J$41];[.A406])" office:value-type="float" office:value="0" calcext:value-type="float">
            <text:p>0</text:p>
          </table:table-cell>
          <table:table-cell table:formula="of:=COUNTIF([$users.$F$42:.$J$81];[.A40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COUNTIF([$users.$F$2:.$J$41];[.A407])" office:value-type="float" office:value="0" calcext:value-type="float">
            <text:p>0</text:p>
          </table:table-cell>
          <table:table-cell table:formula="of:=COUNTIF([$users.$F$42:.$J$81];[.A40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COUNTIF([$users.$F$2:.$J$41];[.A408])" office:value-type="float" office:value="0" calcext:value-type="float">
            <text:p>0</text:p>
          </table:table-cell>
          <table:table-cell table:formula="of:=COUNTIF([$users.$F$42:.$J$81];[.A40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COUNTIF([$users.$F$2:.$J$41];[.A409])" office:value-type="float" office:value="0" calcext:value-type="float">
            <text:p>0</text:p>
          </table:table-cell>
          <table:table-cell table:formula="of:=COUNTIF([$users.$F$42:.$J$81];[.A40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COUNTIF([$users.$F$2:.$J$41];[.A410])" office:value-type="float" office:value="0" calcext:value-type="float">
            <text:p>0</text:p>
          </table:table-cell>
          <table:table-cell table:formula="of:=COUNTIF([$users.$F$42:.$J$81];[.A41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COUNTIF([$users.$F$2:.$J$41];[.A411])" office:value-type="float" office:value="0" calcext:value-type="float">
            <text:p>0</text:p>
          </table:table-cell>
          <table:table-cell table:formula="of:=COUNTIF([$users.$F$42:.$J$81];[.A41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COUNTIF([$users.$F$2:.$J$41];[.A412])" office:value-type="float" office:value="0" calcext:value-type="float">
            <text:p>0</text:p>
          </table:table-cell>
          <table:table-cell table:formula="of:=COUNTIF([$users.$F$42:.$J$81];[.A41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COUNTIF([$users.$F$2:.$J$41];[.A413])" office:value-type="float" office:value="0" calcext:value-type="float">
            <text:p>0</text:p>
          </table:table-cell>
          <table:table-cell table:formula="of:=COUNTIF([$users.$F$42:.$J$81];[.A41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COUNTIF([$users.$F$2:.$J$41];[.A414])" office:value-type="float" office:value="0" calcext:value-type="float">
            <text:p>0</text:p>
          </table:table-cell>
          <table:table-cell table:formula="of:=COUNTIF([$users.$F$42:.$J$81];[.A41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COUNTIF([$users.$F$2:.$J$41];[.A415])" office:value-type="float" office:value="0" calcext:value-type="float">
            <text:p>0</text:p>
          </table:table-cell>
          <table:table-cell table:formula="of:=COUNTIF([$users.$F$42:.$J$81];[.A41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COUNTIF([$users.$F$2:.$J$41];[.A416])" office:value-type="float" office:value="0" calcext:value-type="float">
            <text:p>0</text:p>
          </table:table-cell>
          <table:table-cell table:formula="of:=COUNTIF([$users.$F$42:.$J$81];[.A41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COUNTIF([$users.$F$2:.$J$41];[.A417])" office:value-type="float" office:value="0" calcext:value-type="float">
            <text:p>0</text:p>
          </table:table-cell>
          <table:table-cell table:formula="of:=COUNTIF([$users.$F$42:.$J$81];[.A41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COUNTIF([$users.$F$2:.$J$41];[.A418])" office:value-type="float" office:value="0" calcext:value-type="float">
            <text:p>0</text:p>
          </table:table-cell>
          <table:table-cell table:formula="of:=COUNTIF([$users.$F$42:.$J$81];[.A41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COUNTIF([$users.$F$2:.$J$41];[.A419])" office:value-type="float" office:value="0" calcext:value-type="float">
            <text:p>0</text:p>
          </table:table-cell>
          <table:table-cell table:formula="of:=COUNTIF([$users.$F$42:.$J$81];[.A41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COUNTIF([$users.$F$2:.$J$41];[.A420])" office:value-type="float" office:value="0" calcext:value-type="float">
            <text:p>0</text:p>
          </table:table-cell>
          <table:table-cell table:formula="of:=COUNTIF([$users.$F$42:.$J$81];[.A42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UNTIF([$users.$F$2:.$J$41];[.A421])" office:value-type="float" office:value="0" calcext:value-type="float">
            <text:p>0</text:p>
          </table:table-cell>
          <table:table-cell table:formula="of:=COUNTIF([$users.$F$42:.$J$81];[.A42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COUNTIF([$users.$F$2:.$J$41];[.A422])" office:value-type="float" office:value="0" calcext:value-type="float">
            <text:p>0</text:p>
          </table:table-cell>
          <table:table-cell table:formula="of:=COUNTIF([$users.$F$42:.$J$81];[.A42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COUNTIF([$users.$F$2:.$J$41];[.A423])" office:value-type="float" office:value="0" calcext:value-type="float">
            <text:p>0</text:p>
          </table:table-cell>
          <table:table-cell table:formula="of:=COUNTIF([$users.$F$42:.$J$81];[.A42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COUNTIF([$users.$F$2:.$J$41];[.A424])" office:value-type="float" office:value="0" calcext:value-type="float">
            <text:p>0</text:p>
          </table:table-cell>
          <table:table-cell table:formula="of:=COUNTIF([$users.$F$42:.$J$81];[.A42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COUNTIF([$users.$F$2:.$J$41];[.A425])" office:value-type="float" office:value="0" calcext:value-type="float">
            <text:p>0</text:p>
          </table:table-cell>
          <table:table-cell table:formula="of:=COUNTIF([$users.$F$42:.$J$81];[.A42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COUNTIF([$users.$F$2:.$J$41];[.A426])" office:value-type="float" office:value="0" calcext:value-type="float">
            <text:p>0</text:p>
          </table:table-cell>
          <table:table-cell table:formula="of:=COUNTIF([$users.$F$42:.$J$81];[.A42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COUNTIF([$users.$F$2:.$J$41];[.A427])" office:value-type="float" office:value="0" calcext:value-type="float">
            <text:p>0</text:p>
          </table:table-cell>
          <table:table-cell table:formula="of:=COUNTIF([$users.$F$42:.$J$81];[.A42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COUNTIF([$users.$F$2:.$J$41];[.A428])" office:value-type="float" office:value="0" calcext:value-type="float">
            <text:p>0</text:p>
          </table:table-cell>
          <table:table-cell table:formula="of:=COUNTIF([$users.$F$42:.$J$81];[.A42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COUNTIF([$users.$F$2:.$J$41];[.A429])" office:value-type="float" office:value="0" calcext:value-type="float">
            <text:p>0</text:p>
          </table:table-cell>
          <table:table-cell table:formula="of:=COUNTIF([$users.$F$42:.$J$81];[.A42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COUNTIF([$users.$F$2:.$J$41];[.A430])" office:value-type="float" office:value="0" calcext:value-type="float">
            <text:p>0</text:p>
          </table:table-cell>
          <table:table-cell table:formula="of:=COUNTIF([$users.$F$42:.$J$81];[.A43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COUNTIF([$users.$F$2:.$J$41];[.A431])" office:value-type="float" office:value="0" calcext:value-type="float">
            <text:p>0</text:p>
          </table:table-cell>
          <table:table-cell table:formula="of:=COUNTIF([$users.$F$42:.$J$81];[.A43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COUNTIF([$users.$F$2:.$J$41];[.A432])" office:value-type="float" office:value="0" calcext:value-type="float">
            <text:p>0</text:p>
          </table:table-cell>
          <table:table-cell table:formula="of:=COUNTIF([$users.$F$42:.$J$81];[.A43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COUNTIF([$users.$F$2:.$J$41];[.A433])" office:value-type="float" office:value="0" calcext:value-type="float">
            <text:p>0</text:p>
          </table:table-cell>
          <table:table-cell table:formula="of:=COUNTIF([$users.$F$42:.$J$81];[.A43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COUNTIF([$users.$F$2:.$J$41];[.A434])" office:value-type="float" office:value="0" calcext:value-type="float">
            <text:p>0</text:p>
          </table:table-cell>
          <table:table-cell table:formula="of:=COUNTIF([$users.$F$42:.$J$81];[.A43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COUNTIF([$users.$F$2:.$J$41];[.A435])" office:value-type="float" office:value="0" calcext:value-type="float">
            <text:p>0</text:p>
          </table:table-cell>
          <table:table-cell table:formula="of:=COUNTIF([$users.$F$42:.$J$81];[.A43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COUNTIF([$users.$F$2:.$J$41];[.A436])" office:value-type="float" office:value="0" calcext:value-type="float">
            <text:p>0</text:p>
          </table:table-cell>
          <table:table-cell table:formula="of:=COUNTIF([$users.$F$42:.$J$81];[.A43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UNTIF([$users.$F$2:.$J$41];[.A437])" office:value-type="float" office:value="0" calcext:value-type="float">
            <text:p>0</text:p>
          </table:table-cell>
          <table:table-cell table:formula="of:=COUNTIF([$users.$F$42:.$J$81];[.A43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COUNTIF([$users.$F$2:.$J$41];[.A438])" office:value-type="float" office:value="0" calcext:value-type="float">
            <text:p>0</text:p>
          </table:table-cell>
          <table:table-cell table:formula="of:=COUNTIF([$users.$F$42:.$J$81];[.A43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COUNTIF([$users.$F$2:.$J$41];[.A439])" office:value-type="float" office:value="0" calcext:value-type="float">
            <text:p>0</text:p>
          </table:table-cell>
          <table:table-cell table:formula="of:=COUNTIF([$users.$F$42:.$J$81];[.A43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COUNTIF([$users.$F$2:.$J$41];[.A440])" office:value-type="float" office:value="0" calcext:value-type="float">
            <text:p>0</text:p>
          </table:table-cell>
          <table:table-cell table:formula="of:=COUNTIF([$users.$F$42:.$J$81];[.A44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COUNTIF([$users.$F$2:.$J$41];[.A441])" office:value-type="float" office:value="0" calcext:value-type="float">
            <text:p>0</text:p>
          </table:table-cell>
          <table:table-cell table:formula="of:=COUNTIF([$users.$F$42:.$J$81];[.A44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COUNTIF([$users.$F$2:.$J$41];[.A442])" office:value-type="float" office:value="0" calcext:value-type="float">
            <text:p>0</text:p>
          </table:table-cell>
          <table:table-cell table:formula="of:=COUNTIF([$users.$F$42:.$J$81];[.A44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COUNTIF([$users.$F$2:.$J$41];[.A443])" office:value-type="float" office:value="0" calcext:value-type="float">
            <text:p>0</text:p>
          </table:table-cell>
          <table:table-cell table:formula="of:=COUNTIF([$users.$F$42:.$J$81];[.A44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COUNTIF([$users.$F$2:.$J$41];[.A444])" office:value-type="float" office:value="0" calcext:value-type="float">
            <text:p>0</text:p>
          </table:table-cell>
          <table:table-cell table:formula="of:=COUNTIF([$users.$F$42:.$J$81];[.A44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COUNTIF([$users.$F$2:.$J$41];[.A445])" office:value-type="float" office:value="0" calcext:value-type="float">
            <text:p>0</text:p>
          </table:table-cell>
          <table:table-cell table:formula="of:=COUNTIF([$users.$F$42:.$J$81];[.A44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COUNTIF([$users.$F$2:.$J$41];[.A446])" office:value-type="float" office:value="0" calcext:value-type="float">
            <text:p>0</text:p>
          </table:table-cell>
          <table:table-cell table:formula="of:=COUNTIF([$users.$F$42:.$J$81];[.A44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COUNTIF([$users.$F$2:.$J$41];[.A447])" office:value-type="float" office:value="0" calcext:value-type="float">
            <text:p>0</text:p>
          </table:table-cell>
          <table:table-cell table:formula="of:=COUNTIF([$users.$F$42:.$J$81];[.A44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COUNTIF([$users.$F$2:.$J$41];[.A448])" office:value-type="float" office:value="0" calcext:value-type="float">
            <text:p>0</text:p>
          </table:table-cell>
          <table:table-cell table:formula="of:=COUNTIF([$users.$F$42:.$J$81];[.A44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COUNTIF([$users.$F$2:.$J$41];[.A449])" office:value-type="float" office:value="0" calcext:value-type="float">
            <text:p>0</text:p>
          </table:table-cell>
          <table:table-cell table:formula="of:=COUNTIF([$users.$F$42:.$J$81];[.A44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COUNTIF([$users.$F$2:.$J$41];[.A450])" office:value-type="float" office:value="0" calcext:value-type="float">
            <text:p>0</text:p>
          </table:table-cell>
          <table:table-cell table:formula="of:=COUNTIF([$users.$F$42:.$J$81];[.A45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COUNTIF([$users.$F$2:.$J$41];[.A451])" office:value-type="float" office:value="0" calcext:value-type="float">
            <text:p>0</text:p>
          </table:table-cell>
          <table:table-cell table:formula="of:=COUNTIF([$users.$F$42:.$J$81];[.A45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COUNTIF([$users.$F$2:.$J$41];[.A452])" office:value-type="float" office:value="0" calcext:value-type="float">
            <text:p>0</text:p>
          </table:table-cell>
          <table:table-cell table:formula="of:=COUNTIF([$users.$F$42:.$J$81];[.A45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COUNTIF([$users.$F$2:.$J$41];[.A453])" office:value-type="float" office:value="0" calcext:value-type="float">
            <text:p>0</text:p>
          </table:table-cell>
          <table:table-cell table:formula="of:=COUNTIF([$users.$F$42:.$J$81];[.A45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COUNTIF([$users.$F$2:.$J$41];[.A454])" office:value-type="float" office:value="0" calcext:value-type="float">
            <text:p>0</text:p>
          </table:table-cell>
          <table:table-cell table:formula="of:=COUNTIF([$users.$F$42:.$J$81];[.A45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COUNTIF([$users.$F$2:.$J$41];[.A455])" office:value-type="float" office:value="0" calcext:value-type="float">
            <text:p>0</text:p>
          </table:table-cell>
          <table:table-cell table:formula="of:=COUNTIF([$users.$F$42:.$J$81];[.A45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COUNTIF([$users.$F$2:.$J$41];[.A456])" office:value-type="float" office:value="0" calcext:value-type="float">
            <text:p>0</text:p>
          </table:table-cell>
          <table:table-cell table:formula="of:=COUNTIF([$users.$F$42:.$J$81];[.A45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COUNTIF([$users.$F$2:.$J$41];[.A457])" office:value-type="float" office:value="0" calcext:value-type="float">
            <text:p>0</text:p>
          </table:table-cell>
          <table:table-cell table:formula="of:=COUNTIF([$users.$F$42:.$J$81];[.A45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COUNTIF([$users.$F$2:.$J$41];[.A458])" office:value-type="float" office:value="0" calcext:value-type="float">
            <text:p>0</text:p>
          </table:table-cell>
          <table:table-cell table:formula="of:=COUNTIF([$users.$F$42:.$J$81];[.A45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COUNTIF([$users.$F$2:.$J$41];[.A459])" office:value-type="float" office:value="0" calcext:value-type="float">
            <text:p>0</text:p>
          </table:table-cell>
          <table:table-cell table:formula="of:=COUNTIF([$users.$F$42:.$J$81];[.A45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COUNTIF([$users.$F$2:.$J$41];[.A460])" office:value-type="float" office:value="0" calcext:value-type="float">
            <text:p>0</text:p>
          </table:table-cell>
          <table:table-cell table:formula="of:=COUNTIF([$users.$F$42:.$J$81];[.A46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COUNTIF([$users.$F$2:.$J$41];[.A461])" office:value-type="float" office:value="0" calcext:value-type="float">
            <text:p>0</text:p>
          </table:table-cell>
          <table:table-cell table:formula="of:=COUNTIF([$users.$F$42:.$J$81];[.A46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COUNTIF([$users.$F$2:.$J$41];[.A462])" office:value-type="float" office:value="0" calcext:value-type="float">
            <text:p>0</text:p>
          </table:table-cell>
          <table:table-cell table:formula="of:=COUNTIF([$users.$F$42:.$J$81];[.A46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COUNTIF([$users.$F$2:.$J$41];[.A463])" office:value-type="float" office:value="0" calcext:value-type="float">
            <text:p>0</text:p>
          </table:table-cell>
          <table:table-cell table:formula="of:=COUNTIF([$users.$F$42:.$J$81];[.A46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COUNTIF([$users.$F$2:.$J$41];[.A464])" office:value-type="float" office:value="0" calcext:value-type="float">
            <text:p>0</text:p>
          </table:table-cell>
          <table:table-cell table:formula="of:=COUNTIF([$users.$F$42:.$J$81];[.A46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COUNTIF([$users.$F$2:.$J$41];[.A465])" office:value-type="float" office:value="0" calcext:value-type="float">
            <text:p>0</text:p>
          </table:table-cell>
          <table:table-cell table:formula="of:=COUNTIF([$users.$F$42:.$J$81];[.A46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COUNTIF([$users.$F$2:.$J$41];[.A466])" office:value-type="float" office:value="0" calcext:value-type="float">
            <text:p>0</text:p>
          </table:table-cell>
          <table:table-cell table:formula="of:=COUNTIF([$users.$F$42:.$J$81];[.A46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COUNTIF([$users.$F$2:.$J$41];[.A467])" office:value-type="float" office:value="0" calcext:value-type="float">
            <text:p>0</text:p>
          </table:table-cell>
          <table:table-cell table:formula="of:=COUNTIF([$users.$F$42:.$J$81];[.A46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COUNTIF([$users.$F$2:.$J$41];[.A468])" office:value-type="float" office:value="0" calcext:value-type="float">
            <text:p>0</text:p>
          </table:table-cell>
          <table:table-cell table:formula="of:=COUNTIF([$users.$F$42:.$J$81];[.A46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COUNTIF([$users.$F$2:.$J$41];[.A469])" office:value-type="float" office:value="0" calcext:value-type="float">
            <text:p>0</text:p>
          </table:table-cell>
          <table:table-cell table:formula="of:=COUNTIF([$users.$F$42:.$J$81];[.A46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COUNTIF([$users.$F$2:.$J$41];[.A470])" office:value-type="float" office:value="0" calcext:value-type="float">
            <text:p>0</text:p>
          </table:table-cell>
          <table:table-cell table:formula="of:=COUNTIF([$users.$F$42:.$J$81];[.A47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COUNTIF([$users.$F$2:.$J$41];[.A471])" office:value-type="float" office:value="0" calcext:value-type="float">
            <text:p>0</text:p>
          </table:table-cell>
          <table:table-cell table:formula="of:=COUNTIF([$users.$F$42:.$J$81];[.A47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COUNTIF([$users.$F$2:.$J$41];[.A472])" office:value-type="float" office:value="0" calcext:value-type="float">
            <text:p>0</text:p>
          </table:table-cell>
          <table:table-cell table:formula="of:=COUNTIF([$users.$F$42:.$J$81];[.A47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COUNTIF([$users.$F$2:.$J$41];[.A473])" office:value-type="float" office:value="0" calcext:value-type="float">
            <text:p>0</text:p>
          </table:table-cell>
          <table:table-cell table:formula="of:=COUNTIF([$users.$F$42:.$J$81];[.A47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COUNTIF([$users.$F$2:.$J$41];[.A474])" office:value-type="float" office:value="0" calcext:value-type="float">
            <text:p>0</text:p>
          </table:table-cell>
          <table:table-cell table:formula="of:=COUNTIF([$users.$F$42:.$J$81];[.A47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COUNTIF([$users.$F$2:.$J$41];[.A475])" office:value-type="float" office:value="0" calcext:value-type="float">
            <text:p>0</text:p>
          </table:table-cell>
          <table:table-cell table:formula="of:=COUNTIF([$users.$F$42:.$J$81];[.A47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COUNTIF([$users.$F$2:.$J$41];[.A476])" office:value-type="float" office:value="0" calcext:value-type="float">
            <text:p>0</text:p>
          </table:table-cell>
          <table:table-cell table:formula="of:=COUNTIF([$users.$F$42:.$J$81];[.A47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COUNTIF([$users.$F$2:.$J$41];[.A477])" office:value-type="float" office:value="0" calcext:value-type="float">
            <text:p>0</text:p>
          </table:table-cell>
          <table:table-cell table:formula="of:=COUNTIF([$users.$F$42:.$J$81];[.A47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COUNTIF([$users.$F$2:.$J$41];[.A478])" office:value-type="float" office:value="0" calcext:value-type="float">
            <text:p>0</text:p>
          </table:table-cell>
          <table:table-cell table:formula="of:=COUNTIF([$users.$F$42:.$J$81];[.A47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COUNTIF([$users.$F$2:.$J$41];[.A479])" office:value-type="float" office:value="0" calcext:value-type="float">
            <text:p>0</text:p>
          </table:table-cell>
          <table:table-cell table:formula="of:=COUNTIF([$users.$F$42:.$J$81];[.A47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COUNTIF([$users.$F$2:.$J$41];[.A480])" office:value-type="float" office:value="0" calcext:value-type="float">
            <text:p>0</text:p>
          </table:table-cell>
          <table:table-cell table:formula="of:=COUNTIF([$users.$F$42:.$J$81];[.A48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COUNTIF([$users.$F$2:.$J$41];[.A481])" office:value-type="float" office:value="0" calcext:value-type="float">
            <text:p>0</text:p>
          </table:table-cell>
          <table:table-cell table:formula="of:=COUNTIF([$users.$F$42:.$J$81];[.A48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COUNTIF([$users.$F$2:.$J$41];[.A482])" office:value-type="float" office:value="0" calcext:value-type="float">
            <text:p>0</text:p>
          </table:table-cell>
          <table:table-cell table:formula="of:=COUNTIF([$users.$F$42:.$J$81];[.A48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COUNTIF([$users.$F$2:.$J$41];[.A483])" office:value-type="float" office:value="0" calcext:value-type="float">
            <text:p>0</text:p>
          </table:table-cell>
          <table:table-cell table:formula="of:=COUNTIF([$users.$F$42:.$J$81];[.A48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COUNTIF([$users.$F$2:.$J$41];[.A484])" office:value-type="float" office:value="0" calcext:value-type="float">
            <text:p>0</text:p>
          </table:table-cell>
          <table:table-cell table:formula="of:=COUNTIF([$users.$F$42:.$J$81];[.A48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COUNTIF([$users.$F$2:.$J$41];[.A485])" office:value-type="float" office:value="0" calcext:value-type="float">
            <text:p>0</text:p>
          </table:table-cell>
          <table:table-cell table:formula="of:=COUNTIF([$users.$F$42:.$J$81];[.A48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COUNTIF([$users.$F$2:.$J$41];[.A486])" office:value-type="float" office:value="0" calcext:value-type="float">
            <text:p>0</text:p>
          </table:table-cell>
          <table:table-cell table:formula="of:=COUNTIF([$users.$F$42:.$J$81];[.A48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COUNTIF([$users.$F$2:.$J$41];[.A487])" office:value-type="float" office:value="0" calcext:value-type="float">
            <text:p>0</text:p>
          </table:table-cell>
          <table:table-cell table:formula="of:=COUNTIF([$users.$F$42:.$J$81];[.A48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COUNTIF([$users.$F$2:.$J$41];[.A488])" office:value-type="float" office:value="0" calcext:value-type="float">
            <text:p>0</text:p>
          </table:table-cell>
          <table:table-cell table:formula="of:=COUNTIF([$users.$F$42:.$J$81];[.A48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COUNTIF([$users.$F$2:.$J$41];[.A489])" office:value-type="float" office:value="0" calcext:value-type="float">
            <text:p>0</text:p>
          </table:table-cell>
          <table:table-cell table:formula="of:=COUNTIF([$users.$F$42:.$J$81];[.A48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COUNTIF([$users.$F$2:.$J$41];[.A490])" office:value-type="float" office:value="0" calcext:value-type="float">
            <text:p>0</text:p>
          </table:table-cell>
          <table:table-cell table:formula="of:=COUNTIF([$users.$F$42:.$J$81];[.A49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COUNTIF([$users.$F$2:.$J$41];[.A491])" office:value-type="float" office:value="0" calcext:value-type="float">
            <text:p>0</text:p>
          </table:table-cell>
          <table:table-cell table:formula="of:=COUNTIF([$users.$F$42:.$J$81];[.A49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COUNTIF([$users.$F$2:.$J$41];[.A492])" office:value-type="float" office:value="0" calcext:value-type="float">
            <text:p>0</text:p>
          </table:table-cell>
          <table:table-cell table:formula="of:=COUNTIF([$users.$F$42:.$J$81];[.A49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COUNTIF([$users.$F$2:.$J$41];[.A493])" office:value-type="float" office:value="0" calcext:value-type="float">
            <text:p>0</text:p>
          </table:table-cell>
          <table:table-cell table:formula="of:=COUNTIF([$users.$F$42:.$J$81];[.A49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COUNTIF([$users.$F$2:.$J$41];[.A494])" office:value-type="float" office:value="0" calcext:value-type="float">
            <text:p>0</text:p>
          </table:table-cell>
          <table:table-cell table:formula="of:=COUNTIF([$users.$F$42:.$J$81];[.A49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COUNTIF([$users.$F$2:.$J$41];[.A495])" office:value-type="float" office:value="0" calcext:value-type="float">
            <text:p>0</text:p>
          </table:table-cell>
          <table:table-cell table:formula="of:=COUNTIF([$users.$F$42:.$J$81];[.A49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COUNTIF([$users.$F$2:.$J$41];[.A496])" office:value-type="float" office:value="0" calcext:value-type="float">
            <text:p>0</text:p>
          </table:table-cell>
          <table:table-cell table:formula="of:=COUNTIF([$users.$F$42:.$J$81];[.A49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COUNTIF([$users.$F$2:.$J$41];[.A497])" office:value-type="float" office:value="0" calcext:value-type="float">
            <text:p>0</text:p>
          </table:table-cell>
          <table:table-cell table:formula="of:=COUNTIF([$users.$F$42:.$J$81];[.A49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COUNTIF([$users.$F$2:.$J$41];[.A498])" office:value-type="float" office:value="0" calcext:value-type="float">
            <text:p>0</text:p>
          </table:table-cell>
          <table:table-cell table:formula="of:=COUNTIF([$users.$F$42:.$J$81];[.A49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COUNTIF([$users.$F$2:.$J$41];[.A499])" office:value-type="float" office:value="0" calcext:value-type="float">
            <text:p>0</text:p>
          </table:table-cell>
          <table:table-cell table:formula="of:=COUNTIF([$users.$F$42:.$J$81];[.A49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COUNTIF([$users.$F$2:.$J$41];[.A500])" office:value-type="float" office:value="0" calcext:value-type="float">
            <text:p>0</text:p>
          </table:table-cell>
          <table:table-cell table:formula="of:=COUNTIF([$users.$F$42:.$J$81];[.A50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COUNTIF([$users.$F$2:.$J$41];[.A501])" office:value-type="float" office:value="0" calcext:value-type="float">
            <text:p>0</text:p>
          </table:table-cell>
          <table:table-cell table:formula="of:=COUNTIF([$users.$F$42:.$J$81];[.A50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COUNTIF([$users.$F$2:.$J$41];[.A502])" office:value-type="float" office:value="0" calcext:value-type="float">
            <text:p>0</text:p>
          </table:table-cell>
          <table:table-cell table:formula="of:=COUNTIF([$users.$F$42:.$J$81];[.A50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COUNTIF([$users.$F$2:.$J$41];[.A503])" office:value-type="float" office:value="0" calcext:value-type="float">
            <text:p>0</text:p>
          </table:table-cell>
          <table:table-cell table:formula="of:=COUNTIF([$users.$F$42:.$J$81];[.A50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COUNTIF([$users.$F$2:.$J$41];[.A504])" office:value-type="float" office:value="0" calcext:value-type="float">
            <text:p>0</text:p>
          </table:table-cell>
          <table:table-cell table:formula="of:=COUNTIF([$users.$F$42:.$J$81];[.A50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COUNTIF([$users.$F$2:.$J$41];[.A505])" office:value-type="float" office:value="0" calcext:value-type="float">
            <text:p>0</text:p>
          </table:table-cell>
          <table:table-cell table:formula="of:=COUNTIF([$users.$F$42:.$J$81];[.A50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COUNTIF([$users.$F$2:.$J$41];[.A506])" office:value-type="float" office:value="0" calcext:value-type="float">
            <text:p>0</text:p>
          </table:table-cell>
          <table:table-cell table:formula="of:=COUNTIF([$users.$F$42:.$J$81];[.A50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COUNTIF([$users.$F$2:.$J$41];[.A507])" office:value-type="float" office:value="0" calcext:value-type="float">
            <text:p>0</text:p>
          </table:table-cell>
          <table:table-cell table:formula="of:=COUNTIF([$users.$F$42:.$J$81];[.A50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COUNTIF([$users.$F$2:.$J$41];[.A508])" office:value-type="float" office:value="0" calcext:value-type="float">
            <text:p>0</text:p>
          </table:table-cell>
          <table:table-cell table:formula="of:=COUNTIF([$users.$F$42:.$J$81];[.A50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COUNTIF([$users.$F$2:.$J$41];[.A509])" office:value-type="float" office:value="0" calcext:value-type="float">
            <text:p>0</text:p>
          </table:table-cell>
          <table:table-cell table:formula="of:=COUNTIF([$users.$F$42:.$J$81];[.A50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COUNTIF([$users.$F$2:.$J$41];[.A510])" office:value-type="float" office:value="0" calcext:value-type="float">
            <text:p>0</text:p>
          </table:table-cell>
          <table:table-cell table:formula="of:=COUNTIF([$users.$F$42:.$J$81];[.A51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COUNTIF([$users.$F$2:.$J$41];[.A511])" office:value-type="float" office:value="0" calcext:value-type="float">
            <text:p>0</text:p>
          </table:table-cell>
          <table:table-cell table:formula="of:=COUNTIF([$users.$F$42:.$J$81];[.A51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COUNTIF([$users.$F$2:.$J$41];[.A512])" office:value-type="float" office:value="0" calcext:value-type="float">
            <text:p>0</text:p>
          </table:table-cell>
          <table:table-cell table:formula="of:=COUNTIF([$users.$F$42:.$J$81];[.A51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UNTIF([$users.$F$2:.$J$41];[.A513])" office:value-type="float" office:value="0" calcext:value-type="float">
            <text:p>0</text:p>
          </table:table-cell>
          <table:table-cell table:formula="of:=COUNTIF([$users.$F$42:.$J$81];[.A51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COUNTIF([$users.$F$2:.$J$41];[.A514])" office:value-type="float" office:value="0" calcext:value-type="float">
            <text:p>0</text:p>
          </table:table-cell>
          <table:table-cell table:formula="of:=COUNTIF([$users.$F$42:.$J$81];[.A51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COUNTIF([$users.$F$2:.$J$41];[.A515])" office:value-type="float" office:value="0" calcext:value-type="float">
            <text:p>0</text:p>
          </table:table-cell>
          <table:table-cell table:formula="of:=COUNTIF([$users.$F$42:.$J$81];[.A51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COUNTIF([$users.$F$2:.$J$41];[.A516])" office:value-type="float" office:value="0" calcext:value-type="float">
            <text:p>0</text:p>
          </table:table-cell>
          <table:table-cell table:formula="of:=COUNTIF([$users.$F$42:.$J$81];[.A51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COUNTIF([$users.$F$2:.$J$41];[.A517])" office:value-type="float" office:value="0" calcext:value-type="float">
            <text:p>0</text:p>
          </table:table-cell>
          <table:table-cell table:formula="of:=COUNTIF([$users.$F$42:.$J$81];[.A51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COUNTIF([$users.$F$2:.$J$41];[.A518])" office:value-type="float" office:value="0" calcext:value-type="float">
            <text:p>0</text:p>
          </table:table-cell>
          <table:table-cell table:formula="of:=COUNTIF([$users.$F$42:.$J$81];[.A51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COUNTIF([$users.$F$2:.$J$41];[.A519])" office:value-type="float" office:value="0" calcext:value-type="float">
            <text:p>0</text:p>
          </table:table-cell>
          <table:table-cell table:formula="of:=COUNTIF([$users.$F$42:.$J$81];[.A51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COUNTIF([$users.$F$2:.$J$41];[.A520])" office:value-type="float" office:value="0" calcext:value-type="float">
            <text:p>0</text:p>
          </table:table-cell>
          <table:table-cell table:formula="of:=COUNTIF([$users.$F$42:.$J$81];[.A52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COUNTIF([$users.$F$2:.$J$41];[.A521])" office:value-type="float" office:value="0" calcext:value-type="float">
            <text:p>0</text:p>
          </table:table-cell>
          <table:table-cell table:formula="of:=COUNTIF([$users.$F$42:.$J$81];[.A52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COUNTIF([$users.$F$2:.$J$41];[.A522])" office:value-type="float" office:value="0" calcext:value-type="float">
            <text:p>0</text:p>
          </table:table-cell>
          <table:table-cell table:formula="of:=COUNTIF([$users.$F$42:.$J$81];[.A52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COUNTIF([$users.$F$2:.$J$41];[.A523])" office:value-type="float" office:value="0" calcext:value-type="float">
            <text:p>0</text:p>
          </table:table-cell>
          <table:table-cell table:formula="of:=COUNTIF([$users.$F$42:.$J$81];[.A52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COUNTIF([$users.$F$2:.$J$41];[.A524])" office:value-type="float" office:value="0" calcext:value-type="float">
            <text:p>0</text:p>
          </table:table-cell>
          <table:table-cell table:formula="of:=COUNTIF([$users.$F$42:.$J$81];[.A52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COUNTIF([$users.$F$2:.$J$41];[.A525])" office:value-type="float" office:value="0" calcext:value-type="float">
            <text:p>0</text:p>
          </table:table-cell>
          <table:table-cell table:formula="of:=COUNTIF([$users.$F$42:.$J$81];[.A52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COUNTIF([$users.$F$2:.$J$41];[.A526])" office:value-type="float" office:value="0" calcext:value-type="float">
            <text:p>0</text:p>
          </table:table-cell>
          <table:table-cell table:formula="of:=COUNTIF([$users.$F$42:.$J$81];[.A52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COUNTIF([$users.$F$2:.$J$41];[.A527])" office:value-type="float" office:value="0" calcext:value-type="float">
            <text:p>0</text:p>
          </table:table-cell>
          <table:table-cell table:formula="of:=COUNTIF([$users.$F$42:.$J$81];[.A52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COUNTIF([$users.$F$2:.$J$41];[.A528])" office:value-type="float" office:value="0" calcext:value-type="float">
            <text:p>0</text:p>
          </table:table-cell>
          <table:table-cell table:formula="of:=COUNTIF([$users.$F$42:.$J$81];[.A52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COUNTIF([$users.$F$2:.$J$41];[.A529])" office:value-type="float" office:value="0" calcext:value-type="float">
            <text:p>0</text:p>
          </table:table-cell>
          <table:table-cell table:formula="of:=COUNTIF([$users.$F$42:.$J$81];[.A52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COUNTIF([$users.$F$2:.$J$41];[.A530])" office:value-type="float" office:value="0" calcext:value-type="float">
            <text:p>0</text:p>
          </table:table-cell>
          <table:table-cell table:formula="of:=COUNTIF([$users.$F$42:.$J$81];[.A53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COUNTIF([$users.$F$2:.$J$41];[.A531])" office:value-type="float" office:value="0" calcext:value-type="float">
            <text:p>0</text:p>
          </table:table-cell>
          <table:table-cell table:formula="of:=COUNTIF([$users.$F$42:.$J$81];[.A53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COUNTIF([$users.$F$2:.$J$41];[.A532])" office:value-type="float" office:value="0" calcext:value-type="float">
            <text:p>0</text:p>
          </table:table-cell>
          <table:table-cell table:formula="of:=COUNTIF([$users.$F$42:.$J$81];[.A53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COUNTIF([$users.$F$2:.$J$41];[.A533])" office:value-type="float" office:value="0" calcext:value-type="float">
            <text:p>0</text:p>
          </table:table-cell>
          <table:table-cell table:formula="of:=COUNTIF([$users.$F$42:.$J$81];[.A53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COUNTIF([$users.$F$2:.$J$41];[.A534])" office:value-type="float" office:value="0" calcext:value-type="float">
            <text:p>0</text:p>
          </table:table-cell>
          <table:table-cell table:formula="of:=COUNTIF([$users.$F$42:.$J$81];[.A53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COUNTIF([$users.$F$2:.$J$41];[.A535])" office:value-type="float" office:value="0" calcext:value-type="float">
            <text:p>0</text:p>
          </table:table-cell>
          <table:table-cell table:formula="of:=COUNTIF([$users.$F$42:.$J$81];[.A53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COUNTIF([$users.$F$2:.$J$41];[.A536])" office:value-type="float" office:value="0" calcext:value-type="float">
            <text:p>0</text:p>
          </table:table-cell>
          <table:table-cell table:formula="of:=COUNTIF([$users.$F$42:.$J$81];[.A53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COUNTIF([$users.$F$2:.$J$41];[.A537])" office:value-type="float" office:value="0" calcext:value-type="float">
            <text:p>0</text:p>
          </table:table-cell>
          <table:table-cell table:formula="of:=COUNTIF([$users.$F$42:.$J$81];[.A53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COUNTIF([$users.$F$2:.$J$41];[.A538])" office:value-type="float" office:value="0" calcext:value-type="float">
            <text:p>0</text:p>
          </table:table-cell>
          <table:table-cell table:formula="of:=COUNTIF([$users.$F$42:.$J$81];[.A53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COUNTIF([$users.$F$2:.$J$41];[.A539])" office:value-type="float" office:value="0" calcext:value-type="float">
            <text:p>0</text:p>
          </table:table-cell>
          <table:table-cell table:formula="of:=COUNTIF([$users.$F$42:.$J$81];[.A53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COUNTIF([$users.$F$2:.$J$41];[.A540])" office:value-type="float" office:value="0" calcext:value-type="float">
            <text:p>0</text:p>
          </table:table-cell>
          <table:table-cell table:formula="of:=COUNTIF([$users.$F$42:.$J$81];[.A54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COUNTIF([$users.$F$2:.$J$41];[.A541])" office:value-type="float" office:value="0" calcext:value-type="float">
            <text:p>0</text:p>
          </table:table-cell>
          <table:table-cell table:formula="of:=COUNTIF([$users.$F$42:.$J$81];[.A54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COUNTIF([$users.$F$2:.$J$41];[.A542])" office:value-type="float" office:value="0" calcext:value-type="float">
            <text:p>0</text:p>
          </table:table-cell>
          <table:table-cell table:formula="of:=COUNTIF([$users.$F$42:.$J$81];[.A54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COUNTIF([$users.$F$2:.$J$41];[.A543])" office:value-type="float" office:value="0" calcext:value-type="float">
            <text:p>0</text:p>
          </table:table-cell>
          <table:table-cell table:formula="of:=COUNTIF([$users.$F$42:.$J$81];[.A54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COUNTIF([$users.$F$2:.$J$41];[.A544])" office:value-type="float" office:value="0" calcext:value-type="float">
            <text:p>0</text:p>
          </table:table-cell>
          <table:table-cell table:formula="of:=COUNTIF([$users.$F$42:.$J$81];[.A54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COUNTIF([$users.$F$2:.$J$41];[.A545])" office:value-type="float" office:value="0" calcext:value-type="float">
            <text:p>0</text:p>
          </table:table-cell>
          <table:table-cell table:formula="of:=COUNTIF([$users.$F$42:.$J$81];[.A54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COUNTIF([$users.$F$2:.$J$41];[.A546])" office:value-type="float" office:value="0" calcext:value-type="float">
            <text:p>0</text:p>
          </table:table-cell>
          <table:table-cell table:formula="of:=COUNTIF([$users.$F$42:.$J$81];[.A54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COUNTIF([$users.$F$2:.$J$41];[.A547])" office:value-type="float" office:value="0" calcext:value-type="float">
            <text:p>0</text:p>
          </table:table-cell>
          <table:table-cell table:formula="of:=COUNTIF([$users.$F$42:.$J$81];[.A54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COUNTIF([$users.$F$2:.$J$41];[.A548])" office:value-type="float" office:value="0" calcext:value-type="float">
            <text:p>0</text:p>
          </table:table-cell>
          <table:table-cell table:formula="of:=COUNTIF([$users.$F$42:.$J$81];[.A54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COUNTIF([$users.$F$2:.$J$41];[.A549])" office:value-type="float" office:value="0" calcext:value-type="float">
            <text:p>0</text:p>
          </table:table-cell>
          <table:table-cell table:formula="of:=COUNTIF([$users.$F$42:.$J$81];[.A54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COUNTIF([$users.$F$2:.$J$41];[.A550])" office:value-type="float" office:value="0" calcext:value-type="float">
            <text:p>0</text:p>
          </table:table-cell>
          <table:table-cell table:formula="of:=COUNTIF([$users.$F$42:.$J$81];[.A55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COUNTIF([$users.$F$2:.$J$41];[.A551])" office:value-type="float" office:value="0" calcext:value-type="float">
            <text:p>0</text:p>
          </table:table-cell>
          <table:table-cell table:formula="of:=COUNTIF([$users.$F$42:.$J$81];[.A55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COUNTIF([$users.$F$2:.$J$41];[.A552])" office:value-type="float" office:value="0" calcext:value-type="float">
            <text:p>0</text:p>
          </table:table-cell>
          <table:table-cell table:formula="of:=COUNTIF([$users.$F$42:.$J$81];[.A55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COUNTIF([$users.$F$2:.$J$41];[.A553])" office:value-type="float" office:value="0" calcext:value-type="float">
            <text:p>0</text:p>
          </table:table-cell>
          <table:table-cell table:formula="of:=COUNTIF([$users.$F$42:.$J$81];[.A55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COUNTIF([$users.$F$2:.$J$41];[.A554])" office:value-type="float" office:value="0" calcext:value-type="float">
            <text:p>0</text:p>
          </table:table-cell>
          <table:table-cell table:formula="of:=COUNTIF([$users.$F$42:.$J$81];[.A55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COUNTIF([$users.$F$2:.$J$41];[.A555])" office:value-type="float" office:value="0" calcext:value-type="float">
            <text:p>0</text:p>
          </table:table-cell>
          <table:table-cell table:formula="of:=COUNTIF([$users.$F$42:.$J$81];[.A55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COUNTIF([$users.$F$2:.$J$41];[.A556])" office:value-type="float" office:value="0" calcext:value-type="float">
            <text:p>0</text:p>
          </table:table-cell>
          <table:table-cell table:formula="of:=COUNTIF([$users.$F$42:.$J$81];[.A55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COUNTIF([$users.$F$2:.$J$41];[.A557])" office:value-type="float" office:value="0" calcext:value-type="float">
            <text:p>0</text:p>
          </table:table-cell>
          <table:table-cell table:formula="of:=COUNTIF([$users.$F$42:.$J$81];[.A55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COUNTIF([$users.$F$2:.$J$41];[.A558])" office:value-type="float" office:value="0" calcext:value-type="float">
            <text:p>0</text:p>
          </table:table-cell>
          <table:table-cell table:formula="of:=COUNTIF([$users.$F$42:.$J$81];[.A55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COUNTIF([$users.$F$2:.$J$41];[.A559])" office:value-type="float" office:value="0" calcext:value-type="float">
            <text:p>0</text:p>
          </table:table-cell>
          <table:table-cell table:formula="of:=COUNTIF([$users.$F$42:.$J$81];[.A55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COUNTIF([$users.$F$2:.$J$41];[.A560])" office:value-type="float" office:value="0" calcext:value-type="float">
            <text:p>0</text:p>
          </table:table-cell>
          <table:table-cell table:formula="of:=COUNTIF([$users.$F$42:.$J$81];[.A56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COUNTIF([$users.$F$2:.$J$41];[.A561])" office:value-type="float" office:value="0" calcext:value-type="float">
            <text:p>0</text:p>
          </table:table-cell>
          <table:table-cell table:formula="of:=COUNTIF([$users.$F$42:.$J$81];[.A56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COUNTIF([$users.$F$2:.$J$41];[.A562])" office:value-type="float" office:value="0" calcext:value-type="float">
            <text:p>0</text:p>
          </table:table-cell>
          <table:table-cell table:formula="of:=COUNTIF([$users.$F$42:.$J$81];[.A56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COUNTIF([$users.$F$2:.$J$41];[.A563])" office:value-type="float" office:value="0" calcext:value-type="float">
            <text:p>0</text:p>
          </table:table-cell>
          <table:table-cell table:formula="of:=COUNTIF([$users.$F$42:.$J$81];[.A56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COUNTIF([$users.$F$2:.$J$41];[.A564])" office:value-type="float" office:value="0" calcext:value-type="float">
            <text:p>0</text:p>
          </table:table-cell>
          <table:table-cell table:formula="of:=COUNTIF([$users.$F$42:.$J$81];[.A56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COUNTIF([$users.$F$2:.$J$41];[.A565])" office:value-type="float" office:value="0" calcext:value-type="float">
            <text:p>0</text:p>
          </table:table-cell>
          <table:table-cell table:formula="of:=COUNTIF([$users.$F$42:.$J$81];[.A56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COUNTIF([$users.$F$2:.$J$41];[.A566])" office:value-type="float" office:value="0" calcext:value-type="float">
            <text:p>0</text:p>
          </table:table-cell>
          <table:table-cell table:formula="of:=COUNTIF([$users.$F$42:.$J$81];[.A56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COUNTIF([$users.$F$2:.$J$41];[.A567])" office:value-type="float" office:value="0" calcext:value-type="float">
            <text:p>0</text:p>
          </table:table-cell>
          <table:table-cell table:formula="of:=COUNTIF([$users.$F$42:.$J$81];[.A56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COUNTIF([$users.$F$2:.$J$41];[.A568])" office:value-type="float" office:value="0" calcext:value-type="float">
            <text:p>0</text:p>
          </table:table-cell>
          <table:table-cell table:formula="of:=COUNTIF([$users.$F$42:.$J$81];[.A56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COUNTIF([$users.$F$2:.$J$41];[.A569])" office:value-type="float" office:value="0" calcext:value-type="float">
            <text:p>0</text:p>
          </table:table-cell>
          <table:table-cell table:formula="of:=COUNTIF([$users.$F$42:.$J$81];[.A56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COUNTIF([$users.$F$2:.$J$41];[.A570])" office:value-type="float" office:value="0" calcext:value-type="float">
            <text:p>0</text:p>
          </table:table-cell>
          <table:table-cell table:formula="of:=COUNTIF([$users.$F$42:.$J$81];[.A57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COUNTIF([$users.$F$2:.$J$41];[.A571])" office:value-type="float" office:value="0" calcext:value-type="float">
            <text:p>0</text:p>
          </table:table-cell>
          <table:table-cell table:formula="of:=COUNTIF([$users.$F$42:.$J$81];[.A57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COUNTIF([$users.$F$2:.$J$41];[.A572])" office:value-type="float" office:value="0" calcext:value-type="float">
            <text:p>0</text:p>
          </table:table-cell>
          <table:table-cell table:formula="of:=COUNTIF([$users.$F$42:.$J$81];[.A57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COUNTIF([$users.$F$2:.$J$41];[.A573])" office:value-type="float" office:value="0" calcext:value-type="float">
            <text:p>0</text:p>
          </table:table-cell>
          <table:table-cell table:formula="of:=COUNTIF([$users.$F$42:.$J$81];[.A57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COUNTIF([$users.$F$2:.$J$41];[.A574])" office:value-type="float" office:value="0" calcext:value-type="float">
            <text:p>0</text:p>
          </table:table-cell>
          <table:table-cell table:formula="of:=COUNTIF([$users.$F$42:.$J$81];[.A57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COUNTIF([$users.$F$2:.$J$41];[.A575])" office:value-type="float" office:value="0" calcext:value-type="float">
            <text:p>0</text:p>
          </table:table-cell>
          <table:table-cell table:formula="of:=COUNTIF([$users.$F$42:.$J$81];[.A57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COUNTIF([$users.$F$2:.$J$41];[.A576])" office:value-type="float" office:value="0" calcext:value-type="float">
            <text:p>0</text:p>
          </table:table-cell>
          <table:table-cell table:formula="of:=COUNTIF([$users.$F$42:.$J$81];[.A57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COUNTIF([$users.$F$2:.$J$41];[.A577])" office:value-type="float" office:value="0" calcext:value-type="float">
            <text:p>0</text:p>
          </table:table-cell>
          <table:table-cell table:formula="of:=COUNTIF([$users.$F$42:.$J$81];[.A57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COUNTIF([$users.$F$2:.$J$41];[.A578])" office:value-type="float" office:value="0" calcext:value-type="float">
            <text:p>0</text:p>
          </table:table-cell>
          <table:table-cell table:formula="of:=COUNTIF([$users.$F$42:.$J$81];[.A57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COUNTIF([$users.$F$2:.$J$41];[.A579])" office:value-type="float" office:value="0" calcext:value-type="float">
            <text:p>0</text:p>
          </table:table-cell>
          <table:table-cell table:formula="of:=COUNTIF([$users.$F$42:.$J$81];[.A57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COUNTIF([$users.$F$2:.$J$41];[.A580])" office:value-type="float" office:value="0" calcext:value-type="float">
            <text:p>0</text:p>
          </table:table-cell>
          <table:table-cell table:formula="of:=COUNTIF([$users.$F$42:.$J$81];[.A58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COUNTIF([$users.$F$2:.$J$41];[.A581])" office:value-type="float" office:value="0" calcext:value-type="float">
            <text:p>0</text:p>
          </table:table-cell>
          <table:table-cell table:formula="of:=COUNTIF([$users.$F$42:.$J$81];[.A58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UNTIF([$users.$F$2:.$J$41];[.A582])" office:value-type="float" office:value="0" calcext:value-type="float">
            <text:p>0</text:p>
          </table:table-cell>
          <table:table-cell table:formula="of:=COUNTIF([$users.$F$42:.$J$81];[.A58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COUNTIF([$users.$F$2:.$J$41];[.A583])" office:value-type="float" office:value="0" calcext:value-type="float">
            <text:p>0</text:p>
          </table:table-cell>
          <table:table-cell table:formula="of:=COUNTIF([$users.$F$42:.$J$81];[.A58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COUNTIF([$users.$F$2:.$J$41];[.A584])" office:value-type="float" office:value="0" calcext:value-type="float">
            <text:p>0</text:p>
          </table:table-cell>
          <table:table-cell table:formula="of:=COUNTIF([$users.$F$42:.$J$81];[.A58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COUNTIF([$users.$F$2:.$J$41];[.A585])" office:value-type="float" office:value="0" calcext:value-type="float">
            <text:p>0</text:p>
          </table:table-cell>
          <table:table-cell table:formula="of:=COUNTIF([$users.$F$42:.$J$81];[.A58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COUNTIF([$users.$F$2:.$J$41];[.A586])" office:value-type="float" office:value="0" calcext:value-type="float">
            <text:p>0</text:p>
          </table:table-cell>
          <table:table-cell table:formula="of:=COUNTIF([$users.$F$42:.$J$81];[.A58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COUNTIF([$users.$F$2:.$J$41];[.A587])" office:value-type="float" office:value="0" calcext:value-type="float">
            <text:p>0</text:p>
          </table:table-cell>
          <table:table-cell table:formula="of:=COUNTIF([$users.$F$42:.$J$81];[.A58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UNTIF([$users.$F$2:.$J$41];[.A588])" office:value-type="float" office:value="0" calcext:value-type="float">
            <text:p>0</text:p>
          </table:table-cell>
          <table:table-cell table:formula="of:=COUNTIF([$users.$F$42:.$J$81];[.A58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COUNTIF([$users.$F$2:.$J$41];[.A589])" office:value-type="float" office:value="0" calcext:value-type="float">
            <text:p>0</text:p>
          </table:table-cell>
          <table:table-cell table:formula="of:=COUNTIF([$users.$F$42:.$J$81];[.A58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UNTIF([$users.$F$2:.$J$41];[.A590])" office:value-type="float" office:value="0" calcext:value-type="float">
            <text:p>0</text:p>
          </table:table-cell>
          <table:table-cell table:formula="of:=COUNTIF([$users.$F$42:.$J$81];[.A59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COUNTIF([$users.$F$2:.$J$41];[.A591])" office:value-type="float" office:value="0" calcext:value-type="float">
            <text:p>0</text:p>
          </table:table-cell>
          <table:table-cell table:formula="of:=COUNTIF([$users.$F$42:.$J$81];[.A591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COUNTIF([$users.$F$2:.$J$41];[.A592])" office:value-type="float" office:value="0" calcext:value-type="float">
            <text:p>0</text:p>
          </table:table-cell>
          <table:table-cell table:formula="of:=COUNTIF([$users.$F$42:.$J$81];[.A592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COUNTIF([$users.$F$2:.$J$41];[.A593])" office:value-type="float" office:value="0" calcext:value-type="float">
            <text:p>0</text:p>
          </table:table-cell>
          <table:table-cell table:formula="of:=COUNTIF([$users.$F$42:.$J$81];[.A593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COUNTIF([$users.$F$2:.$J$41];[.A594])" office:value-type="float" office:value="0" calcext:value-type="float">
            <text:p>0</text:p>
          </table:table-cell>
          <table:table-cell table:formula="of:=COUNTIF([$users.$F$42:.$J$81];[.A594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COUNTIF([$users.$F$2:.$J$41];[.A595])" office:value-type="float" office:value="0" calcext:value-type="float">
            <text:p>0</text:p>
          </table:table-cell>
          <table:table-cell table:formula="of:=COUNTIF([$users.$F$42:.$J$81];[.A595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COUNTIF([$users.$F$2:.$J$41];[.A596])" office:value-type="float" office:value="0" calcext:value-type="float">
            <text:p>0</text:p>
          </table:table-cell>
          <table:table-cell table:formula="of:=COUNTIF([$users.$F$42:.$J$81];[.A596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COUNTIF([$users.$F$2:.$J$41];[.A597])" office:value-type="float" office:value="0" calcext:value-type="float">
            <text:p>0</text:p>
          </table:table-cell>
          <table:table-cell table:formula="of:=COUNTIF([$users.$F$42:.$J$81];[.A597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COUNTIF([$users.$F$2:.$J$41];[.A598])" office:value-type="float" office:value="0" calcext:value-type="float">
            <text:p>0</text:p>
          </table:table-cell>
          <table:table-cell table:formula="of:=COUNTIF([$users.$F$42:.$J$81];[.A598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COUNTIF([$users.$F$2:.$J$41];[.A599])" office:value-type="float" office:value="0" calcext:value-type="float">
            <text:p>0</text:p>
          </table:table-cell>
          <table:table-cell table:formula="of:=COUNTIF([$users.$F$42:.$J$81];[.A599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COUNTIF([$users.$F$2:.$J$41];[.A600])" office:value-type="float" office:value="0" calcext:value-type="float">
            <text:p>0</text:p>
          </table:table-cell>
          <table:table-cell table:formula="of:=COUNTIF([$users.$F$42:.$J$81];[.A600])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COUNTIF([$users.$F$2:.$J$41];[.A601])" office:value-type="float" office:value="0" calcext:value-type="float">
            <text:p>0</text:p>
          </table:table-cell>
          <table:table-cell table:formula="of:=COUNTIF([$users.$F$42:.$J$81];[.A601])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0" table:target-range-address="users.A1:users.K128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fr" fo:country="FR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7:23:58.860675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9T00:00:16.261926979</dc:date>
    <meta:editing-duration>PT5H22M39S</meta:editing-duration>
    <meta:editing-cycles>4</meta:editing-cycles>
    <meta:generator>LibreOffice/24.2.0.3$Linux_X86_64 LibreOffice_project/420$Build-3</meta:generator>
    <meta:document-statistic meta:table-count="3" meta:cell-count="1628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circle" chart:style-name="ch1">
        <chart:legend chart:legend-position="end" svg:x="13.591cm" svg:y="2.23cm" style:legend-expansion="high" chart:style-name="ch2"/>
        <chart:plot-area chart:style-name="ch3" table:cell-range-address="'cities stats'.A1:'cities stats'.J33" chart:data-source-has-labels="row" svg:x="0.35cm" svg:y="0.35cm" svg:width="12.891cm" svg:height="8.31cm">
          <chart:coordinate-region svg:x="2.641cm" svg:y="0.351cm" svg:width="8.309cm" svg:height="8.309cm"/>
          <chart:axis chart:dimension="x" chart:name="primary-x" chart:style-name="ch4" chartooo:axis-type="auto">
            <chartooo:date-scale/>
            <chart:categories table:cell-range-address="'cities stats'.A1:'cities stats'.J1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cities stats'.A2:'cities stats'.J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cities stats'.A3:'cities stats'.J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cities stats'.A4:'cities stats'.J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cities stats'.A5:'cities stats'.J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cities stats'.A6:'cities stats'.J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cities stats'.A7:'cities stats'.J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cities stats'.A8:'cities stats'.J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cities stats'.A9:'cities stats'.J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cities stats'.A10:'cities stats'.J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cities stats'.A11:'cities stats'.J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cities stats'.A12:'cities stats'.J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9" chart:values-cell-range-address="'cities stats'.A13:'cities stats'.J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30" chart:values-cell-range-address="'cities stats'.A14:'cities stats'.J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cities stats'.A15:'cities stats'.J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cities stats'.A16:'cities stats'.J1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cities stats'.A17:'cities stats'.J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cities stats'.A18:'cities stats'.J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cities stats'.A19:'cities stats'.J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cities stats'.A20:'cities stats'.J2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cities stats'.A21:'cities stats'.J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6" chart:values-cell-range-address="'cities stats'.A22:'cities stats'.J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7" chart:values-cell-range-address="'cities stats'.A23:'cities stats'.J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8" chart:values-cell-range-address="'cities stats'.A24:'cities stats'.J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9" chart:values-cell-range-address="'cities stats'.A25:'cities stats'.J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30" chart:values-cell-range-address="'cities stats'.A26:'cities stats'.J2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'cities stats'.A27:'cities stats'.J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0" chart:values-cell-range-address="'cities stats'.A28:'cities stats'.J2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1" chart:values-cell-range-address="'cities stats'.A29:'cities stats'.J2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2" chart:values-cell-range-address="'cities stats'.A30:'cities stats'.J3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3" chart:values-cell-range-address="'cities stats'.A31:'cities stats'.J3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4" chart:values-cell-range-address="'cities stats'.A32:'cities stats'.J3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25" chart:values-cell-range-address="'cities stats'.A33:'cities stats'.J3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rdeaux</text:p>
                <draw:g>
                  <svg:desc>'cities stats'.A1:'cities stats'.J1</svg:desc>
                </draw:g>
              </table:table-cell>
              <table:table-cell office:value-type="string">
                <text:p>Lille</text:p>
              </table:table-cell>
              <table:table-cell office:value-type="string">
                <text:p>Lyon</text:p>
              </table:table-cell>
              <table:table-cell office:value-type="string">
                <text:p>Marseille</text:p>
              </table:table-cell>
              <table:table-cell office:value-type="string">
                <text:p>Montpellier</text:p>
              </table:table-cell>
              <table:table-cell office:value-type="string">
                <text:p>Nantes</text:p>
              </table:table-cell>
              <table:table-cell office:value-type="string">
                <text:p>Nice</text:p>
              </table:table-cell>
              <table:table-cell office:value-type="string">
                <text:p>Paris</text:p>
              </table:table-cell>
              <table:table-cell office:value-type="string">
                <text:p>Strasbourg</text:p>
              </table:table-cell>
              <table:table-cell office:value-type="string">
                <text:p>Toulouse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2:'cities stats'.J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ities stats'.A3:'cities stats'.J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4:'cities stats'.J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ities stats'.A5:'cities stats'.J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6:'cities stats'.J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7:'cities stats'.J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8:'cities stats'.J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ities stats'.A9:'cities stats'.J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10:'cities stats'.J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1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11:'cities stats'.J1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12:'cities stats'.J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ities stats'.A13:'cities stats'.J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14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14:'cities stats'.J1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ities stats'.A15:'cities stats'.J1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ities stats'.A16:'cities stats'.J1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ities stats'.A17:'cities stats'.J1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ities stats'.A18:'cities stats'.J1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ities stats'.A19:'cities stats'.J1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20:'cities stats'.J2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2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21:'cities stats'.J2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2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22:'cities stats'.J2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ities stats'.A23:'cities stats'.J2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2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ities stats'.A24:'cities stats'.J2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25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25:'cities stats'.J2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ities stats'.A26:'cities stats'.J2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ities stats'.A27:'cities stats'.J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2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ities stats'.A28:'cities stats'.J2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ities stats'.A29:'cities stats'.J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ities stats'.A30:'cities stats'.J3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gne 3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ities stats'.A31:'cities stats'.J3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ities stats'.A32:'cities stats'.J3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ities stats'.A33:'cities stats'.J3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7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18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19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2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2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24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25" style:family="chart">
      <style:chart-properties chart:solid-type="cuboid" chart:symbol-type="named-symbol" chart:symbol-name="diamond" chart:symbol-width="0.25cm" chart:symbol-height="0.25cm"/>
      <style:graphic-properties draw:fill-color="#7e0021"/>
    </style:style>
    <style:style style:name="ch26" style:family="chart">
      <style:chart-properties chart:solid-type="cuboid" chart:symbol-type="named-symbol" chart:symbol-name="diamond" chart:symbol-width="0.25cm" chart:symbol-height="0.25cm"/>
      <style:graphic-properties draw:fill-color="#83caff"/>
    </style:style>
    <style:style style:name="ch27" style:family="chart">
      <style:chart-properties chart:solid-type="cuboid" chart:symbol-type="named-symbol" chart:symbol-name="diamond" chart:symbol-width="0.25cm" chart:symbol-height="0.25cm"/>
      <style:graphic-properties draw:fill-color="#314004"/>
    </style:style>
    <style:style style:name="ch28" style:family="chart">
      <style:chart-properties chart:solid-type="cuboid" chart:symbol-type="named-symbol" chart:symbol-name="diamond" chart:symbol-width="0.25cm" chart:symbol-height="0.25cm"/>
      <style:graphic-properties draw:fill-color="#aecf00"/>
    </style:style>
    <style:style style:name="ch29" style:family="chart">
      <style:chart-properties chart:solid-type="cuboid" chart:symbol-type="named-symbol" chart:symbol-name="diamond" chart:symbol-width="0.25cm" chart:symbol-height="0.25cm"/>
      <style:graphic-properties draw:fill-color="#4b1f6f"/>
    </style:style>
    <style:style style:name="ch30" style:family="chart">
      <style:chart-properties chart:solid-type="cuboid" chart:symbol-type="named-symbol" chart:symbol-name="diamond" chart:symbol-width="0.25cm" chart:symbol-height="0.25cm"/>
      <style:graphic-properties draw:fill-color="#ff950e"/>
    </style:style>
    <style:style style:name="ch31" style:family="chart">
      <style:chart-properties chart:solid-type="cuboid" chart:symbol-type="named-symbol" chart:symbol-name="diamond" chart:symbol-width="0.25cm" chart:symbol-height="0.25cm"/>
      <style:graphic-properties draw:fill-color="#c5000b"/>
    </style:style>
    <style:style style:name="ch32" style:family="chart">
      <style:chart-properties chart:solid-type="cuboid" chart:symbol-type="named-symbol" chart:symbol-name="diamond" chart:symbol-width="0.25cm" chart:symbol-height="0.25cm"/>
      <style:graphic-properties draw:fill-color="#0084d1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svg:stroke-color="#b3b3b3" draw:fill-color="#cccccc"/>
    </style:style>
  </office:automatic-styles>
  <office:body>
    <office:chart>
      <chart:chart svg:width="19.215cm" svg:height="10.771cm" xlink:href=".." xlink:type="simple" chart:class="chart:circle" chart:style-name="ch1">
        <chart:plot-area chart:style-name="ch2" table:cell-range-address="'skills stats'.A1:'skills stats'.C601" chart:data-source-has-labels="both" svg:x="0.35cm" svg:y="0.35cm" svg:width="18.515cm" svg:height="10.071cm">
          <chart:coordinate-region svg:x="4.573cm" svg:y="0.351cm" svg:width="10.069cm" svg:height="10.069cm"/>
          <chart:axis chart:dimension="x" chart:name="primary-x" chart:style-name="ch3" chartooo:axis-type="auto">
            <chartooo:date-scale/>
            <chart:categories table:cell-range-address="'skills stats'.A2:'skills stats'.A60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skills stats'.B2:'skills stats'.B601" chart:label-cell-address="'skills stats'.B1:'skills stats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attached-axis="primary-y" chart:style-name="ch20" chart:values-cell-range-address="'skills stats'.C2:'skills stats'.C601" chart:label-cell-address="'skills stats'.C1:'skills stats'.C1" chart:class="chart:circle"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 1</text:p>
                <draw:g>
                  <svg:desc>'skills stats'.B1:'skills stats'.B1</svg:desc>
                </draw:g>
              </table:table-cell>
              <table:table-cell office:value-type="string">
                <text:p>Instance 2</text:p>
                <draw:g>
                  <svg:desc>'skills stats'.C1:'skills stat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kills stats'.A2:'skills stats'.A601</svg:desc>
                </draw:g>
              </table:table-cell>
              <table:table-cell office:value-type="float" office:value="1">
                <text:p>1</text:p>
                <draw:g>
                  <svg:desc>'skills stats'.B2:'skills stats'.B601</svg:desc>
                </draw:g>
              </table:table-cell>
              <table:table-cell office:value-type="float" office:value="0">
                <text:p>0</text:p>
                <draw:g>
                  <svg:desc>'skills stats'.C2:'skills stats'.C6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